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81pt"/>
    </style:style>
    <style:style style:name="co2" style:family="table-column">
      <style:table-column-properties fo:break-before="auto" style:column-width="239.3pt"/>
    </style:style>
    <style:style style:name="co3" style:family="table-column">
      <style:table-column-properties fo:break-before="auto" style:column-width="308.01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3" style:family="table-cell" style:parent-style-name="Default" style:data-style-name="N100">
      <style:table-cell-properties fo:background-color="#fcd4d1"/>
    </style:style>
    <style:style style:name="ce4" style:family="table-cell" style:parent-style-name="Default" style:data-style-name="N100">
      <style:table-cell-properties fo:background-color="#fcd4d1"/>
      <style:text-properties style:font-name="Liberation Sans" style:font-name-asian="Noto Sans CJK SC Regular" style:font-name-complex="Lohit Devanagari"/>
    </style:style>
    <style:style style:name="ce5" style:family="table-cell" style:parent-style-name="Default">
      <style:table-cell-properties fo:background-color="#fcd4d1"/>
    </style:style>
    <style:style style:name="T1"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 style:family="text">
      <style:text-properties fo:color="#ffc000" style:font-name="Times New Roman"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office:value-type="string" calcext:value-type="string">
            <text:p>01t</text:p>
          </table:table-cell>
          <table:table-cell office:value-type="string" calcext:value-type="string">
            <text:p>First steps in understanding</text:p>
          </table:table-cell>
          <table:table-cell office:value-type="string" calcext:value-type="string">
            <text:p>Ցանցի ներսում և ցանցից դուրս</text:p>
          </table:table-cell>
          <table:table-cell table:number-columns-repeated="1021"/>
        </table:table-row>
        <table:table-row table:style-name="ro1">
          <table:table-cell office:value-type="string" calcext:value-type="string">
            <text:p>02t</text:p>
          </table:table-cell>
          <table:table-cell office:value-type="string" calcext:value-type="string">
            <text:p>Freedom&lt;/span&gt; of &lt;span class="black"&gt;Expression online&lt;/span&gt; and &lt;span class="black"&gt;offline</text:p>
          </table:table-cell>
          <table:table-cell office:value-type="string" calcext:value-type="string">
            <text:p>արտահայտվելու ազատության ընկալման առաջին քայլերը</text:p>
          </table:table-cell>
          <table:table-cell table:number-columns-repeated="1021"/>
        </table:table-row>
        <table:table-row table:style-name="ro1">
          <table:table-cell office:value-type="string" calcext:value-type="string">
            <text:p>03t</text:p>
          </table:table-cell>
          <table:table-cell office:value-type="string" calcext:value-type="string">
            <text:p>based on current case law from European Court of Human Rights</text:p>
          </table:table-cell>
          <table:table-cell office:value-type="string" calcext:value-type="string">
            <text:p>ըստ Մարդու իրավունքների եվրոպական դատարանի ընթացիկ նախադեպային իրավունքի</text:p>
          </table:table-cell>
          <table:table-cell table:number-columns-repeated="1021"/>
        </table:table-row>
        <table:table-row table:style-name="ro1">
          <table:table-cell office:value-type="string" calcext:value-type="string">
            <text:p>001</text:p>
          </table:table-cell>
          <table:table-cell office:value-type="string" calcext:value-type="string">
            <text:p>Table of contents</text:p>
          </table:table-cell>
          <table:table-cell office:value-type="string" calcext:value-type="string">
            <text:p>Բովանդակություն</text:p>
          </table:table-cell>
          <table:table-cell table:number-columns-repeated="1021"/>
        </table:table-row>
        <table:table-row table:style-name="ro1">
          <table:table-cell office:value-type="string" calcext:value-type="string">
            <text:p>002</text:p>
          </table:table-cell>
          <table:table-cell office:value-type="string" calcext:value-type="string">
            <text:p>Introduction</text:p>
          </table:table-cell>
          <table:table-cell office:value-type="string" calcext:value-type="string">
            <text:p>Ներածություն</text:p>
          </table:table-cell>
          <table:table-cell table:number-columns-repeated="1021"/>
        </table:table-row>
        <table:table-row table:style-name="ro1">
          <table:table-cell office:value-type="string" calcext:value-type="string">
            <text:p>003</text:p>
          </table:table-cell>
          <table:table-cell office:value-type="string" calcext:value-type="string">
            <text:p>Content Regulation</text:p>
          </table:table-cell>
          <table:table-cell office:value-type="string" calcext:value-type="string">
            <text:p>Բովանդակության կարգավորում</text:p>
          </table:table-cell>
          <table:table-cell table:number-columns-repeated="1021"/>
        </table:table-row>
        <table:table-row table:style-name="ro1">
          <table:table-cell office:value-type="string" calcext:value-type="string">
            <text:p>004</text:p>
          </table:table-cell>
          <table:table-cell office:value-type="string" calcext:value-type="string">
            <text:p>Duties and Responsibilities - online and offline</text:p>
          </table:table-cell>
          <table:table-cell office:value-type="string" calcext:value-type="string">
            <text:p>Պարտականություններ և պատասխանատվություններ՝ առցանց և ցանցից դուրս</text:p>
          </table:table-cell>
          <table:table-cell table:number-columns-repeated="1021"/>
        </table:table-row>
        <table:table-row table:style-name="ro1">
          <table:table-cell office:value-type="string" calcext:value-type="string">
            <text:p>005</text:p>
          </table:table-cell>
          <table:table-cell office:value-type="string" calcext:value-type="string">
            <text:p>Intermediary liability for Internet services</text:p>
          </table:table-cell>
          <table:table-cell office:value-type="string" calcext:value-type="string">
            <text:p>Միջնորդավորված պատասխանատվություն ինտերնետային ծառայությունների համար</text:p>
          </table:table-cell>
          <table:table-cell table:number-columns-repeated="1021"/>
        </table:table-row>
        <table:table-row table:style-name="ro1">
          <table:table-cell office:value-type="string" calcext:value-type="string">
            <text:p>006</text:p>
          </table:table-cell>
          <table:table-cell office:value-type="string" calcext:value-type="string">
            <text:p>The right to information</text:p>
          </table:table-cell>
          <table:table-cell office:value-type="string" calcext:value-type="string">
            <text:p>Տեղեկատվություն ստանալու իրավունք</text:p>
          </table:table-cell>
          <table:table-cell table:number-columns-repeated="1021"/>
        </table:table-row>
        <table:table-row table:style-name="ro1">
          <table:table-cell office:value-type="string" calcext:value-type="string">
            <text:p>007</text:p>
          </table:table-cell>
          <table:table-cell office:value-type="string" calcext:value-type="string">
            <text:p>Internet blocking</text:p>
          </table:table-cell>
          <table:table-cell office:value-type="string" calcext:value-type="string">
            <text:p>Ինտերնետի արգելափակում</text:p>
          </table:table-cell>
          <table:table-cell table:number-columns-repeated="1021"/>
        </table:table-row>
        <table:table-row table:style-name="ro1">
          <table:table-cell office:value-type="string" calcext:value-type="string">
            <text:p>008</text:p>
          </table:table-cell>
          <table:table-cell office:value-type="string" calcext:value-type="string">
            <text:p>Freedom of expression versus privacy</text:p>
          </table:table-cell>
          <table:table-cell office:value-type="string" calcext:value-type="string">
            <text:p>Արտահայտվելու ազատություն և անձնական կյանքի գաղտնիություն</text:p>
          </table:table-cell>
          <table:table-cell table:number-columns-repeated="1021"/>
        </table:table-row>
        <table:table-row table:style-name="ro1">
          <table:table-cell office:value-type="string" calcext:value-type="string">
            <text:p>009</text:p>
          </table:table-cell>
          <table:table-cell office:value-type="string" calcext:value-type="string">
            <text:p>Freedom of expression versus copyright</text:p>
          </table:table-cell>
          <table:table-cell office:value-type="string" calcext:value-type="string">
            <text:p>Արտահայտվելու ազատություն և հեղինակային իրավունք</text:p>
          </table:table-cell>
          <table:table-cell table:number-columns-repeated="1021"/>
        </table:table-row>
        <table:table-row table:style-name="ro1">
          <table:table-cell office:value-type="string" calcext:value-type="string">
            <text:p>010</text:p>
          </table:table-cell>
          <table:table-cell office:value-type="string" calcext:value-type="string">
            <text:p>Other limitations (national security, protection of health or morals, judicial proceedings)</text:p>
          </table:table-cell>
          <table:table-cell office:value-type="string" calcext:value-type="string">
            <text:p>Այլ սահմանափակումներ (ազգային անվտանգություն, առողջության կամ բարոյականության պաշտպանություն, դատական վարույթներ)</text:p>
          </table:table-cell>
          <table:table-cell table:number-columns-repeated="1021"/>
        </table:table-row>
        <table:table-row table:style-name="ro1">
          <table:table-cell office:value-type="string" calcext:value-type="string">
            <text:p>011</text:p>
          </table:table-cell>
          <table:table-cell office:value-type="string" calcext:value-type="string">
            <text:p>Licensing</text:p>
          </table:table-cell>
          <table:table-cell office:value-type="string" calcext:value-type="string">
            <text:p>Լիցենզավորում</text:p>
          </table:table-cell>
          <table:table-cell table:number-columns-repeated="1021"/>
        </table:table-row>
        <table:table-row table:style-name="ro1">
          <table:table-cell office:value-type="string" calcext:value-type="string">
            <text:p>012</text:p>
          </table:table-cell>
          <table:table-cell office:value-type="string" calcext:value-type="string">
            <text:p>Introduction</text:p>
          </table:table-cell>
          <table:table-cell office:value-type="string" calcext:value-type="string">
            <text:p>Ներածություն</text:p>
          </table:table-cell>
          <table:table-cell table:number-columns-repeated="1021"/>
        </table:table-row>
        <table:table-row table:style-name="ro1">
          <table:table-cell office:value-type="string" calcext:value-type="string">
            <text:p>013</text:p>
          </table:table-cell>
          <table:table-cell office:value-type="string" calcext:value-type="string">
            <text:p>Why this brochure on Internet and Freedom of Expression?</text:p>
          </table:table-cell>
          <table:table-cell office:value-type="string" calcext:value-type="string">
            <text:p>Թե ինչու ստեղծվեց ինտերնետի և արտահայտվելու ազատության մասին այս գրքույկը։</text:p>
          </table:table-cell>
          <table:table-cell table:number-columns-repeated="1021"/>
        </table:table-row>
        <table:table-row table:style-name="ro1">
          <table:table-cell office:value-type="string" calcext:value-type="string">
            <text:p>014</text:p>
          </table:table-cell>
          <table:table-cell office:value-type="string" calcext:value-type="string">
            <text:p>The Internet has significantly changed our lives in the past years in many areas, including the way we access and publish information. But most importantly, it has enhanced the exercise of our freedom of expression rights both by allowing access to various sources of information but also by significantly democratizing the open publishing of any kind of information.ts both by allowing access to various sources of information but also by significantly democratizing the open publishing of any kind of information.</text:p>
          </table:table-cell>
          <table:table-cell office:value-type="string" calcext:value-type="string">
            <text:p>Ինտերնետը վերջին տարիներին էապես փոխել է մեր կյանքը տարբեր ոլորտներում, ինչպեսև մեր տեղեկատվություն ստանալու և հրապարակելու ձևերը։ Բայց ամենակարևորն այն է, որ ինտերնետն ընդլայնել է արտահայտվելու մեր իրավունքների իրականացման շրջանակը՝ թե՛ հասանելի դարձնելով տեղեկատվության ամենատարբեր աղբյուրներ, և թե՛ էապես ժողովրդավարեցնելով ցանկացած տեսակի տեղեկատվության բաց հրապարակումը։</text:p>
          </table:table-cell>
          <table:table-cell table:number-columns-repeated="1021"/>
        </table:table-row>
        <table:table-row table:style-name="ro1">
          <table:table-cell office:value-type="string" calcext:value-type="string">
            <text:p>015</text:p>
          </table:table-cell>
          <table:table-cell office:value-type="string" calcext:value-type="string">
            <text:p>“In the light of its accessibility and its capacity to store and communicate vast amounts of information, the Internet plays an important role in enhancing the public’s access to news and facilitating the dissemination of information in general.”</text:p>
          </table:table-cell>
          <table:table-cell office:value-type="string" calcext:value-type="string">
            <text:p>«Իր հասանելիության և տեղեկատվության լայն ծավալներ պահելու ու հաղորդելու կարողության լույսի ներքո ինտերնետը կարևոր դեր է խաղում նորությունները հանրության համար մատչելի դարձնելու և ընդհանրապես տեղեկատվության տարածումը խթանելու առումով»։</text:p>
          </table:table-cell>
          <table:table-cell table:number-columns-repeated="1021"/>
        </table:table-row>
        <table:table-row table:style-name="ro1">
          <table:table-cell office:value-type="string" calcext:value-type="string">
            <text:p>016</text:p>
          </table:table-cell>
          <table:table-cell office:value-type="string" calcext:value-type="string">
            <text:p>Times Newspapers Ltd v. the United Kingdom (nos. 1 and 2), ECtHR, 2009</text:p>
          </table:table-cell>
          <table:table-cell office:value-type="string" calcext:value-type="string">
            <text:p>Թայմս օրաթերթ ՍՊԸ-ն ընդդեմ Միացյալ Թագավորության (թիվ 1 և 2), ՄԻԵԴ, 2009թ.</text:p>
          </table:table-cell>
          <table:table-cell table:number-columns-repeated="1021"/>
        </table:table-row>
        <table:table-row table:style-name="ro1">
          <table:table-cell table:style-name="ce3" office:value-type="string" calcext:value-type="string">
            <text:p>016-01</text:p>
          </table:table-cell>
          <table:table-cell table:style-name="ce5" office:value-type="string" calcext:value-type="string">
            <text:p>Times Newspapers Limited v. UK (nos 1 and 2), Applications no. 3002/03 and 23676/03, Judgment 10 March 2009</text:p>
          </table:table-cell>
          <table:table-cell table:style-name="ce5" table:number-columns-repeated="1022"/>
        </table:table-row>
        <table:table-row table:style-name="ro1">
          <table:table-cell table:style-name="ce3" office:value-type="string" calcext:value-type="string">
            <text:p>016-02</text:p>
          </table:table-cell>
          <table:table-cell table:style-name="ce5" office:value-type="string" calcext:value-type="string">
            <text:p>European Court of Human Rights ruled that there had been no disproportionate interference with the freedom of the press under Article 10 of the European Convention on Human Rights when a newspaper was ordered by the courts to publish a notice to its Internet archives announcing that two articles were subject to libel litigation and were not to be reproduced or relied on without reference to its legal department.</text:p>
          </table:table-cell>
          <table:table-cell table:style-name="ce5" table:number-columns-repeated="1022"/>
        </table:table-row>
        <table:table-row table:style-name="ro2">
          <table:table-cell office:value-type="string" calcext:value-type="string">
            <text:p>017</text:p>
          </table:table-cell>
          <table:table-cell office:value-type="string" calcext:value-type="string">
            <text:p>Consequently, this has turned the freedom of expression – especially in the online environment – in a subject that concerns us all. Not just the journalists or the NGOs dealing with freedom of expression.</text:p>
          </table:table-cell>
          <table:table-cell office:value-type="string" calcext:value-type="string">
            <text:p>Արդյունքում արտահայտվելու ազատությունը, հատկապես առցանց միջավայրում, դարձել է մի թեմա, որը վերաբերում է <text:span text:style-name="T1">բոլորիս։ Ոչ թե միայն լրագրողներին կամ ՀԿ-ներին, որոնք առնչվում են արտահայտվելու ազատությանը։</text:span></text:p>
          </table:table-cell>
          <table:table-cell table:number-columns-repeated="1021"/>
        </table:table-row>
        <table:table-row table:style-name="ro1">
          <table:table-cell office:value-type="string" calcext:value-type="string">
            <text:p>018</text:p>
          </table:table-cell>
          <table:table-cell office:value-type="string" calcext:value-type="string">
            <text:p>“User-generated expressive activity on the Internet provides an unprecedented platform for the exercise of freedom of expression.”</text:p>
          </table:table-cell>
          <table:table-cell office:value-type="string" calcext:value-type="string">
            <text:p>«Oգտատերերի կողմից ինտերնետում արտահայտչական գործունեության ծավալումը արտահայտվելու ազատության աննախադեպ հնարավորություն է ստեղծում»։</text:p>
          </table:table-cell>
          <table:table-cell table:number-columns-repeated="1021"/>
        </table:table-row>
        <table:table-row table:style-name="ro1">
          <table:table-cell office:value-type="string" calcext:value-type="string">
            <text:p>019</text:p>
          </table:table-cell>
          <table:table-cell office:value-type="string" calcext:value-type="string">
            <text:p>Delfi AS v. Estonia 2015 [Grand Chamber], ECtHR, 2015</text:p>
          </table:table-cell>
          <table:table-cell office:value-type="string" calcext:value-type="string">
            <text:p>Delfi AS-ն ընդդեմ Էստոնիայի (ՄՊ), ՄԻԵԴ, 2015թ.</text:p>
          </table:table-cell>
          <table:table-cell table:number-columns-repeated="1021"/>
        </table:table-row>
        <table:table-row table:style-name="ro1">
          <table:table-cell table:style-name="ce3" office:value-type="string" calcext:value-type="string">
            <text:p>019-01</text:p>
          </table:table-cell>
          <table:table-cell table:style-name="ce5" office:value-type="string" calcext:value-type="string">
            <text:p>Delfi AS v. Estonia (Grand Chamber), Application no. 64569/09, Judgment 16 June 2015</text:p>
          </table:table-cell>
          <table:table-cell table:style-name="ce5" table:number-columns-repeated="1022"/>
        </table:table-row>
        <table:table-row table:style-name="ro1">
          <table:table-cell table:style-name="ce3" office:value-type="string" calcext:value-type="string">
            <text:p>019-02</text:p>
          </table:table-cell>
          <table:table-cell table:style-name="ce5" office:value-type="string" calcext:value-type="string">
            <text:p>The applicant company owned one of the largest Internet news portals in Estonia. In 2006, following the publication of an article on the portal concerning a ferry company, a number of comments containing personal threats and offensive language directed against the ferry-company owner were posted under the article. Delfi AS removed the offending comments, at the request of the lawyers of the owner of the ferry-company, some six weeks after they were published. Defamation proceedings were instituted against the applicant company, which was ultimately ordered to pay EUR 320 in damages. <text:s/>Acknowledging the “important benefits that could be derived from the Internet in the exercise of freedom of expression”, the Court reiterated that there was no violation of Article 10 and “liability for defamatory or other types of unlawful speech must, in principle, be retained and constitute an effective remedy for violations of personality rights”.</text:p>
          </table:table-cell>
          <table:table-cell table:style-name="ce5" table:number-columns-repeated="1022"/>
        </table:table-row>
        <table:table-row table:style-name="ro1">
          <table:table-cell office:value-type="string" calcext:value-type="string">
            <text:p>020</text:p>
          </table:table-cell>
          <table:table-cell office:value-type="string" calcext:value-type="string">
            <text:p>Also it has become essential that the information explaining the basic concepts around freedom of expression and the relevant court’s jurisprudence are simplified and explained to a large audience that could be interested in the subject.</text:p>
          </table:table-cell>
          <table:table-cell office:value-type="string" calcext:value-type="string">
            <text:p>Նաև կարևոր է դարձել, որ արտահայտվելու ազատության հիմունքները բացատրող տեղեկատվությունը և դատարանի համապատասխան իրավագիտությունը պարզեցվեն և բացատրվեն ընդարձակ լսարանի, որը կարող է հետաքրքրված լինել այդ թեմայով։</text:p>
          </table:table-cell>
          <table:table-cell table:number-columns-repeated="1021"/>
        </table:table-row>
        <table:table-row table:style-name="ro1">
          <table:table-cell office:value-type="string" calcext:value-type="string">
            <text:p>021</text:p>
          </table:table-cell>
          <table:table-cell office:value-type="string" calcext:value-type="string">
            <text:p>“the function of bloggers and popular users of the social media may be also assimilated to that of “public watchdogs” in so far as the protection afforded by Article 10 is concerned.”</text:p>
          </table:table-cell>
          <table:table-cell office:value-type="string" calcext:value-type="string">
            <text:p>«բլոգերների և հայտնի օգտատերերի գործառույթը սոցիալական մեդիայում նույնպես կարելի է նմանեցնել «հանրային դիտորդական խմբերի» գործառույթին այնքանով, որքանով այն վերաբերում է 10-րդ հոդվածով նախատեսված պաշտպանությանը»։</text:p>
          </table:table-cell>
          <table:table-cell table:number-columns-repeated="1021"/>
        </table:table-row>
        <table:table-row table:style-name="ro1">
          <table:table-cell office:value-type="string" calcext:value-type="string">
            <text:p>022</text:p>
          </table:table-cell>
          <table:table-cell office:value-type="string" calcext:value-type="string">
            <text:p>Case Magyar Helsinki Bizottság v. Hungary [Grand Chamber], ECtHR, 2016</text:p>
          </table:table-cell>
          <table:table-cell office:value-type="string" calcext:value-type="string">
            <text:p>«բլոգերների և հայտնի օգտատերերի գործառույթը սոցիալական մեդիայում նույնպես կարելի է նմանեցնել «հանրային դիտորդական խմբերի» գործառույթին այնքանով, որքանով այն վերաբերում է 10-րդ հոդվածով նախատեսված պաշտպանությանը»։</text:p>
          </table:table-cell>
          <table:table-cell table:number-columns-repeated="1021"/>
        </table:table-row>
        <table:table-row table:style-name="ro1">
          <table:table-cell table:style-name="ce3" office:value-type="string" calcext:value-type="string">
            <text:p>022-01</text:p>
          </table:table-cell>
          <table:table-cell table:style-name="ce5" office:value-type="string" calcext:value-type="string">
            <text:p>Magyar Helsinki Bizottság v. Hungary, Application no. 18030/11, Judgment 8 November 2016</text:p>
          </table:table-cell>
          <table:table-cell table:style-name="ce5" table:number-columns-repeated="1022"/>
        </table:table-row>
        <table:table-row table:style-name="ro1">
          <table:table-cell table:style-name="ce3" office:value-type="string" calcext:value-type="string">
            <text:p>022-02</text:p>
          </table:table-cell>
          <table:table-cell table:style-name="ce5" office:value-type="string" calcext:value-type="string">
            <text:p>The case originated in an application lodged with the Court by the Hungarian Helsinki Committee after being denied by the national authorities access to information about the ex officio defense counsels appointed by two police stations. The Court found that there has been a violation of the right to freedom of expression of the applicant NGO, and has articulated the four threshold criteria for assessing whether a denial of access to State-held information engages Article 10 of the Convention.</text:p>
          </table:table-cell>
          <table:table-cell table:style-name="ce5" table:number-columns-repeated="1022"/>
        </table:table-row>
        <table:table-row table:style-name="ro1">
          <table:table-cell office:value-type="string" calcext:value-type="string">
            <text:p>023</text:p>
          </table:table-cell>
          <table:table-cell office:value-type="string" calcext:value-type="string">
            <text:p>While many books and legal studies for judges or other legal practitioners have been published on the subject matter, we believe there is now even greater need to simplify and explain the fundamentals of freedom of expression, especially as applied to the digital world. All this is presented through the lens of the current jurisprudence of the European Court of Human Rights (ECtHR), that should be the main reference point for all European Internet users.</text:p>
          </table:table-cell>
          <table:table-cell office:value-type="string" calcext:value-type="string">
            <text:p>Թեև նշված թեմայի շուրջ շատ գրքեր և իրավաբանական ուսումնասիրություններ են հրապարակվել դատավորների կամ իրավաբանության ոլորտի այլ մասնագետների համար, մենք կարծում ենք որ այժմ արտահայտվելու ազատությունը պարզեցնելու և բացատրելու շատ ավելի մեծ անհրաժեշտություն կա, հատկապես թվային աշխարհում դրա կիրառման առումով։ Այս ամենը ներկայացված է Մարդու իրավունքների եվրոպական դատարանի (ՄԻԵԴ) ընթացիկ իրավագիտության միջոցով, որը պետք է լինի վկայակոչման հիմնական կետը Եվրոպայի բոլոր ինտերնետ օգտատերերի համար։ </text:p>
          </table:table-cell>
          <table:table-cell table:number-columns-repeated="1021"/>
        </table:table-row>
        <table:table-row table:style-name="ro1">
          <table:table-cell office:value-type="string" calcext:value-type="string">
            <text:p>024</text:p>
          </table:table-cell>
          <table:table-cell office:value-type="string" calcext:value-type="string">
            <text:p>The idea of this brochure emerged also as a result of a few personal experiences in dealing with freedom of expression in the past years:</text:p>
          </table:table-cell>
          <table:table-cell office:value-type="string" calcext:value-type="string">
            <text:p>Այս գրքույկը ստեղծելու գաղափարը նաև ի հայտ եկավ անցյալ տարիներին արտահայտվելու ազատության ոլորտում անձնական փորձի մի շարք դրվագների արդյունքում։</text:p>
          </table:table-cell>
          <table:table-cell table:number-columns-repeated="1021"/>
        </table:table-row>
        <table:table-row table:style-name="ro1">
          <table:table-cell office:value-type="string" calcext:value-type="string">
            <text:p>025</text:p>
          </table:table-cell>
          <table:table-cell office:value-type="string" calcext:value-type="string">
            <text:p>First, the subject seems to be interesting not only for professional journalists, but also for various other kinds of Internet users who have very diverse educational backgrounds, and, in general, not too much legal knowledge. Nevertheless, they all engage in communicating information on the Internet and sometimes claim the breach of their freedom of expression rights.</text:p>
          </table:table-cell>
          <table:table-cell office:value-type="string" calcext:value-type="string">
            <text:p>Առաջինը, այս թեման կարծես թե հետաքրքիր է ոչ միայն պրոֆեսիոնալ լրագրողների, այլև ինտերնետի տարբեր <text:s/>օգտատերերի համար, ովքեր ունեն խիստ բազմազան կրթություն և ընդհանուր առմամբ ոչ այնքան շատ իրավական գիտելիքներ։ Այնուամենայնիվ, նրանք բոլորը ներգրավվում են ինտերնետում տեղեկությունների հաղորդման մեջ և երբեմն պնդում են, թե խախտվել է իրենց արտահայտվելու ազատության իրավունքը։</text:p>
          </table:table-cell>
          <table:table-cell table:number-columns-repeated="1021"/>
        </table:table-row>
        <table:table-row table:style-name="ro1">
          <table:table-cell office:value-type="string" calcext:value-type="string">
            <text:p>026</text:p>
          </table:table-cell>
          <table:table-cell office:value-type="string" calcext:value-type="string">
            <text:p>Secondly, the policy decision making process surrounding freedom of expression often seems to be hasty, without enough time being allowed for lengthy public debates or for the use of detailed or comprehensive reports, as basis for the decisions. This is especially true for certain countries in South and Eastern Europe. Therefore excerpts of ECtHR arguments and conclusions can be widely accepted points of reference and, as a consequence, a useful advocacy tool in a debate.</text:p>
          </table:table-cell>
          <table:table-cell office:value-type="string" calcext:value-type="string">
            <text:p>Երկրորդը, արտահայտվելու ազատության հետ կապված քաղաքական որոշումների կայացման ընթացքը հաճախ թվում է հապճեպ՝ առանց բավարար ժամանակ տրամադրելու երկարատև հանրային քննարկումների կազմակերպման կամ մանրամասն ու համապարփակ զեկույցների համար, որոնք հիմք կծառայեն նշված որոշումների համար։ Սա հատկանշական է հատկապես Հարավային և Արևելյան Եվրոպայի որոշ երկրների համար։ Ուստի ՄԻԵԴ-ի պնդումների և եզրահանգումների քաղվածքները կարող են լայնորեն ընդունելի վկայակոչվող կետեր լինել և արդյունքում որևէ բանավեճում ծառայել որպես շահերի պաշտպանության օգտակար գործիքներ։</text:p>
          </table:table-cell>
          <table:table-cell table:number-columns-repeated="1021"/>
        </table:table-row>
        <table:table-row table:style-name="ro1">
          <table:table-cell office:value-type="string" calcext:value-type="string">
            <text:p>027</text:p>
          </table:table-cell>
          <table:table-cell office:value-type="string" calcext:value-type="string">
            <text:p>Thirdly, in front on the information flow available today many users are looking for easy to understand, distilled information in order to shape their opinion (and not for blocks of legalese text that could look far away or from another century).</text:p>
          </table:table-cell>
          <table:table-cell office:value-type="string" calcext:value-type="string">
            <text:p>Երրորդը, այսօր հասանելի տեղեկատվական հոսքում շատ օգտատերեր փնտրում են դյուրըմբռնելի և զտված տեղեկություններ՝ կարծիք կազմելու համար (այլ ոչ իրավական տեքստերի կտորներ, որոնք կարող են շատ հեռու գնալ կամ լինել մեկ այլ դարից)։ </text:p>
          </table:table-cell>
          <table:table-cell table:number-columns-repeated="1021"/>
        </table:table-row>
        <table:table-row table:style-name="ro1">
          <table:table-cell office:value-type="string" calcext:value-type="string">
            <text:p>028</text:p>
          </table:table-cell>
          <table:table-cell office:value-type="string" calcext:value-type="string">
            <text:p>But we believe most of the decisions and arguments for freedom of expression in the ECtHR jurisprudence are easily understandable for a wider audience, if presented properly.</text:p>
          </table:table-cell>
          <table:table-cell office:value-type="string" calcext:value-type="string">
            <text:p>Բայց մենք կարծում ենք, որ արտահայտվելու ազատության վերաբերյալ որոշումների կամ պնդումների մեծ մասը ՄԻԵԴ-ի իրավագիտությունում դյուրըմբռնելի են առավել լայն լսարանի համար, եթե դրանք ճիշտ են ներկայացվում։</text:p>
          </table:table-cell>
          <table:table-cell table:number-columns-repeated="1021"/>
        </table:table-row>
        <table:table-row table:style-name="ro1">
          <table:table-cell office:value-type="string" calcext:value-type="string">
            <text:p>029</text:p>
          </table:table-cell>
          <table:table-cell office:value-type="string" calcext:value-type="string">
            <text:p>“Article 10 of the Convention guarantees freedom of expression to “everyone”. No distinction is made in it according to whether the aim pursued is profit-making or not.”</text:p>
          </table:table-cell>
          <table:table-cell office:value-type="string" calcext:value-type="string">
            <text:p>«Կոնվենցիայի 10-րդ հոդվածը արտահայտվելու ազատություն է երաշխավորում «յուրաքանչյուրին»։ Ոչ մի տարբերակում չի կատարվում կապված այն բանի հետ, թե արդյոք հետամտվող նպատակը շահույթ ստանալն է, թե ոչ»։</text:p>
          </table:table-cell>
          <table:table-cell table:number-columns-repeated="1021"/>
        </table:table-row>
        <table:table-row table:style-name="ro1">
          <table:table-cell office:value-type="string" calcext:value-type="string">
            <text:p>030</text:p>
          </table:table-cell>
          <table:table-cell office:value-type="string" calcext:value-type="string">
            <text:p>Neij and Sunde Kolmisoppi v. Sweden, ECtHR, 2013</text:p>
          </table:table-cell>
          <table:table-cell office:value-type="string" calcext:value-type="string">
            <text:p>Neij և Sunde Kolmisoppi-ներն ընդդեմ Շվեդիայի, ՄԻԵԴ, 2013թ.</text:p>
          </table:table-cell>
          <table:table-cell table:number-columns-repeated="1021"/>
        </table:table-row>
        <table:table-row table:style-name="ro1">
          <table:table-cell table:style-name="ce3" office:value-type="string" calcext:value-type="string">
            <text:p>030-01</text:p>
          </table:table-cell>
          <table:table-cell table:style-name="ce5" office:value-type="string" calcext:value-type="string">
            <text:p>Neij and Sunde Kolmisoppi v. Sweden, application no. 40397/12, Decision 19 February 2013</text:p>
          </table:table-cell>
          <table:table-cell table:style-name="ce5" table:number-columns-repeated="1022"/>
        </table:table-row>
        <table:table-row table:style-name="ro1">
          <table:table-cell table:style-name="ce3" office:value-type="string" calcext:value-type="string">
            <text:p>030-02</text:p>
          </table:table-cell>
          <table:table-cell table:style-name="ce5" office:value-type="string" calcext:value-type="string">
            <text:p>This case concerned the complaint by two of the co-founders of “The Pirate Bay”, one of the world’s largest websites for sharing torrent files, that their conviction for complicity to commit crimes in violation of the Copyright Act had breached their freedom of expression.</text:p>
          </table:table-cell>
          <table:table-cell table:style-name="ce5" table:number-columns-repeated="1022"/>
        </table:table-row>
        <table:table-row table:style-name="ro1">
          <table:table-cell table:style-name="ce3" office:value-type="string" calcext:value-type="string">
            <text:p>030-03</text:p>
          </table:table-cell>
          <table:table-cell table:style-name="ce5" office:value-type="string" calcext:value-type="string">
            <text:p>The Court declared the application inadmissible as being manifestly ill-founded. It held that sharing, or allowing others to share, files of this kind on the Internet, even copyright-protected material and for profit-making purposes, was covered by the right to “receive and impart information” under Article 10 (freedom of expression) of the Convention. However, it considered that the domestic courts had rightly balanced the competing interests at stake – i.e. the right of the applicants to receive and impart information and the necessity to protect copyright – when convicting the applicants.</text:p>
          </table:table-cell>
          <table:table-cell table:style-name="ce5" table:number-columns-repeated="1022"/>
        </table:table-row>
        <table:table-row table:style-name="ro1">
          <table:table-cell office:value-type="string" calcext:value-type="string">
            <text:p>031</text:p>
          </table:table-cell>
          <table:table-cell office:value-type="string" calcext:value-type="string">
            <text:p>Freedom of expression. Where do we start from?</text:p>
          </table:table-cell>
          <table:table-cell office:value-type="string" calcext:value-type="string">
            <text:p>Արտահայտվելու ազատություն։ Որտեղի՞ց սկսել։</text:p>
          </table:table-cell>
          <table:table-cell table:number-columns-repeated="1021"/>
        </table:table-row>
        <table:table-row table:style-name="ro1">
          <table:table-cell office:value-type="string" calcext:value-type="string">
            <text:p>032</text:p>
          </table:table-cell>
          <table:table-cell office:value-type="string" calcext:value-type="string">
            <text:p>Freedom of expression is a widely used, many times abused, and yet insufficiently understood fundamental right.</text:p>
          </table:table-cell>
          <table:table-cell office:value-type="string" calcext:value-type="string">
            <text:p>Արտահայտվելու ազատությունը լայնորեն օգտագործվող, բազմիցս ոտնահարվող և դեռևս ոչ բավարար ընկալվող հիմնարար իրավունք է։</text:p>
          </table:table-cell>
          <table:table-cell table:number-columns-repeated="1021"/>
        </table:table-row>
        <table:table-row table:style-name="ro1">
          <table:table-cell office:value-type="string" calcext:value-type="string">
            <text:p>033</text:p>
          </table:table-cell>
          <table:table-cell office:value-type="string" calcext:value-type="string">
            <text:p>When we don’t like what someone else says, we want them silenced and admonished.</text:p>
          </table:table-cell>
          <table:table-cell office:value-type="string" calcext:value-type="string">
            <text:p>Երբ մեզ դուր չի գալիս, թե ինչ է ասում մեկ ուրիշը, մենք ցանկանում են նրան լռեցնել և խրատել (զգուշացնել)։</text:p>
          </table:table-cell>
          <table:table-cell table:number-columns-repeated="1021"/>
        </table:table-row>
        <table:table-row table:style-name="ro1">
          <table:table-cell office:value-type="string" calcext:value-type="string">
            <text:p>034</text:p>
          </table:table-cell>
          <table:table-cell office:value-type="string" calcext:value-type="string">
            <text:p>When we want to say something, ostensibly under the same lines as the speech we disagree with, we think we are entitled to freely do so.</text:p>
          </table:table-cell>
          <table:table-cell office:value-type="string" calcext:value-type="string">
            <text:p>Երբ մենք ուզում ենք ինչ-որ բան ասել, ակնհայտորեն նույն թեմայի շուրջ, ինչ որ այն խոսքը, որի հետ համաձայն չենք, մենք կարծում ենք, որ իրավունք ունենք ազատորեն այդ անելու։</text:p>
          </table:table-cell>
          <table:table-cell table:number-columns-repeated="1021"/>
        </table:table-row>
        <table:table-row table:style-name="ro1">
          <table:table-cell office:value-type="string" calcext:value-type="string">
            <text:p>035</text:p>
          </table:table-cell>
          <table:table-cell office:value-type="string" calcext:value-type="string">
            <text:p>But why do we have a fundamental right to freedom of expression, what is it useful for and why and when and how shall this right be limited, we rarely consider.</text:p>
          </table:table-cell>
          <table:table-cell office:value-type="string" calcext:value-type="string">
            <text:p>Բայց թե ինչո՞ւ մենք ունենք արտահայտվելու հիմնարար ազատություն, ինչու՞ է այն օգտակար և ե՞րբ ու ինչպե՞ս պետք է սահմանափակվի այս իրավունքը, մենք հազվադեպ ենք քննարկում։ </text:p>
          </table:table-cell>
          <table:table-cell table:number-columns-repeated="1021"/>
        </table:table-row>
        <table:table-row table:style-name="ro1">
          <table:table-cell office:value-type="string" calcext:value-type="string">
            <text:p>036</text:p>
          </table:table-cell>
          <table:table-cell office:value-type="string" calcext:value-type="string">
            <text:p>Freedom of expression &lt;cite&gt;is applicable not only to "information" or "ideas" that are favourably received or regarded as inoffensive or as a matter of indifference, but also to those that offend, shock or disturb. Such are the demands of pluralism, tolerance and broadmindedness without which there is no “democratic society"</text:p>
          </table:table-cell>
          <table:table-cell office:value-type="string" calcext:value-type="string">
            <text:p>Արտահայտվելու ազատության իրավունքը «վերաբերում է ոչ միայն «տեղեկություններին» կամ «գաղափարներին», որոնք բարեհաճորեն ընդունվում են կամ համարվում են ոչ վիրավորական կամ անտարբերությամբ են ընդունվում, այլև նրանց, որոնք վիրավորում են, ցնցում կամ անհանգստություն պատճառում։ Այդպիսին են բազմակարծության, հանդուրժողականության և լայնախոհության պահանջները, առանց որոնց չկա «ժողովրդավարական հասարակություն»։ </text:p>
          </table:table-cell>
          <table:table-cell table:number-columns-repeated="1021"/>
        </table:table-row>
        <table:table-row table:style-name="ro1">
          <table:table-cell office:value-type="string" calcext:value-type="string">
            <text:p>037</text:p>
          </table:table-cell>
          <table:table-cell office:value-type="string" calcext:value-type="string">
            <text:p>Axel Springer v. Germany [Grand Chamber], ECtHR, 2012</text:p>
          </table:table-cell>
          <table:table-cell office:value-type="string" calcext:value-type="string">
            <text:p>Axel Springer-ն ընդդեմ Գերմանիայի (ՄՊ), ՄԻԵԴ, 2012թ.</text:p>
          </table:table-cell>
          <table:table-cell table:number-columns-repeated="1021"/>
        </table:table-row>
        <table:table-row table:style-name="ro1">
          <table:table-cell office:value-type="string" calcext:value-type="string">
            <text:p>037-01</text:p>
          </table:table-cell>
          <table:table-cell office:value-type="string" calcext:value-type="string">
            <text:p>Axel Springer v. Germany [Grand Chamber], Application no. 48311/10, Judgment 7 February 2012</text:p>
          </table:table-cell>
          <table:table-cell table:number-columns-repeated="1022"/>
        </table:table-row>
        <table:table-row table:style-name="ro1">
          <table:table-cell office:value-type="string" calcext:value-type="string">
            <text:p>037-02</text:p>
          </table:table-cell>
          <table:table-cell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number-columns-repeated="1022"/>
        </table:table-row>
        <table:table-row table:style-name="ro1">
          <table:table-cell office:value-type="string" calcext:value-type="string">
            <text:p>037-03</text:p>
          </table:table-cell>
          <table:table-cell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number-columns-repeated="1022"/>
        </table:table-row>
        <table:table-row table:style-name="ro1">
          <table:table-cell office:value-type="string" calcext:value-type="string">
            <text:p>038</text:p>
          </table:table-cell>
          <table:table-cell office:value-type="string" calcext:value-type="string">
            <text:p>There is no agreed line of thinking answering to the above statements. The good news is that there are plenty of political philosophy thinkers, legal documents and court decisions that give us some guidance. And the even better news is that since the legal and juridical implementation of this right in various contexts is always dynamic, anyone could have a say and influence the way policy is implemented. To do so, we need to better understand the basic fundamentals of this right.</text:p>
          </table:table-cell>
          <table:table-cell office:value-type="string" calcext:value-type="string">
            <text:p>Վերոնշյալ ձևակերպումներին ի պատասխան մտածողության փոխհամաձայնեցված որևէ ուղղություն չկա։ Լավն այն է, որ կան բազմաթիվ քաղաքական փիլիսոփաներ, իրավական փաստաթղթեր և դատական վճիռներ, որոնք ուղղորդում են մեզ։ Եվ նույնիսկ ավելի լավ նորություն է այն, որ քանի որ այս իրավունքի իրավական և դատական կիրառումը տարբեր համատեքստերում միշտ դինամիկ է, յուրաքանչյուրը կարող է ասելիք և ազդեցություն ունենալ այն ուղու վրա, որով կիրառվում է քաղաքականությունը։ Այդ անելու համար մեզ անհրաժեշտ է ավելի լավ հասկանալ այս իրավունքի հիմունքները։</text:p>
          </table:table-cell>
          <table:table-cell table:number-columns-repeated="1021"/>
        </table:table-row>
        <table:table-row table:style-name="ro2">
          <table:table-cell office:value-type="string" calcext:value-type="string">
            <text:p>039</text:p>
          </table:table-cell>
          <table:table-cell office:value-type="string" calcext:value-type="string">
            <text:p>A summary of some of the key concepts behind the right to freedom of expression is listed below.</text:p>
          </table:table-cell>
          <table:table-cell office:value-type="string" calcext:value-type="string">
            <text:p>Ստորև ամփոփված են արտահայտվելու ազատության իրավունքի խորքում ընկած <text:span text:style-name="T2">մի շարք առանցքային հասկացությունները։</text:span></text:p>
          </table:table-cell>
          <table:table-cell table:number-columns-repeated="1021"/>
        </table:table-row>
        <table:table-row table:style-name="ro1">
          <table:table-cell office:value-type="string" calcext:value-type="string">
            <text:p>040</text:p>
          </table:table-cell>
          <table:table-cell office:value-type="string" calcext:value-type="string">
            <text:p>&lt;i&gt;What&lt;/i&gt; is freedom of expression?</text:p>
          </table:table-cell>
          <table:table-cell office:value-type="string" calcext:value-type="string">
            <text:p>Ի՞նչ է արտահայտվելու ազատությունը։</text:p>
          </table:table-cell>
          <table:table-cell table:number-columns-repeated="1021"/>
        </table:table-row>
        <table:table-row table:style-name="ro1">
          <table:table-cell office:value-type="string" calcext:value-type="string">
            <text:p>041</text:p>
          </table:table-cell>
          <table:table-cell office:value-type="string" calcext:value-type="string">
            <text:p>“​Freedom of expression constitutes one of the essential foundations of a democratic society and one of the basic conditions for its progress and for each individual’s self-fulfilment.”</text:p>
          </table:table-cell>
          <table:table-cell office:value-type="string" calcext:value-type="string">
            <text:p>«Արտահայտվելու ազատությունը ժողովրդավարական հասարակության էական հիմքերից մեկն է, և նրա առաջընթացի ու յուրաքանչյուր անհատի կայացման հիմնական պայմաններից մեկը»։</text:p>
          </table:table-cell>
          <table:table-cell table:number-columns-repeated="1021"/>
        </table:table-row>
        <table:table-row table:style-name="ro1">
          <table:table-cell office:value-type="string" calcext:value-type="string">
            <text:p>042</text:p>
          </table:table-cell>
          <table:table-cell office:value-type="string" calcext:value-type="string">
            <text:p>Axel Springer v. Germany [Grand Chamber], ECtHR, 2012</text:p>
          </table:table-cell>
          <table:table-cell office:value-type="string" calcext:value-type="string">
            <text:p>Axel Springer-ն ընդդեմ Գերմանիայի (ՄՊ), ՄԻԵԴ, 2012թ.</text:p>
          </table:table-cell>
          <table:table-cell table:number-columns-repeated="1021"/>
        </table:table-row>
        <table:table-row table:style-name="ro1">
          <table:table-cell table:style-name="ce3" office:value-type="string" calcext:value-type="string">
            <text:p>042-01</text:p>
          </table:table-cell>
          <table:table-cell table:style-name="ce5" office:value-type="string" calcext:value-type="string">
            <text:p>Axel Springer v. Germany [Grand Chamber], Application no. 48311/10, Judgment 7 February 2012</text:p>
          </table:table-cell>
          <table:table-cell table:style-name="ce5" table:number-columns-repeated="1022"/>
        </table:table-row>
        <table:table-row table:style-name="ro1">
          <table:table-cell table:style-name="ce3" office:value-type="string" calcext:value-type="string">
            <text:p>042-02</text:p>
          </table:table-cell>
          <table:table-cell table:style-name="ce5" office:value-type="string" calcext:value-type="string">
            <text:p>The applicant company is the publisher of a national daily newspaper with a large-circulation which published in September 2004 a front-page article about the star of a popular television series who had been arrested at the Munich beer festival for possession of cocaine. The article was supplemented by a more detailed article on another page. Immediately after that article appeared, the actor obtained an injunction restraining any further publication of the article. The applicant company complained about the injunction imposed on it against reporting on the arrest and conviction of the actor in question.</text:p>
          </table:table-cell>
          <table:table-cell table:style-name="ce5" table:number-columns-repeated="1022"/>
        </table:table-row>
        <table:table-row table:style-name="ro1">
          <table:table-cell table:style-name="ce4" office:value-type="string" calcext:value-type="string">
            <text:p>042-03</text:p>
          </table:table-cell>
          <table:table-cell table:style-name="ce5" office:value-type="string" calcext:value-type="string">
            <text:p>The Court held that there had been a violation of Article 10 (freedom of expression) of the Convention, finding that the restrictions imposed on the applicant company had not been reasonably proportionate to the legitimate aim of protecting the reputation or rights of others.</text:p>
          </table:table-cell>
          <table:table-cell table:style-name="ce5" table:number-columns-repeated="1022"/>
        </table:table-row>
        <table:table-row table:style-name="ro1">
          <table:table-cell office:value-type="string" calcext:value-type="string">
            <text:p>043</text:p>
          </table:table-cell>
          <table:table-cell office:value-type="string" calcext:value-type="string">
            <text:p>It is an important instrument of freedom of conscience</text:p>
          </table:table-cell>
          <table:table-cell office:value-type="string" calcext:value-type="string">
            <text:p>Այն խղճի ազատության կարևոր գործիք է</text:p>
          </table:table-cell>
          <table:table-cell table:number-columns-repeated="1021"/>
        </table:table-row>
        <table:table-row table:style-name="ro1">
          <table:table-cell office:value-type="string" calcext:value-type="string">
            <text:p>044</text:p>
          </table:table-cell>
          <table:table-cell office:value-type="string" calcext:value-type="string">
            <text:p>It allows for conscient choices based on adherence to certain values, and therefore grants individual autonomy and defines each person’s identity</text:p>
          </table:table-cell>
          <table:table-cell office:value-type="string" calcext:value-type="string">
            <text:p>Այն թույլ է տալիս կատարել գիտակցված ընտրություն` հավատարիմ մնալով որոշակի արժեքների, ուստի անհատին ինքնուրույնություն է շնորհում և սահմանում է յուրաքանչյուր անձի ինքնությունը</text:p>
          </table:table-cell>
          <table:table-cell table:number-columns-repeated="1021"/>
        </table:table-row>
        <table:table-row table:style-name="ro1">
          <table:table-cell office:value-type="string" calcext:value-type="string">
            <text:p>045</text:p>
          </table:table-cell>
          <table:table-cell office:value-type="string" calcext:value-type="string">
            <text:p>It contributes to knowledge and understanding, by debating about social and moral values and allowing for a marketplace-of-ideas</text:p>
          </table:table-cell>
          <table:table-cell office:value-type="string" calcext:value-type="string">
            <text:p>Այն նպաստում է գիտելիքներին և ընկալումներին՝ քննարկում ծավալելով սոցիալական և բարոյական արժեքների վերաբերյալ ու հնարավորություն ստեղծելով գաղափարների շուկայի համար</text:p>
          </table:table-cell>
          <table:table-cell table:number-columns-repeated="1021"/>
        </table:table-row>
        <table:table-row table:style-name="ro1">
          <table:table-cell office:value-type="string" calcext:value-type="string">
            <text:p>046</text:p>
          </table:table-cell>
          <table:table-cell office:value-type="string" calcext:value-type="string">
            <text:p>It allows for the communication of political ideas, and therefore contributes to democracy</text:p>
          </table:table-cell>
          <table:table-cell office:value-type="string" calcext:value-type="string">
            <text:p>Այն հնարավորություն է ստեղծում հաղորդել քաղաքական գաղափարներ՝ ուստի նպաստում է ժողովրդավարությանը</text:p>
          </table:table-cell>
          <table:table-cell table:number-columns-repeated="1021"/>
        </table:table-row>
        <table:table-row table:style-name="ro1">
          <table:table-cell office:value-type="string" calcext:value-type="string">
            <text:p>047</text:p>
          </table:table-cell>
          <table:table-cell office:value-type="string" calcext:value-type="string">
            <text:p>It builds tolerance by allowing the others to express themselves</text:p>
          </table:table-cell>
          <table:table-cell office:value-type="string" calcext:value-type="string">
            <text:p>Այն հանդուրժողականություն է ձևավորում՝ այլոց ինքնարտահայտվելու հնարավորություն ընձեռելով</text:p>
          </table:table-cell>
          <table:table-cell table:number-columns-repeated="1021"/>
        </table:table-row>
        <table:table-row table:style-name="ro1">
          <table:table-cell office:value-type="string" calcext:value-type="string">
            <text:p>048</text:p>
          </table:table-cell>
          <table:table-cell office:value-type="string" calcext:value-type="string">
            <text:p>It contributes to the artistic development, and it facilitates academic and scientific progress&lt;sup&gt;&lt;a href="#" data-toggle="tooltip" title="David Feldman “Civil Liberties and Human Rights in England and Wales”, Oxford University Press 2002 (p.772 – 766"&gt;1&lt;/a&gt;&lt;/sup&gt;</text:p>
          </table:table-cell>
          <table:table-cell office:value-type="string" calcext:value-type="string">
            <text:p>Այն նպաստում է <text:s/>գեղագիտական զարգացմանն ու խթանում ակադեմիական ու գիտական առաջընթացը</text:p>
          </table:table-cell>
          <table:table-cell table:number-columns-repeated="1021"/>
        </table:table-row>
        <table:table-row table:style-name="ro1">
          <table:table-cell office:value-type="string" calcext:value-type="string">
            <text:p>049</text:p>
          </table:table-cell>
          <table:table-cell office:value-type="string" calcext:value-type="string">
            <text:p>&lt;i&gt;What&lt;/i&gt; does freedom of expression consist of?</text:p>
          </table:table-cell>
          <table:table-cell office:value-type="string" calcext:value-type="string">
            <text:p>Ի՞նչ է ներառում արտահայտվելու ազատությունը.</text:p>
          </table:table-cell>
          <table:table-cell table:number-columns-repeated="1021"/>
        </table:table-row>
        <table:table-row table:style-name="ro1">
          <table:table-cell office:value-type="string" calcext:value-type="string">
            <text:p>050</text:p>
          </table:table-cell>
          <table:table-cell office:value-type="string" calcext:value-type="string">
            <text:p>the right to disseminate information, in all forms and shapes, and;</text:p>
          </table:table-cell>
          <table:table-cell office:value-type="string" calcext:value-type="string">
            <text:p>ցանկացած տեսակի և ձևի տեղեկություններ տարածելու իրավունք, և </text:p>
          </table:table-cell>
          <table:table-cell table:number-columns-repeated="1021"/>
        </table:table-row>
        <table:table-row table:style-name="ro1">
          <table:table-cell office:value-type="string" calcext:value-type="string">
            <text:p>051</text:p>
          </table:table-cell>
          <table:table-cell office:value-type="string" calcext:value-type="string">
            <text:p>the right of the others to receive it.</text:p>
          </table:table-cell>
          <table:table-cell office:value-type="string" calcext:value-type="string">
            <text:p>այն ստանալու մյուսների իրավունքը։</text:p>
          </table:table-cell>
          <table:table-cell table:number-columns-repeated="1021"/>
        </table:table-row>
        <table:table-row table:style-name="ro1">
          <table:table-cell office:value-type="string" calcext:value-type="string">
            <text:p>052</text:p>
          </table:table-cell>
          <table:table-cell office:value-type="string" calcext:value-type="string">
            <text:p>Freedom of expression &lt;cite&gt;“applies not only to the content of information but also to the means of dissemination, since any restriction imposed on the means necessarily interferes with the right to receive and impart information.”&lt;/cite&gt;</text:p>
          </table:table-cell>
          <table:table-cell office:value-type="string" calcext:value-type="string">
            <text:p>Արտահայտվելու ազատությունը «վերաբերում է ոչ միայն տեղեկատվության բովանդակությանը, այլև դրա տարածման միջոցներին, քանի որ այդ միջոցների նկատմամբ կիրառված ցանկացած սահմանափակում անպայմանորեն միջամտում է տեղեկատվություն ստանալու և հաղորդելու իրավունքին»։</text:p>
          </table:table-cell>
          <table:table-cell table:number-columns-repeated="1021"/>
        </table:table-row>
        <table:table-row table:style-name="ro1">
          <table:table-cell office:value-type="string" calcext:value-type="string">
            <text:p>053</text:p>
          </table:table-cell>
          <table:table-cell office:value-type="string" calcext:value-type="string">
            <text:p>Özturk vs Turkey [Grand Chamber], ECtHR, 1999</text:p>
          </table:table-cell>
          <table:table-cell office:value-type="string" calcext:value-type="string">
            <text:p>Özturk-ն ընդդեմ Թուրքիայի, (ՄՊ), ՄԻԵԴ, 1999թ.</text:p>
          </table:table-cell>
          <table:table-cell table:number-columns-repeated="1021"/>
        </table:table-row>
        <table:table-row table:style-name="ro1">
          <table:table-cell office:value-type="string" calcext:value-type="string">
            <text:p>054</text:p>
          </table:table-cell>
          <table:table-cell office:value-type="string" calcext:value-type="string">
            <text:p>&lt;i&gt;Why&lt;/i&gt; are we limiting freedom of expression?</text:p>
          </table:table-cell>
          <table:table-cell office:value-type="string" calcext:value-type="string">
            <text:p>Ինչու՞ ենք մենք սահմանափակում արտահայտվելու ազատությունը։</text:p>
          </table:table-cell>
          <table:table-cell table:number-columns-repeated="1021"/>
        </table:table-row>
        <table:table-row table:style-name="ro1">
          <table:table-cell office:value-type="string" calcext:value-type="string">
            <text:p>055</text:p>
          </table:table-cell>
          <table:table-cell office:value-type="string" calcext:value-type="string">
            <text:p>Because it is harming the exercise of other rights (the right to privacy, the right to a fair trial, the right to freedom of thought, conscience and religion) or it is overstepping fundamental human rights boundaries (the prohibition of discrimination and the prohibition of abuse of rights)</text:p>
          </table:table-cell>
          <table:table-cell office:value-type="string" calcext:value-type="string">
            <text:p>Քանի որ այն վնասում է այլ իրավունքների (անձնական կյանքի գաղտնիության, արդար դատաքննության, մտքի, խղճի և կրոնի ազատության) իրականացմանը կամ խախտում է մարդու հիմնարար իրավունքների սահմանները (խտրականության արգելումը և իրավունքների չարաշահման արգելումը)</text:p>
          </table:table-cell>
          <table:table-cell table:number-columns-repeated="1021"/>
        </table:table-row>
        <table:table-row table:style-name="ro1">
          <table:table-cell office:value-type="string" calcext:value-type="string">
            <text:p>056</text:p>
          </table:table-cell>
          <table:table-cell office:value-type="string" calcext:value-type="string">
            <text:p>Because it is not done in good faith (publication of insufficiently verified facts, pure offensive language that serves no public interest debate, etc.)</text:p>
          </table:table-cell>
          <table:table-cell office:value-type="string" calcext:value-type="string">
            <text:p>Քանի որ այն չի լինում բարեխիղճ (ոչ բավարար ստուգված փաստերի հրապարակումը, հստակ վիրավորական խոսքը, որը չի ծառայում հանրային շահերի քննարկմանը, և այլն)</text:p>
          </table:table-cell>
          <table:table-cell table:number-columns-repeated="1021"/>
        </table:table-row>
        <table:table-row table:style-name="ro1">
          <table:table-cell office:value-type="string" calcext:value-type="string">
            <text:p>057</text:p>
          </table:table-cell>
          <table:table-cell office:value-type="string" calcext:value-type="string">
            <text:p>Because it is harmful and it is not of public interest</text:p>
          </table:table-cell>
          <table:table-cell office:value-type="string" calcext:value-type="string">
            <text:p>Քանի որ այն վնասակար է և չի բխում հանրության շահերից</text:p>
          </table:table-cell>
          <table:table-cell table:number-columns-repeated="1021"/>
        </table:table-row>
        <table:table-row table:style-name="ro1">
          <table:table-cell office:value-type="string" calcext:value-type="string">
            <text:p>058</text:p>
          </table:table-cell>
          <table:table-cell office:value-type="string" calcext:value-type="string">
            <text:p>Because it is endangering the safeguarding of democracy or the law and order (divulging state secrets, risking a breach of peace, etc.)</text:p>
          </table:table-cell>
          <table:table-cell office:value-type="string" calcext:value-type="string">
            <text:p>Քանի որ այն վնասում է ժողովրդավարության կամ օրենքի ու կարգուկանոնի երաշխավորմանը (պետական գաղտնիքների բացահայտում, խաղաղության խախտման վտանգ և այլն)</text:p>
          </table:table-cell>
          <table:table-cell table:number-columns-repeated="1021"/>
        </table:table-row>
        <table:table-row table:style-name="ro1">
          <table:table-cell office:value-type="string" calcext:value-type="string">
            <text:p>059</text:p>
          </table:table-cell>
          <table:table-cell office:value-type="string" calcext:value-type="string">
            <text:p>“As set forth in Article 10, freedom of expression is subject to exceptions, which must, however, be construed strictly, and the need for any restrictions must be established convincingly.”</text:p>
          </table:table-cell>
          <table:table-cell office:value-type="string" calcext:value-type="string">
            <text:p>«Ինչպես սահմանված է 10-րդ հոդվածով՝ արտահայտվելու ազատությունն ունի բացառություններ, որոնք, սակայն, պետք է սահմանվեն հստակ, և ցանկացած սահմանափակման անհրաժեշտությունը պետք է հիմնավորվի համոզիչ կերպով»։</text:p>
          </table:table-cell>
          <table:table-cell table:number-columns-repeated="1021"/>
        </table:table-row>
        <table:table-row table:style-name="ro1">
          <table:table-cell office:value-type="string" calcext:value-type="string">
            <text:p>060</text:p>
          </table:table-cell>
          <table:table-cell office:value-type="string" calcext:value-type="string">
            <text:p>Axel Springer v. Germany [Grand Chamber], ECtHR, 2012</text:p>
          </table:table-cell>
          <table:table-cell office:value-type="string" calcext:value-type="string">
            <text:p>Axel Springer-ն ընդդեմ Գերմանիայի (ՄՊ), ՄԻԵԴ, 2012թ.</text:p>
          </table:table-cell>
          <table:table-cell table:number-columns-repeated="1021"/>
        </table:table-row>
        <table:table-row table:style-name="ro1">
          <table:table-cell table:style-name="ce3" office:value-type="string" calcext:value-type="string">
            <text:p>042-01</text:p>
          </table:table-cell>
          <table:table-cell table:number-columns-repeated="1023"/>
        </table:table-row>
        <table:table-row table:style-name="ro1">
          <table:table-cell table:style-name="ce3" office:value-type="string" calcext:value-type="string">
            <text:p>042-02</text:p>
          </table:table-cell>
          <table:table-cell table:number-columns-repeated="1023"/>
        </table:table-row>
        <table:table-row table:style-name="ro1">
          <table:table-cell table:style-name="ce4" office:value-type="string" calcext:value-type="string">
            <text:p>042-03</text:p>
          </table:table-cell>
          <table:table-cell table:number-columns-repeated="1023"/>
        </table:table-row>
        <table:table-row table:style-name="ro1">
          <table:table-cell office:value-type="string" calcext:value-type="string">
            <text:p>061</text:p>
          </table:table-cell>
          <table:table-cell office:value-type="string" calcext:value-type="string">
            <text:p>&lt;i&gt;How&lt;/i&gt; should these limits be?</text:p>
          </table:table-cell>
          <table:table-cell office:value-type="string" calcext:value-type="string">
            <text:p>Ինչպիսի՞ն պետք է լինեն այդ սահմանները։</text:p>
          </table:table-cell>
          <table:table-cell table:number-columns-repeated="1021"/>
        </table:table-row>
        <table:table-row table:style-name="ro1">
          <table:table-cell office:value-type="string" calcext:value-type="string">
            <text:p>062</text:p>
          </table:table-cell>
          <table:table-cell office:value-type="string" calcext:value-type="string">
            <text:p>Provided by law</text:p>
          </table:table-cell>
          <table:table-cell office:value-type="string" calcext:value-type="string">
            <text:p>Օրենքով նախատեսված</text:p>
          </table:table-cell>
          <table:table-cell table:number-columns-repeated="1021"/>
        </table:table-row>
        <table:table-row table:style-name="ro1">
          <table:table-cell office:value-type="string" calcext:value-type="string">
            <text:p>063</text:p>
          </table:table-cell>
          <table:table-cell office:value-type="string" calcext:value-type="string">
            <text:p>Pursue a legitimate aim (protect other rights or interests)</text:p>
          </table:table-cell>
          <table:table-cell office:value-type="string" calcext:value-type="string">
            <text:p>Հետամուտ լինեն իրավաչափ նպատակի (պաշտպանեն այլոց իրավունքները և շահերը)</text:p>
          </table:table-cell>
          <table:table-cell table:number-columns-repeated="1021"/>
        </table:table-row>
        <table:table-row table:style-name="ro1">
          <table:table-cell office:value-type="string" calcext:value-type="string">
            <text:p>064</text:p>
          </table:table-cell>
          <table:table-cell office:value-type="string" calcext:value-type="string">
            <text:p>Necessary in a democratic society (there has to exist a pressing social need)</text:p>
          </table:table-cell>
          <table:table-cell office:value-type="string" calcext:value-type="string">
            <text:p>Անհրաժեշտ լինեն ժողովրդավարական հասարակությունում (պետք է առկա լինի հրատապ սոցիալական պահանջ)</text:p>
          </table:table-cell>
          <table:table-cell table:number-columns-repeated="1021"/>
        </table:table-row>
        <table:table-row table:style-name="ro1">
          <table:table-cell office:value-type="string" calcext:value-type="string">
            <text:p>065</text:p>
          </table:table-cell>
          <table:table-cell office:value-type="string" calcext:value-type="string">
            <text:p>Proportional</text:p>
          </table:table-cell>
          <table:table-cell office:value-type="string" calcext:value-type="string">
            <text:p>Համաչափ</text:p>
          </table:table-cell>
          <table:table-cell table:number-columns-repeated="1021"/>
        </table:table-row>
        <table:table-row table:style-name="ro1">
          <table:table-cell office:value-type="string" calcext:value-type="string">
            <text:p>066</text:p>
          </table:table-cell>
          <table:table-cell office:value-type="string" calcext:value-type="string">
            <text:p>Expression can take various forms: spoken and written words, art works, films, theatre music, other performing arts or happenings, including the destruction of property, when such an act has a “speech” content (real-life examples would include the burning of the national flag, throwing a paint can on a statue). Refraining from expression is also a form of the right to freedom of expression (the right to be silent).</text:p>
          </table:table-cell>
          <table:table-cell office:value-type="string" calcext:value-type="string">
            <text:p>Արտահայտումը կարող է տարբեր ձևեր ունենալ՝ բանավոր և գրավոր խոսք, արվեստի գործեր, ֆիլմեր, թատերական ներկայացում, երաժշտություն, կատարողական արվեստի այլ տեսակներ և իրադարձություններ, ներառյալ գույքի ոչնչացումը, երբ նշված գործողությունն ունի «խոսքի» բովանդակություն (իրական կյանքից վերցված օրինակները կարող են ներառել ազգային դրոշի այրումը, արձանի վրա ներկի տուփ նետելը)։ Արտահայտվելուց զերծ մնալը նույնպես արտահայտվելու ազատության իրավունքի մի ձև է (լռություն պահպանելու իրավունքը)։</text:p>
          </table:table-cell>
          <table:table-cell table:number-columns-repeated="1021"/>
        </table:table-row>
        <table:table-row table:style-name="ro1">
          <table:table-cell office:value-type="string" calcext:value-type="string">
            <text:p>067</text:p>
          </table:table-cell>
          <table:table-cell office:value-type="string" calcext:value-type="string">
            <text:p>Freedom of expression encompasses a wide spectrum of communications, from political expression, to academic, artistic or commercial communication, each of these being afforded different levels of protection. Freedom of expression includes the right to access information, which in the case of journalists could mean being granted access in a public institution, including courts, or to a public document, including data of secret services. Whereas in the case of citizens, it could mean no censorship on access to information on the Internet.</text:p>
          </table:table-cell>
          <table:table-cell office:value-type="string" calcext:value-type="string">
            <text:p>Արտահայտվելու ազատությունը ներառում է հաղորդակցության լայն շրջանակ՝ քաղաքական արտահայտումից մինչև ակադեմիական, գեղարվեստական կամ առևտրային հաղորդակցություն, որոնցից յուրաքանչյուրին տրամադրվում է պաշտպանության տարբեր մակարդակ։ Արտահայտվելու ազատությունը ներառում է տեղեկատվության մատչելիության իրավունքը, որը լրագրողների դեպքում կարող է նշանակել հանրային հաստատություններ, այդ թվում դատարաններ, կամ հանրային փաստաթղթերին, ներառյալ գաղտնի ծառայությունների տվյալներին մուտք ունենալու իրավունք։ Մինչդեռ քաղաքացիների դեպքում դա կարող է նշանակել ինտերնետում առկա տեղեկատվությունից առանց գրաքննության օգտվելու (այդ տեղեկատվության առանց գրաքննության հասանելիության) իրավունքը։</text:p>
          </table:table-cell>
          <table:table-cell table:number-columns-repeated="1021"/>
        </table:table-row>
        <table:table-row table:style-name="ro1">
          <table:table-cell office:value-type="string" calcext:value-type="string">
            <text:p>068</text:p>
          </table:table-cell>
          <table:table-cell office:value-type="string" calcext:value-type="string">
            <text:p>Expression can be communicated via various channels: print media, books, letters, posters, broadcasting channels, and – of course, in the past years - mostly via the Internet.</text:p>
          </table:table-cell>
          <table:table-cell office:value-type="string" calcext:value-type="string">
            <text:p>Արտահայտումը կարելի է հաղորդել տարբեր խողովակներով՝ տպագիր մեդիայի, գրքերի, նամակների, պաստառների, հեռարձակման ալիքների և, իհարկե, վերջին տարիներին հիմնականում ինտերնետի միջոցով։</text:p>
          </table:table-cell>
          <table:table-cell table:number-columns-repeated="1021"/>
        </table:table-row>
        <table:table-row table:style-name="ro1">
          <table:table-cell office:value-type="string" calcext:value-type="string">
            <text:p>069</text:p>
          </table:table-cell>
          <table:table-cell office:value-type="string" calcext:value-type="string">
            <text:p>Freedom of expression as a fundamental right</text:p>
          </table:table-cell>
          <table:table-cell office:value-type="string" calcext:value-type="string">
            <text:p>Արտահայտվելու ազատությունը որպես հիմնարար իրավունք</text:p>
          </table:table-cell>
          <table:table-cell table:number-columns-repeated="1021"/>
        </table:table-row>
        <table:table-row table:style-name="ro1">
          <table:table-cell office:value-type="string" calcext:value-type="string">
            <text:p>070</text:p>
          </table:table-cell>
          <table:table-cell office:value-type="string" calcext:value-type="string">
            <text:p>As a fundamental human right, the right to freedom of expression is guaranteed by a number of relevant international law documents and treaties.</text:p>
          </table:table-cell>
          <table:table-cell office:value-type="string" calcext:value-type="string">
            <text:p>Որպես հիմնարար իրավունք՝ արտահայտվելու իրավունքը երաշխավորվում է մի շարք համապատասխան միջազգային <text:s/>իրավական փաստաթղթերով և պայմանագրերով։</text:p>
          </table:table-cell>
          <table:table-cell table:number-columns-repeated="1021"/>
        </table:table-row>
        <table:table-row table:style-name="ro1">
          <table:table-cell office:value-type="string" calcext:value-type="string">
            <text:p>071</text:p>
          </table:table-cell>
          <table:table-cell office:value-type="string" calcext:value-type="string">
            <text:p>The Universal Declaration of Human Rights adopted by the United Nations General Assembly in 1948 guarantees the right to freedom of speech in Article 19, and so does the International Covenant on Civil and Political Rights adopted by the same body in 1966; it guarantees this right, also under Article 19.</text:p>
          </table:table-cell>
          <table:table-cell office:value-type="string" calcext:value-type="string">
            <text:p>1948թ. ՄԱԿ-ի Գլխավոր ասամբլեայի կողմից ընդունված Մարդու իրավունքների համընդհանուր հռչակագիրը երաշխավորում է խոսքի ազատությունը 19-րդ հոդվածում, նույնն է անում նաև նույն մարմնի կողմից 1966 թ. ընդունված Քաղաքացիական և քաղաքական իրավունքների մասին Միջազգային դաշնագիրը. այն երաշխավորում է այս իրավունքը նույնպես 19-րդ հոդվածով։ </text:p>
          </table:table-cell>
          <table:table-cell table:number-columns-repeated="1021"/>
        </table:table-row>
        <table:table-row table:style-name="ro1">
          <table:table-cell office:value-type="string" calcext:value-type="string">
            <text:p>072</text:p>
          </table:table-cell>
          <table:table-cell office:value-type="string" calcext:value-type="string">
            <text:p>The Charter of Fundamental Rights of the European Union was adopted in 2000 by the European Parliament, the Council of Ministers and the European Commission, and came into force in 2009, and it is considered the ‘Constitution’ of the European Union. It also safeguards the right to freedom of expression under its Article 11.</text:p>
          </table:table-cell>
          <table:table-cell office:value-type="string" calcext:value-type="string">
            <text:p>Հիմնարար իրավունքների մասին Եվրոպական միության խարտիան ընդունվել է 2000թ.-ին Եվրոպական խորհրդարանի, Նախարարների խորհրդի և Եվրոպական հանձնաժողովի կողմից և ուժի մեջ է մտել 2009թ.-ին ու համարվում է Եվրոպական միության «Սահմանադրությունը»։ Այն նույնպես երաշխավորում է արտահայտվելու ազատության իրավունքը իր 11-րդ հոդվածով։ </text:p>
          </table:table-cell>
          <table:table-cell table:number-columns-repeated="1021"/>
        </table:table-row>
        <table:table-row table:style-name="ro1">
          <table:table-cell office:value-type="string" calcext:value-type="string">
            <text:p>073</text:p>
          </table:table-cell>
          <table:table-cell office:value-type="string" calcext:value-type="string">
            <text:p>Of special relevance is the European Convention on Human Rights (ECHR) of the Council of Europe, opened for signature in 1950 that has included freedom of expression in Article 10. It came into force in 1953 and was amended, during the years, by the adoption of 16 Protocols&lt;a href="http://www.echr.coe.int/Documents/Convention_ENG.pdf"&gt;&lt;sup&gt;2&lt;/sup&gt;&lt;/a&gt;. Some protocols to the Convention are not yet ratified by each country. The European Court of Human Rights is the body that oversees the implementation of the Convention in the 47 Council of Europe member states.</text:p>
          </table:table-cell>
          <table:table-cell office:value-type="string" calcext:value-type="string">
            <text:p>Առանձնահատուկ կարևորություն ունի Եվրոպայի խորհրդի Մարդու իրավունքների եվրոպական կոնվենցիան (ՄԻԵԿ), որը ստորագրման համար բացվել է 1950 թ.-ին և ներառել է արտահայտվելու ազատությունը 10-րդ հոդվածում։ Այն ուժի մեջ է մտել 1953թ.-ին և փոփոխվել է տարիների ընթացքում՝ 16 Արձանագրություններով։ Կոնվենցիայի որոշ արձանագրություններ դեռևս վավերացված չեն բոլոր երկրների կողմից։ Մարդու իրավունքների եվրոպական դատարանը այն մարմինն է, որը վերահսկում է Եվրոպայի խորհրդի անդամ պետությունների 47- երկրներում Կոնվենցիայի կատարումը։</text:p>
          </table:table-cell>
          <table:table-cell table:number-columns-repeated="1021"/>
        </table:table-row>
        <table:table-row table:style-name="ro1">
          <table:table-cell office:value-type="string" calcext:value-type="string">
            <text:p>074</text:p>
          </table:table-cell>
          <table:table-cell office:value-type="string" calcext:value-type="string">
            <text:p>As the European Convention on Human Rights represents the main human rights instrument for the Council of Europe states, this brochure focuses mainly on the jurisprudence developed by the European Court of Human Rights.</text:p>
          </table:table-cell>
          <table:table-cell office:value-type="string" calcext:value-type="string">
            <text:p>Քանի որ Մարդու իրավունքների եվրոպական կոնվենցիան մարդու իրավունքների պաշտպանության հիմնական գործիքն է Եվրոպայի խորհրդի անդամ պետություններում, այս գրքույկը հիմնականում սևեռվում է Մարդու իրավունքների եվրոպական դատարանի մշակած իրավագիտության վրա։</text:p>
          </table:table-cell>
          <table:table-cell table:number-columns-repeated="1021"/>
        </table:table-row>
        <table:table-row table:style-name="ro1">
          <table:table-cell office:value-type="string" calcext:value-type="string">
            <text:p>075</text:p>
          </table:table-cell>
          <table:table-cell office:value-type="string" calcext:value-type="string">
            <text:p>Article 10 of the European Convention on Human Rights</text:p>
          </table:table-cell>
          <table:table-cell office:value-type="string" calcext:value-type="string">
            <text:p>Մարդու իրավունքների եվրոպական կոնվենցիայի 10-րդ ՀՈԴՎԱԾ </text:p>
          </table:table-cell>
          <table:table-cell table:number-columns-repeated="1021"/>
        </table:table-row>
        <table:table-row table:style-name="ro1">
          <table:table-cell office:value-type="string" calcext:value-type="string">
            <text:p>076</text:p>
          </table:table-cell>
          <table:table-cell office:value-type="string" calcext:value-type="string">
            <text:p>Freedom of expression</text:p>
          </table:table-cell>
          <table:table-cell office:value-type="string" calcext:value-type="string">
            <text:p>Արտահայտվելու ազատություն</text:p>
          </table:table-cell>
          <table:table-cell table:number-columns-repeated="1021"/>
        </table:table-row>
        <table:table-row table:style-name="ro1">
          <table:table-cell office:value-type="string" calcext:value-type="string">
            <text:p>077</text:p>
          </table:table-cell>
          <table:table-cell office:value-type="string" calcext:value-type="string">
            <text:p>Everyone has the right to freedom of expression. This right shall include freedom to hold opinions and to receive and impart information and ideas without interference by public authority and regardless of frontiers. This Article shall not prevent States from requiring the licensing of broadcasting, television or cinema enterprises.</text:p>
          </table:table-cell>
          <table:table-cell office:value-type="string" calcext:value-type="string">
            <text:p>Յուրաքանչյուր ոք ունի ազատորեն արտահայտվելու իրավունք։ Այս իրավունքը ներառում է սեփական կարծիք ունենալու, տեղեկություններ և գաղափարներ ստանալու և տարածելու ազատությունը՝ առանց պետական մարմինների միջամտության և անկախ սահմաններից։ Այս հոդվածը չի խոչընդոտում պետություններին` սահմանելու ռադիոհաղորդումների, հեռուստատեսային կամ կինեմատոգրաֆիական ձեռնարկությունների լիցենզավորում։</text:p>
          </table:table-cell>
          <table:table-cell table:number-columns-repeated="1021"/>
        </table:table-row>
        <table:table-row table:style-name="ro1">
          <table:table-cell office:value-type="string" calcext:value-type="string">
            <text:p>078</text:p>
          </table:table-cell>
          <table:table-cell office:value-type="string" calcext:value-type="string">
            <text:p>The exercise of these freedoms, since it carries with it duties and responsibilities, may be subject to such formalities, conditions, restrictions or penalties as are prescribed by law and are necessary in a democratic society, in the interests of national security, territorial integrity or public safety, for the prevention of disorder or crime, for the protection of health or morals, for the protection of the reputation or rights of others, for preventing the disclosure of information received in confidence, or for maintaining the authority and impartiality of the judiciary</text:p>
          </table:table-cell>
          <table:table-cell office:value-type="string" calcext:value-type="string">
            <text:p>Այս ազատությունների իրականացումը, քանի որ այն կապված է պարտավորությունների և պատասխանատվության հետ, կարող է պայմանավորվել այնպիսի ձևականություններով, պայմաններով, սահմանափակումներով կամ պատժամիջոցներով, որոնք նախատեսված են օրենքով և անհրաժեշտ են ժողովրդավարական հասարակությունում` ի շահ պետական անվտանգության, տարածքային ամբողջականության կամ հասարակության անվտանգության, անկարգությունները կամ հանցագործությունները կանխելու, առողջությունը կամ բարոյականությունը, ինչպես և այլ անձանց հեղինակությունը կամ իրավունքները պաշտպանելու, խորհրդապահական պայմաններով ստացված տեղեկատվության բացահայտումը կանխելու կամ արդարադատության հեղինակությունն ու անաչառությունը պահպանելու նպատակով։</text:p>
          </table:table-cell>
          <table:table-cell table:number-columns-repeated="1021"/>
        </table:table-row>
        <table:table-row table:style-name="ro1">
          <table:table-cell office:value-type="string" calcext:value-type="string">
            <text:p>079</text:p>
          </table:table-cell>
          <table:table-cell office:value-type="string" calcext:value-type="string">
            <text:p>How to understand this brochure</text:p>
          </table:table-cell>
          <table:table-cell office:value-type="string" calcext:value-type="string">
            <text:p>Ինչպե՞ս հասկանալ այս գրքույկը</text:p>
          </table:table-cell>
          <table:table-cell table:number-columns-repeated="1021"/>
        </table:table-row>
        <table:table-row table:style-name="ro1">
          <table:table-cell office:value-type="string" calcext:value-type="string">
            <text:p>080</text:p>
          </table:table-cell>
          <table:table-cell office:value-type="string" calcext:value-type="string">
            <text:p>The scope of the right to freedom of expression is based on changing philosophical, political and legal concepts. It has to be analyzed bringing in the specific geographical, legal, and social contexts. Most of the times it involves a balancing exercise with other rights and fundamental values.</text:p>
          </table:table-cell>
          <table:table-cell office:value-type="string" calcext:value-type="string">
            <text:p>Արտահայտվելու ազատության շրջանակը հիմնված է փոփոխվող փիլիսոփայական, քաղաքական և իրավական հասկացությունների վրա։ Այն պետք է վերլուծել որոշակի աշխարհագրական, իրավական և սոցիալական համատեքստերում։ Շատ ժամանակ այն ներառում է այլ իրավունքների և հիմնարար արժեքների հետ հավասարակշռության ապահովումը։</text:p>
          </table:table-cell>
          <table:table-cell table:number-columns-repeated="1021"/>
        </table:table-row>
        <table:table-row table:style-name="ro1">
          <table:table-cell office:value-type="string" calcext:value-type="string">
            <text:p>081</text:p>
          </table:table-cell>
          <table:table-cell office:value-type="string" calcext:value-type="string">
            <text:p>Therefore, the cases presented in this brochure should only be given a reference value. Such jurisprudence as that of the ECtHR is ever-changing, and sometimes conflicting in itself. It can even be sometimes left to criticism as it results every now and then in disappointing outcomes for those who promote the fundamental rights to freedom of expression and access to information. Moreover, the technical developments of the Internet might change certain assumptions that we have today and that could be included in future decisions.</text:p>
          </table:table-cell>
          <table:table-cell office:value-type="string" calcext:value-type="string">
            <text:p>Հետևաբար սույն գրքույկում ներառված գործերին անհրաժեշտ է վերապահել միայն տեղեկատվական (վկայակոչման) արժեք։ ՄԻԵԴ-ի իրավագիտությունը մշտապես փոփոխվում է և երբեմն հակասում ինքն իրեն։ Այն կարող է նույնիսկ երբեմն քննադատության ենթարկվել, քանի որ ժամանակ առ ժամանակ այն հիասթափեցնող արդյունքներ է ունենում բոլոր նրանց համար, ովքեր խթանում են արտահայտվելու ազատության և տեղեկատվության մատչելիության հիմնարար իրավունքները։ Բացի այդ ինտերնետում տեղի ունեցող տեխնիկական զարգացումները կարող են փոփոխել որոշ կարծիքներ, որ մենք այսօր ունենք, և դա կարող է ներառվել հետագա վճիռներում։</text:p>
          </table:table-cell>
          <table:table-cell table:number-columns-repeated="1021"/>
        </table:table-row>
        <table:table-row table:style-name="ro1">
          <table:table-cell office:value-type="string" calcext:value-type="string">
            <text:p>082</text:p>
          </table:table-cell>
          <table:table-cell office:value-type="string" calcext:value-type="string">
            <text:p>Nevertheless, such jurisprudence as that of ECtHR can be visionary many times, and it has the important value of promoting the basic standards in legally granting the rights to freedom of expression and access to information.</text:p>
          </table:table-cell>
          <table:table-cell office:value-type="string" calcext:value-type="string">
            <text:p>Այդուամենայնիվ, այնպիսի իրավագիտությունը, որը հատուկ է ՄԻԵԴ-ին, կարող է հաճախ որպես տեսլական ծառայել և <text:s/>արտահայտվելու ազատության ու տեղեկատվության մատչելիության իրավունքների իրավական երաշխավորման հիմնական չափանիշների խթանման առումով <text:s/>կարևոր արժեք ունի։</text:p>
          </table:table-cell>
          <table:table-cell table:number-columns-repeated="1021"/>
        </table:table-row>
        <table:table-row table:style-name="ro1">
          <table:table-cell office:value-type="string" calcext:value-type="string">
            <text:p>083</text:p>
          </table:table-cell>
          <table:table-cell office:value-type="string" calcext:value-type="string">
            <text:p>The distillation of the entire ECtHR current jurisprudence comes at a cost that it is well worth pointing. First of all, the information in this brochure may not constitute in any case legal advice. Second, the editors of the brochure had to limit the information to be presented, a choice that for certain legal professionals might be a shortcoming. Also, the selection of the domains and cases forced us to leave certain important aspects covered very briefly – such as the issues of “hate speech” or “protection of journalistic sources”.</text:p>
          </table:table-cell>
          <table:table-cell office:value-type="string" calcext:value-type="string">
            <text:p>ՄԻԵԴ-ի ողջ ընթացիկ իրավագիտության զտման գինը նույնպես արժե նշել։ Առաջին հերթին այս գրքույկում ներառված տեղեկատվությունը չի կարող ամեն դեպքում հանդիսանալ իրավական խորհրդատվություն։ Երկրորդը, սույն գրքույկի խմբագիրները ստիպված են եղել սահմանափակել ներկայացվող տեղեկատվությունը՝ մի ընտրություն, որը որոշակի իրավական ոլորտի մասնագետների համար կարող է թերություն լինել։ Նաև տիրույթների և նախադեպերի ընտրությունը մեզ ստիպել է կարճ անդրադառնալ որոշ կարևոր կողմերի, օրինակ՝ «ատելության խոսքին» <text:s/>կամ «լրագրողական աղբյուրների պաշտպանությանը»։</text:p>
          </table:table-cell>
          <table:table-cell table:number-columns-repeated="1021"/>
        </table:table-row>
        <table:table-row table:style-name="ro1">
          <table:table-cell office:value-type="string" calcext:value-type="string">
            <text:p>084</text:p>
          </table:table-cell>
          <table:table-cell office:value-type="string" calcext:value-type="string">
            <text:p>In order to simplify the text in the brochure version, certain quotes have been stripped down from internal references to other ECtHR cases or documents. Also, the name of the case is indicated at a minimum, as “Name of plaintiffs v. Country, year”. The cases decided by the Grand Chamber are marked as such. All the bolding of thetext in the quotes belongs to the editors in order to highlight the main keywords relevant for the reader. Footnote text references are included at the end of the brochure.</text:p>
          </table:table-cell>
          <table:table-cell office:value-type="string" calcext:value-type="string">
            <text:p>Բացի այդ գրքույկի տեքստը պարզեցնելու նպատակով որոշ մեջբերումներ հանվել են ՄԻԵԴ-ի այլ նախադեպերի կամ փաստաթղթերի ներքին հղումներից։ Նաև գործերի անվանումները նշված են սեղմ՝ «Հայցվոր(ներ)ի անուններն ընդդեմ երկրի, տարին»։ Մեծ Պալատի կողմից կայացված վճիռները նշված են (ՄՊ)։ Մեջբերումների տեքստում հաստ տառատեսակով նշումները կատարել են խմբագիրները՝ ընթերցողի համար կարևոր հիմնական բանալի-բառերն ընդգծելու նպատակով։</text:p>
          </table:table-cell>
          <table:table-cell table:number-columns-repeated="1021"/>
        </table:table-row>
        <table:table-row table:style-name="ro1">
          <table:table-cell office:value-type="string" calcext:value-type="string">
            <text:p>085</text:p>
          </table:table-cell>
          <table:table-cell office:value-type="string" calcext:value-type="string">
            <text:p>More details are included in the web version, available at &lt;a href="https://cases.internetfreedom.blog"&gt;https://cases.internetfreedom.blog&lt;/a&gt;, that includes a short summary of each case, and links to the actual text of the judgement/decision or to legal summaries.</text:p>
          </table:table-cell>
          <table:table-cell office:value-type="string" calcext:value-type="string">
            <text:p><text:a xlink:href="https://cases.internetfreedom.blog/" xlink:type="simple">Առավել շատ մանրամասներ են ներառված ինտերնետ տարբերակում, որը հասանելի է https://cases.internetfreedom.blog հասցեով, և ներառում է յուրաքանչյուր նախադեպի հակիրճ ամփոփումը և վճռի/որոշման կամ իրավական ամփոփումների փաստացի տեքստերին տանող հղումները։</text:a></text:p>
          </table:table-cell>
          <table:table-cell table:number-columns-repeated="1021"/>
        </table:table-row>
        <table:table-row table:style-name="ro1">
          <table:table-cell office:value-type="string" calcext:value-type="string">
            <text:p>086</text:p>
          </table:table-cell>
          <table:table-cell office:value-type="string" calcext:value-type="string">
            <text:p>We would also have to acknowledge that our work has been helped not only by the fact that all information related to the case-law of the ECtHR is publicly available on the Internet, but also due to the existence of various other projects and publications – all available online - that have systematized or analyzed in more detail a lot of the ECtHR jurisprudence related (also to) Article 10.</text:p>
          </table:table-cell>
          <table:table-cell office:value-type="string" calcext:value-type="string">
            <text:p>Մենք նաև պետք է ընդունենք, որ մեր աշխատանքին օգնել է ոչ միայն այն փաստը, որ ՄԻԵԴ-ի նախադեպային իրավունքին վերաբերող ամբողջ տեղեկատվությունը բաց հրապարակված է ինտերնետում, այլև այլ տարբեր ծրագրերի և հրատարակությունների գոյությունը, որոնք բոլորը մատչելի են առցանց, և որոնցով առավել մանրամասն համակարգվել կամ վերլուծվել են ՄԻԵԴ-ի բազմաթիվ նախադեպեր <text:s/>(նաև) 10-րդ հոդվածի վերաբերյալ։</text:p>
          </table:table-cell>
          <table:table-cell table:number-columns-repeated="1021"/>
        </table:table-row>
        <table:table-row table:style-name="ro1">
          <table:table-cell office:value-type="string" calcext:value-type="string">
            <text:p>087</text:p>
          </table:table-cell>
          <table:table-cell office:value-type="string" calcext:value-type="string">
            <text:p>We list here the most important ones, especially for users that might like or need to go into more detail on certain specificities of freedom of expression:</text:p>
          </table:table-cell>
          <table:table-cell office:value-type="string" calcext:value-type="string">
            <text:p>Այստեղ մենք թվարկում ենք առավել կարևորները, հատկապես այն օգտատերերի համար, ովքեր կցանկանան կամ կարիք կունենան առավել մանրամասն ուսումնասիրելու արտահայտվելու ազատության որոշակի հատկանիշներ։</text:p>
          </table:table-cell>
          <table:table-cell table:number-columns-repeated="1021"/>
        </table:table-row>
        <table:table-row table:style-name="ro1">
          <table:table-cell office:value-type="string" calcext:value-type="string">
            <text:p>088</text:p>
          </table:table-cell>
          <table:table-cell office:value-type="string" calcext:value-type="string">
            <text:p>The factsheets by theme on the Court’s case-law and pending cases compiled by the Press Service of the Court&lt;sup&gt;&lt;a href="http://www.echr.coe.int/Pages/home.aspx?p=press/factsheets"&gt;3&lt;/a&gt;&lt;/sup&gt;</text:p>
          </table:table-cell>
          <table:table-cell office:value-type="string" calcext:value-type="string">
            <text:p>Դատարանի Մամուլի ծառայության կողմից մշակված տեղեկատվական թերթիկները Դատարանի նախադեպային իրավունքի և քննվող գործերի վերաբերյալ՝ ըստ թեմաների</text:p>
          </table:table-cell>
          <table:table-cell table:number-columns-repeated="1021"/>
        </table:table-row>
        <table:table-row table:style-name="ro1">
          <table:table-cell office:value-type="string" calcext:value-type="string">
            <text:p>089</text:p>
          </table:table-cell>
          <table:table-cell office:value-type="string" calcext:value-type="string">
            <text:p>Fundamental Rights Agency – Case-law Database provides a compilation of Court of Justice of the European Union (CJEU) and European Court of Human Rights (ECtHR) case-law with direct references to the Charter of Fundamental Rights of the European Union&lt;sup&gt;&lt;a href="http://fra.europa.eu/en/case-law-database"&gt;4&lt;/a&gt;&lt;/sup&gt;</text:p>
          </table:table-cell>
          <table:table-cell office:value-type="string" calcext:value-type="string">
            <text:p>Հիմնարար իրավունքների գործակալության Նախադեպերի տվյալների շտեմարանը ներառում է Եվրոպական միության արդարադատության դատարանի (ԵՄԱԴ) և Մարդու իրավունքների եվրոպական դատարանի (ՄԻԵԴ) նախադեպային իրավունքը՝ Եվրոպական Միության Հիմնարար իրավունքների խարտիային անմիջական հղումներով</text:p>
          </table:table-cell>
          <table:table-cell table:number-columns-repeated="1021"/>
        </table:table-row>
        <table:table-row table:style-name="ro1">
          <table:table-cell office:value-type="string" calcext:value-type="string">
            <text:p>090</text:p>
          </table:table-cell>
          <table:table-cell office:value-type="string" calcext:value-type="string">
            <text:p>Internet: case-law of the European Court of Human Rights (2015)&lt;sup&gt;&lt;a href="http://www.echr.coe.int/Documents/Research_report_internet_ENG.pdf"&gt;5&lt;/a&gt;&lt;/sup&gt;</text:p>
          </table:table-cell>
          <table:table-cell office:value-type="string" calcext:value-type="string">
            <text:p>Ինտերնետ՝ Մարդու իրավունքների եվրոպական դատարանի նախադեպային իրավունք (2015թ.)</text:p>
          </table:table-cell>
          <table:table-cell table:number-columns-repeated="1021"/>
        </table:table-row>
        <table:table-row table:style-name="ro1">
          <table:table-cell office:value-type="string" calcext:value-type="string">
            <text:p>091</text:p>
          </table:table-cell>
          <table:table-cell office:value-type="string" calcext:value-type="string">
            <text:p>Freedom of expression in Europe Case-law&lt;/a&gt; concerning Article 10 of the European Convention on Human Rights (2007)&lt;sup&gt;&lt;a href="http://www.echr.coe.int/LibraryDocs/DG2/HRFILES/DG2-EN-HRFILES-18(2007).pdf"&gt;6&lt;/a&gt;&lt;/sup&gt;</text:p>
          </table:table-cell>
          <table:table-cell office:value-type="string" calcext:value-type="string">
            <text:p>Արտահայտվելու ազատությունը Մարդու իրավունքների եվրոպական կոնվենցիայի 10-րդ հոդվածի վերաբերյալ Եվրոպայի Նախադեպային իրավունքում <text:s/>(2007թ.)</text:p>
          </table:table-cell>
          <table:table-cell table:number-columns-repeated="1021"/>
        </table:table-row>
        <table:table-row table:style-name="ro1">
          <table:table-cell office:value-type="string" calcext:value-type="string">
            <text:p>092</text:p>
          </table:table-cell>
          <table:table-cell office:value-type="string" calcext:value-type="string">
            <text:p>Freedom of Expression, the Media and Journalists&lt;/a&gt;. Case-law of the European Court of Human Rights – published by the European Audiovisual Observatory (2015)&lt;sup&gt;&lt;a href="http://www.obs.coe.int/documents/205595/2667238/IRIS+Themes+-+Vol+III++-+Ed+2015+EN.pdf/2f3d578d-2e05-442f-8326-917beab7626d#%5B%7B%22num%22%3A98%2C%22gen%22%3A0%7D%2C%7B%22name%22%3A%22XYZ%22%7D%2C69%2C720%2C0%5D"&gt;7&lt;/a&gt;&lt;/sup&gt;</text:p>
          </table:table-cell>
          <table:table-cell office:value-type="string" calcext:value-type="string">
            <text:p>Արտահայտվելու ազատություն, Լրատվամիջոցներ և լրագրողներ։ Մարդու իրավունքների եվրոպական դատարանի նախադեպային իրավունքը՝ տպագրված Եվրոպական լսատեսողական դիտարանի կողմից (2015թ.)</text:p>
          </table:table-cell>
          <table:table-cell table:number-columns-repeated="1021"/>
        </table:table-row>
        <table:table-row table:style-name="ro1">
          <table:table-cell office:value-type="string" calcext:value-type="string">
            <text:p>093</text:p>
          </table:table-cell>
          <table:table-cell office:value-type="string" calcext:value-type="string">
            <text:p>A guide to the implementation of Article 10 of the European Convention on Human Rights - (2004)&lt;sup&gt;&lt;a href="https://rm.coe.int/168007ff48"&gt;8&lt;/a&gt;&lt;/sup&gt;</text:p>
          </table:table-cell>
          <table:table-cell office:value-type="string" calcext:value-type="string">
            <text:p>Մարդու իրավունքների եվրոպական կոնվենցիայի 10-րդ հոդվածի իրականացման ուղեցույց (2004թ.)</text:p>
          </table:table-cell>
          <table:table-cell table:number-columns-repeated="1021"/>
        </table:table-row>
        <table:table-row table:style-name="ro1">
          <table:table-cell office:value-type="string" calcext:value-type="string">
            <text:p>094</text:p>
          </table:table-cell>
          <table:table-cell office:value-type="string" calcext:value-type="string">
            <text:p>Freedom of expression and defamation - A study of the case-law of the European Court of Human Rights (2016)&lt;sup&gt;&lt;a href="https://rm.coe.int/16806ac95b"&gt;9&lt;/a&gt;&lt;/sup&gt;</text:p>
          </table:table-cell>
          <table:table-cell office:value-type="string" calcext:value-type="string">
            <text:p>Արտահայտվելու ազատություն և զրպարտություն. Մարդու իրավունքների եվրոպական դատարանի նախադեպային իրավունքի ուսումնասիրություն (2016թ.)</text:p>
          </table:table-cell>
          <table:table-cell table:number-columns-repeated="1021"/>
        </table:table-row>
        <table:table-row table:style-name="ro1">
          <table:table-cell office:value-type="string" calcext:value-type="string">
            <text:p>095</text:p>
          </table:table-cell>
          <table:table-cell office:value-type="string" calcext:value-type="string">
            <text:p>Media Regulatory Authorities and Hate Speech (2017)&lt;sup&gt;&lt;a href="https://rm.coe.int/media-regulatory-authorities-and-hate-speech/16807338f5"&gt;10&lt;/a&gt;&lt;/sup&gt;</text:p>
          </table:table-cell>
          <table:table-cell office:value-type="string" calcext:value-type="string">
            <text:p>Լրատվամիջոցները կարգավորող մարմիններ և ատելության խոսք (2017թ.)</text:p>
          </table:table-cell>
          <table:table-cell table:number-columns-repeated="1021"/>
        </table:table-row>
        <table:table-row table:style-name="ro1">
          <table:table-cell office:value-type="string" calcext:value-type="string">
            <text:p>096</text:p>
          </table:table-cell>
          <table:table-cell office:value-type="string" calcext:value-type="string">
            <text:p>Strasbourg Observers Blog&lt;/a&gt; of the Human Rights Centre of Ghent University in Belgium&lt;sup&gt;&lt;a href="https://strasbourgobservers.com"&gt;11&lt;/a&gt;&lt;/sup&gt;</text:p>
          </table:table-cell>
          <table:table-cell office:value-type="string" calcext:value-type="string">
            <text:p>Բելգիայի Գենտի համալսարանի Մարդու իրավունքների պաշտպանության՝ Ստրասբուրգի Դիտորդական բլոգը </text:p>
          </table:table-cell>
          <table:table-cell table:number-columns-repeated="1021"/>
        </table:table-row>
        <table:table-row table:style-name="ro1">
          <table:table-cell office:value-type="string" calcext:value-type="string">
            <text:p>097</text:p>
          </table:table-cell>
          <table:table-cell office:value-type="string" calcext:value-type="string">
            <text:p>Global Freedom of Expression&lt;/a&gt; – Columbia University – database of over <text:s/>1027 cases worldwide&lt;sup&gt;&lt;a href="https://globalfreedomofexpression.columbia.edu/cases/"&gt;12&lt;/a&gt;&lt;/sup&gt;</text:p>
          </table:table-cell>
          <table:table-cell office:value-type="string" calcext:value-type="string">
            <text:p>Արտահայտվելու համաշխարհային ազատություն. Կոլումբիայի համալսարան, աշխարհի ավելի քան 1027 նախադեպերի տվյալների շտեմարան </text:p>
          </table:table-cell>
          <table:table-cell table:number-columns-repeated="1021"/>
        </table:table-row>
        <table:table-row table:style-name="ro1">
          <table:table-cell office:value-type="string" calcext:value-type="string">
            <text:p>098</text:p>
          </table:table-cell>
          <table:table-cell office:value-type="string" calcext:value-type="string">
            <text:p>Content Regulation</text:p>
          </table:table-cell>
          <table:table-cell office:value-type="string" calcext:value-type="string">
            <text:p>Բովանդակության կարգավորում</text:p>
          </table:table-cell>
          <table:table-cell table:number-columns-repeated="1021"/>
        </table:table-row>
        <table:table-row table:style-name="ro1">
          <table:table-cell office:value-type="string" calcext:value-type="string">
            <text:p>099</text:p>
          </table:table-cell>
          <table:table-cell office:value-type="string" calcext:value-type="string">
            <text:p>Freedom from censorship is the most poignant claim done in the name of freedom of expression, maybe even the ground zero action for which the right is claimed. Nevertheless, censorship can take legally accepted forms. Prior restraints (court injunctions forbidding publication of certain material) and seizure of publications can be found to be acceptable forms of content regulation, even if they are many times debatable or controversial.</text:p>
          </table:table-cell>
          <table:table-cell office:value-type="string" calcext:value-type="string">
            <text:p>Գրաքննությունից ազատ լինելը ամենասուր պնդումն է, որը ներկայացվում է հանուն արտահայտվելու ազատության, հավանաբար նույնիսկ հանդիսանալով սույն իրավունքի պահանջի առաջնային հիմքը։ Սակայն <text:s/>գրաքննությունը <text:s/>կարող է ստանալ իրավական առումով ընդունելի ձևեր։ Հրատարակությունների նկատմամբ նախնական սահմանափակումները (որոշակի նյութերի հրապարակումն արգելող դատական ակտերը) և դրանց առգրավումը կարող է համարվել բովանդակության ընդունելի ձև, նույնիսկ եթե դա բազմիցս վիճելի կամ հակասական է։</text:p>
          </table:table-cell>
          <table:table-cell table:number-columns-repeated="1021"/>
        </table:table-row>
        <table:table-row table:style-name="ro1">
          <table:table-cell office:value-type="string" calcext:value-type="string">
            <text:p>100</text:p>
          </table:table-cell>
          <table:table-cell office:value-type="string" calcext:value-type="string">
            <text:p>Censorship represents the system of control over the publishing of books, movies, letters, etc. It could include even user comments on the Internet. There can be state censorship (enforced through its agencies, based on its laws and regulations), but it can also take the form of private censorship, where a private actor decides not to allow certain speech reach into the public arena. Private censorship is more difficult to prove and more challenging. For example, a journalist whose article is not published by a private media outlet will be given by her/his editors the argument of freedom of editorial policy. A user publishing a comment on a website will probably be presented with the argument of the comments policies and regulations.</text:p>
          </table:table-cell>
          <table:table-cell office:value-type="string" calcext:value-type="string">
            <text:p>Գրաքննությունը վերահսկողության համակարգ է գրքերի, ֆիլմերի, նամակների և այլնի հրապարակման նկատմամբ։ Այն կարող է ներառել նույնիսկ օգտատերերի մեկնաբանություններն ինտերնետում։ Կարող է լինել պետական գրաքննություն (որն իրականացվում է պետության գործակալությունների կողմից՝ նրա օրենքների և կանոնակարգերի հիման վրա), բայց գրաքննությունը կարող է նաև լինել մասնավոր, երբ որևէ մասնավոր դերակատար որոշում է թույլ չտալ, որ որոշակի խոսք հասնի հանրային ասպարեզ։ Մասնավոր գրաքննությունն ապացուցելը շատ ավելի բարդ է ու դժվար։ Օրինակ՝ լրագրողի հոդվածը չհրապարակած մասնավոր լրատվակամիջոցի խմբագիրը կարող է այդ փաստը հիմնավորել <text:s/>խմբագրական քաղաքականությամբ։ Ինտերնետային կայքում մեկնաբանություն թողնող օգտատիրոջը հավանաբար կներկայացվեն մեկնաբանությունների քաղաքականության և կանոնակարգի վերաբերյալ փաստարկներ։ </text:p>
          </table:table-cell>
          <table:table-cell table:number-columns-repeated="1021"/>
        </table:table-row>
        <table:table-row table:style-name="ro1">
          <table:table-cell office:value-type="string" calcext:value-type="string">
            <text:p>101</text:p>
          </table:table-cell>
          <table:table-cell office:value-type="string" calcext:value-type="string">
            <text:p>Concepts such as:</text:p>
          </table:table-cell>
          <table:table-cell office:value-type="string" calcext:value-type="string">
            <text:p>Այնպիսի հասկացություններ, ինչպես՝</text:p>
          </table:table-cell>
          <table:table-cell table:number-columns-repeated="1021"/>
        </table:table-row>
        <table:table-row table:style-name="ro1">
          <table:table-cell office:value-type="string" calcext:value-type="string">
            <text:p>102</text:p>
          </table:table-cell>
          <table:table-cell office:value-type="string" calcext:value-type="string">
            <text:p>the need for granting a fair trial,</text:p>
          </table:table-cell>
          <table:table-cell office:value-type="string" calcext:value-type="string">
            <text:p>արդար դատաքննություն ապահովելու անհրաժեշտությունը,</text:p>
          </table:table-cell>
          <table:table-cell table:number-columns-repeated="1021"/>
        </table:table-row>
        <table:table-row table:style-name="ro1">
          <table:table-cell office:value-type="string" calcext:value-type="string">
            <text:p>103</text:p>
          </table:table-cell>
          <table:table-cell office:value-type="string" calcext:value-type="string">
            <text:p>the need for the protection of children, or health and morals,</text:p>
          </table:table-cell>
          <table:table-cell office:value-type="string" calcext:value-type="string">
            <text:p>երեխաների կամ առողջության և բարոյականության պաշտպանության անհրաժեշտությունը</text:p>
          </table:table-cell>
          <table:table-cell table:number-columns-repeated="1021"/>
        </table:table-row>
        <table:table-row table:style-name="ro1">
          <table:table-cell office:value-type="string" calcext:value-type="string">
            <text:p>104</text:p>
          </table:table-cell>
          <table:table-cell office:value-type="string" calcext:value-type="string">
            <text:p>the need for the protection of the reputation or rights of others,</text:p>
          </table:table-cell>
          <table:table-cell office:value-type="string" calcext:value-type="string">
            <text:p>այլոց հեղինակությունը կամ իրավունքները պաշտպանելու անհրաժեշտությունը</text:p>
          </table:table-cell>
          <table:table-cell table:number-columns-repeated="1021"/>
        </table:table-row>
        <table:table-row table:style-name="ro1">
          <table:table-cell office:value-type="string" calcext:value-type="string">
            <text:p>105</text:p>
          </table:table-cell>
          <table:table-cell office:value-type="string" calcext:value-type="string">
            <text:p>the need for preventing the disclosure of information received in confidence, or</text:p>
          </table:table-cell>
          <table:table-cell office:value-type="string" calcext:value-type="string">
            <text:p>խորհրդապահական կերպով վստահված տեղեկատվության հրապարակումը կանխելելու անհրաժեշտությունը կամ</text:p>
          </table:table-cell>
          <table:table-cell table:number-columns-repeated="1021"/>
        </table:table-row>
        <table:table-row table:style-name="ro1">
          <table:table-cell office:value-type="string" calcext:value-type="string">
            <text:p>106</text:p>
          </table:table-cell>
          <table:table-cell office:value-type="string" calcext:value-type="string">
            <text:p>national security</text:p>
          </table:table-cell>
          <table:table-cell office:value-type="string" calcext:value-type="string">
            <text:p>ազգային անվտանգությունը</text:p>
          </table:table-cell>
          <table:table-cell table:number-columns-repeated="1021"/>
        </table:table-row>
        <table:table-row table:style-name="ro1">
          <table:table-cell office:value-type="string" calcext:value-type="string">
            <text:p>107</text:p>
          </table:table-cell>
          <table:table-cell office:value-type="string" calcext:value-type="string">
            <text:p>are all used as arguments and legal grounds in regulating content.</text:p>
          </table:table-cell>
          <table:table-cell office:value-type="string" calcext:value-type="string">
            <text:p>բոլորն էլ օգտագործվում են որպես բովանդակությունը կարգավորող <text:s/>փաստարկներ և իրավական հիմքեր։</text:p>
          </table:table-cell>
          <table:table-cell table:number-columns-repeated="1021"/>
        </table:table-row>
        <table:table-row table:style-name="ro1">
          <table:table-cell office:value-type="string" calcext:value-type="string">
            <text:p>108</text:p>
          </table:table-cell>
          <table:table-cell office:value-type="string" calcext:value-type="string">
            <text:p>In preventing the excessive use of punitive measures aimed at regulating content and, consequently leading to free expression being discouraged, the European Court of Human Rights has developed a vast jurisprudence. Some guiding principles can be found below.</text:p>
          </table:table-cell>
          <table:table-cell office:value-type="string" calcext:value-type="string">
            <text:p>Բովանդակության կարգավորման նպատակ հետապնդող և, հետևաբար, արտահայտվելու ազատությունը չխրախուսող պատժիչ միջոցների ավելորդ կիրառումը կանխարգելելու նկատառումով Մարդու իրավունքների եվրոպական դատարանը մշակել է լայնածավալ իրավագիտություն։ Որոշ ուղղորդող սկզբունքներ կարելի է տեսնել ստորև։ </text:p>
          </table:table-cell>
          <table:table-cell table:number-columns-repeated="1021"/>
        </table:table-row>
        <table:table-row table:style-name="ro1">
          <table:table-cell office:value-type="string" calcext:value-type="string">
            <text:p>109</text:p>
          </table:table-cell>
          <table:table-cell office:value-type="string" calcext:value-type="string">
            <text:p>Key aspects from relevant ECtHR cases:</text:p>
          </table:table-cell>
          <table:table-cell office:value-type="string" calcext:value-type="string">
            <text:p>ՄԻԵԴ-ի համապատասխան նախադեպերի կարևոր տեսանկյուններ՝</text:p>
          </table:table-cell>
          <table:table-cell table:number-columns-repeated="1021"/>
        </table:table-row>
        <table:table-row table:style-name="ro1">
          <table:table-cell office:value-type="string" calcext:value-type="string">
            <text:p>110</text:p>
          </table:table-cell>
          <table:table-cell office:value-type="string" calcext:value-type="string">
            <text:p>Seizure of publications and prior restraint - only under strict court scrutiny</text:p>
          </table:table-cell>
          <table:table-cell office:value-type="string" calcext:value-type="string">
            <text:p>Հրապարակումների բռնագրավումը և նախնական սահմանափակումը միայն դատարանի խիստ հսկողության ներքո</text:p>
          </table:table-cell>
          <table:table-cell table:number-columns-repeated="1021"/>
        </table:table-row>
        <table:table-row table:style-name="ro1">
          <table:table-cell office:value-type="string" calcext:value-type="string">
            <text:p>111</text:p>
          </table:table-cell>
          <table:table-cell office:value-type="string" calcext:value-type="string">
            <text:p>“(...) &lt;span class="pinkish"&gt;the &lt;strong&gt;dangers inherent in prior restrictions are such that they call for the most careful scrutiny&lt;/strong&gt;&lt;/span&gt; on the part of the Court. This is especially so as far as the press is concerned, for news is a perishable commodity and to delay its publication, even for a short period, may well deprive it of all its value and interest.”</text:p>
          </table:table-cell>
          <table:table-cell office:value-type="string" calcext:value-type="string">
            <text:p>«(…) նախնական սահմանափակումներին բնորոշ վտանգներն այնպիսին են, որ պահանջում են դատարանի <text:s/>հանգամանալի քննությունը։ Սա հատկապես վերաբերում է այն դեպքերին, որոնք առնչվում են մամուլին, քանի որ լուրերը շուտ փչացող ապրանք են, և դրանց հրապարակումը ուշացնելը, նույնիսկ կարճ ժամկետով, կարող է դրանց ամբողջովին զրկել արժեքից և հետաքրքրությունից»։</text:p>
          </table:table-cell>
          <table:table-cell table:number-columns-repeated="1021"/>
        </table:table-row>
        <table:table-row table:style-name="ro1">
          <table:table-cell office:value-type="string" calcext:value-type="string">
            <text:p>112</text:p>
          </table:table-cell>
          <table:table-cell office:value-type="string" calcext:value-type="string">
            <text:p>Observer and Guardian v. the United Kingdom, 1991</text:p>
          </table:table-cell>
          <table:table-cell office:value-type="string" calcext:value-type="string">
            <text:p>Observer-ը և Guardian-ն ընդդեմ Միացյալ Թագավորության, 1991թ. </text:p>
          </table:table-cell>
          <table:table-cell table:number-columns-repeated="1021"/>
        </table:table-row>
        <table:table-row table:style-name="ro1">
          <table:table-cell table:style-name="ce3" office:value-type="string" calcext:value-type="string">
            <text:p>112-01</text:p>
          </table:table-cell>
          <table:table-cell table:style-name="ce5" office:value-type="string" calcext:value-type="string">
            <text:p>Observer and Guardian v. the United Kingdom, Application no. 13585/88, Judgment 26 November 1991</text:p>
          </table:table-cell>
          <table:table-cell table:style-name="ce5" table:number-columns-repeated="1022"/>
        </table:table-row>
        <table:table-row table:style-name="ro1">
          <table:table-cell table:style-name="ce3" office:value-type="string" calcext:value-type="string">
            <text:p>112-02</text:p>
          </table:table-cell>
          <table:table-cell table:style-name="ce5" office:value-type="string" calcext:value-type="string">
            <text:p>The newspapers The Observer and The Guardian have complained to the European Court of Human Rights after the national courts issued an injunction prohibiting the publication of specific articles on the ground that they would endanger national security. The Court ruled in favor of the newspapers.</text:p>
          </table:table-cell>
          <table:table-cell table:style-name="ce5" table:number-columns-repeated="1022"/>
        </table:table-row>
        <table:table-row table:style-name="ro1">
          <table:table-cell office:value-type="string" calcext:value-type="string">
            <text:p>113</text:p>
          </table:table-cell>
          <table:table-cell office:value-type="string" calcext:value-type="string">
            <text:p>&lt;span class="pinkish"&gt;“&lt;strong&gt;The effect of the injunction was... partly to censor&lt;/strong&gt;&lt;/span&gt; the applicant’s work and substantially to reduce his ability to put forward in public views which have their place in a public debate whose existence cannot be denied. It matters little that his opinion is a minority one and may appear to be devoid of merit since, in a sphere in which it is unlikely that any certainty exists, it would be particularly unreasonable to restrict freedom of expression only to generally accepted ideas.”</text:p>
          </table:table-cell>
          <table:table-cell office:value-type="string" calcext:value-type="string">
            <text:p>«Արգելքի ազդեցությունը ... մասամբ դիմումատուի աշխատանքը գրաքննելն ու հանրային կարծիքներ արտահայտելու նրա ունակությունը զգալիորեն նվազեցնելն էր։ Կարծիքներ, որոնք իրենց տեղն ունեն հանրային քննարկումներում, որոնց գոյությունը չի կարելի ժխտել։ Քիչ կարևոր է, որ նրա կարծիքը փոքրամասնության կարծիք է և կարող է առերևույթ արժեք չունենալ, քանի որ մի ոլորտում, որտեղ դժվար թե լինի որևէ որոշակիություն, հատկապես անողջամիտ կլիներ սահմանափակել արտահայտվելու ազատությունը միայն ընդհանուր ընդունված գաղափարների նկատմամբ»։</text:p>
          </table:table-cell>
          <table:table-cell table:number-columns-repeated="1021"/>
        </table:table-row>
        <table:table-row table:style-name="ro1">
          <table:table-cell office:value-type="string" calcext:value-type="string">
            <text:p>114</text:p>
          </table:table-cell>
          <table:table-cell office:value-type="string" calcext:value-type="string">
            <text:p>Hertel v. Switzerland, 1998</text:p>
          </table:table-cell>
          <table:table-cell office:value-type="string" calcext:value-type="string">
            <text:p>Hertel-ն ընդդեմ Շվեյցարիայի, 1998թ.</text:p>
          </table:table-cell>
          <table:table-cell table:number-columns-repeated="1021"/>
        </table:table-row>
        <table:table-row table:style-name="ro1">
          <table:table-cell table:style-name="ce3" office:value-type="string" calcext:value-type="string">
            <text:p>114-01</text:p>
          </table:table-cell>
          <table:table-cell table:style-name="ce5" office:value-type="string" calcext:value-type="string">
            <text:p>Hertel v. Switzerland, Application no. 25181/94, Judgment 25 August 1998</text:p>
          </table:table-cell>
          <table:table-cell table:style-name="ce5" table:number-columns-repeated="1022"/>
        </table:table-row>
        <table:table-row table:style-name="ro1">
          <table:table-cell table:style-name="ce3" office:value-type="string" calcext:value-type="string">
            <text:p>114-02</text:p>
          </table:table-cell>
          <table:table-cell table:style-name="ce5" office:value-type="string" calcext:value-type="string">
            <text:p>The applicant, Mr. Hertel, had been prohibited from publishing articles on the topic of potential health dangers of microwave ovens usage. The Court considered that the prohibition measures were disproportionate and therefore there had been a violation of Article 10.</text:p>
          </table:table-cell>
          <table:table-cell table:style-name="ce5" table:number-columns-repeated="1022"/>
        </table:table-row>
        <table:table-row table:style-name="ro1">
          <table:table-cell office:value-type="string" calcext:value-type="string">
            <text:p>115</text:p>
          </table:table-cell>
          <table:table-cell office:value-type="string" calcext:value-type="string">
            <text:p>“… however, observe that &lt;span class="pinkish"&gt;&lt;strong&gt;prior restraints may be more readily justified in cases which demonstrate no pressing need for immediate publication&lt;/strong&gt;&lt;/span&gt; and in which there is no obvious contribution to a debate of general public interest. (...) The limited scope under Article 10 for restrictions on the freedom of the press to publish material which contributes to debate on matters of general public interest must be borne in mind.”</text:p>
          </table:table-cell>
          <table:table-cell office:value-type="string" calcext:value-type="string">
            <text:p>«... Այնուամենայնիվ դիտարկեք որ նախնական սահմանափակումները կարող են շատ ավելի հեշտությամբ հիմնավորվել այն դեպքերում, երբ առկա է անհապաղ հրապարակման կարիք, և երբ չկա ակնհայտ ներդրում հանրության ընդհանուր շահի վերաբերյալ որևէ քննարկման համար։ (...) Անհրաժեշտ է մտապահել մամուլի ազատության նկատմամբ 10-րդ հոդվածով նախատեսված սահմանափակումների նեղ շրջանակը այնպիսի նյութի հրապարակման հետ կապված, որը նպաստում է ընդհանուր հանրային շահին վերաբերող խնդիրների վերաբերյալ քննարկումներին»։</text:p>
          </table:table-cell>
          <table:table-cell table:number-columns-repeated="1021"/>
        </table:table-row>
        <table:table-row table:style-name="ro1">
          <table:table-cell office:value-type="string" calcext:value-type="string">
            <text:p>116</text:p>
          </table:table-cell>
          <table:table-cell office:value-type="string" calcext:value-type="string">
            <text:p>Mosley v. UK, 2011</text:p>
          </table:table-cell>
          <table:table-cell office:value-type="string" calcext:value-type="string">
            <text:p>Mosley-ն ընդդեմ ՄԹ-ի, 2011թ.</text:p>
          </table:table-cell>
          <table:table-cell table:number-columns-repeated="1021"/>
        </table:table-row>
        <table:table-row table:style-name="ro1">
          <table:table-cell table:style-name="ce3" office:value-type="string" calcext:value-type="string">
            <text:p>116-01</text:p>
          </table:table-cell>
          <table:table-cell table:style-name="ce5" office:value-type="string" calcext:value-type="string">
            <text:p>Mosley v. UK, Application no. 48009/08, Judgment 10 May 2011</text:p>
          </table:table-cell>
          <table:table-cell table:style-name="ce5" table:number-columns-repeated="1022"/>
        </table:table-row>
        <table:table-row table:style-name="ro1">
          <table:table-cell table:style-name="ce3" office:value-type="string" calcext:value-type="string">
            <text:p>116-02</text:p>
          </table:table-cell>
          <table:table-cell table:style-name="ce5" office:value-type="string" calcext:value-type="string">
            <text:p>Mr. Mosley complained to the European Court of Human Rights after the publication in the United Kingdom of articles that infringed his right to privacy. Even if he won moral damages in court, Mr. Mosley complained to the European Court of Human Rights that the absence of a legal requirement for the media in giving advance notice to a person before publishing private details (prior notification) violates the right to privacy. The European Court of Human Rights unanimously held that the absence of such legal prior-notification requirements on newspapers did not violate his right to privacy.</text:p>
          </table:table-cell>
          <table:table-cell table:style-name="ce5" table:number-columns-repeated="1022"/>
        </table:table-row>
        <table:table-row table:style-name="ro1">
          <table:table-cell office:value-type="string" calcext:value-type="string">
            <text:p>117</text:p>
          </table:table-cell>
          <table:table-cell office:value-type="string" calcext:value-type="string">
            <text:p>Political speech is the most protected form of speech</text:p>
          </table:table-cell>
          <table:table-cell office:value-type="string" calcext:value-type="string">
            <text:p>Քաղաքական ելույթները խոսքի առավել պաշտպանված ձևերից են։</text:p>
          </table:table-cell>
          <table:table-cell table:number-columns-repeated="1021"/>
        </table:table-row>
        <table:table-row table:style-name="ro1">
          <table:table-cell office:value-type="string" calcext:value-type="string">
            <text:p>118</text:p>
          </table:table-cell>
          <table:table-cell office:value-type="string" calcext:value-type="string">
            <text:p>“(…) &lt;span class="pinkish"&gt;&lt;strong&gt;freedom of political debate is at the very core of the concept of a democratic society which prevails throughout the Convention&lt;/strong&gt;&lt;/span&gt;. The limits of acceptable criticism are accordingly wider as regards a politician as such than as regards a private individual. Unlike the latter, the former inevitably and knowingly lays himself open to close scrutiny of his every word and deed by both journalists and the public at large, and he must consequently display a greater degree of tolerance. No doubt Article 10 para. 2 enables the reputation of others - that is to say, of all individuals - to be protected, and this protection extends to politicians too, even when they are not acting in their private capacity; but in such cases the requirements of such protection have to be weighed in relation to the interests of open discussion of political issues”.</text:p>
          </table:table-cell>
          <table:table-cell office:value-type="string" calcext:value-type="string">
            <text:p>«(...) քաղաքական բանավեճի ազատությունը ժողովրդավարական հասարակության հայեցակարգի առանցքն է, որը գերակայում է ամբողջ Կոնվենցիայում։ Ընդունելի քննադատության սահմանները համապատասխանորեն ավելի լայն են, երբ վերաբերում են քաղաքական գործչին, քան որևէ մասնավոր անձի։ Ի տարբերություն երկրորդի, առաջինն անխուսափելիորեն և գիտակցաբար բաց է իր յուրաքանչյուր բառի <text:s/>կամ արարքի նկատմամբ թե՛ լրագրողների և թե՛ լայն հասարակության կողմից ցանկացած սերտ հսկողության համար և պետք է հետևաբար դրսևորի առավել բարձր մակարդակի հանդուրժողականություն։ Կասկած չկա, որ 10-րդ հոդվածի 2-րդ պարբերությունը հնարավորություն է ստեղծում այլոց, այսինքն՝ բոլոր անհատների հեղինակության պաշտպանության համար, և այդ պաշտպանությունը տարածվում է նաև քաղաքական գործիչների վրա, նույնիսկ այն ժամանակ, երբ վերջինները չեն գործում իրենց անձնական <text:s/>կարողությունների շրջանակում, բայց նման դեպքերում նշված պաշտպանության պահանջները պետք է հավասարակշռվեն քաղաքական հարցերի <text:s/>բաց քննարկման շահերի հետ»։</text:p>
          </table:table-cell>
          <table:table-cell table:number-columns-repeated="1021"/>
        </table:table-row>
        <table:table-row table:style-name="ro1">
          <table:table-cell office:value-type="string" calcext:value-type="string">
            <text:p>119</text:p>
          </table:table-cell>
          <table:table-cell office:value-type="string" calcext:value-type="string">
            <text:p>Lingens v. Austria, 1986</text:p>
          </table:table-cell>
          <table:table-cell office:value-type="string" calcext:value-type="string">
            <text:p>Lingens-ն ընդդեմ Ավստրիայի, 1986թ.</text:p>
          </table:table-cell>
          <table:table-cell table:number-columns-repeated="1021"/>
        </table:table-row>
        <table:table-row table:style-name="ro1">
          <table:table-cell table:style-name="ce3" office:value-type="string" calcext:value-type="string">
            <text:p>119-01</text:p>
          </table:table-cell>
          <table:table-cell table:style-name="ce5" office:value-type="string" calcext:value-type="string">
            <text:p>Lingens v. Austria, Application no. 9815/82, Judgment 8 July 1986</text:p>
          </table:table-cell>
          <table:table-cell table:style-name="ce5" table:number-columns-repeated="1022"/>
        </table:table-row>
        <table:table-row table:style-name="ro1">
          <table:table-cell table:style-name="ce3" office:value-type="string" calcext:value-type="string">
            <text:p>119-02</text:p>
          </table:table-cell>
          <table:table-cell table:style-name="ce5"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 table:number-columns-repeated="1022"/>
        </table:table-row>
        <table:table-row table:style-name="ro1">
          <table:table-cell office:value-type="string" calcext:value-type="string">
            <text:p>120</text:p>
          </table:table-cell>
          <table:table-cell office:value-type="string" calcext:value-type="string">
            <text:p>&lt;span class="pinkish"&gt;&lt;strong&gt;“The limits of permissible criticism are wider with regard to the Government than in relation to a private citizen, or even a politician.&lt;/strong&gt;&lt;/span&gt; In a democratic system the actions or omissions of the Government must be subject to the close scrutiny not only of the legislative and judicial authorities but also of the press and public opinion. Furthermore, the dominant position which the Government occupies makes it necessary for it to display restraint in resorting to criminal proceedings, particularly where other means are available for replying to the unjustified attacks and criticisms of its adversaries or the media”.</text:p>
          </table:table-cell>
          <table:table-cell office:value-type="string" calcext:value-type="string">
            <text:p>«Թույլատրելի քննադատության սահմանները ավելի լայն են Կառավարության, քան մասնավոր քաղաքացու, կամ նույնիսկ քաղաքական գործչի դեպքում։ Ժողովրդավարական հասարակությունում Կառավարության գործողությունները կամ անգործությունը պետք է ենթակա լինի ոչ միայն օրենսդիր և դատական իշխանության մարմինների, այլև մամուլի և հանրային կարծիքի սերտ հսկողությանը։ Բացի այդ, Կառավարության զբաղեցրած գերակա դիրքը քրեական վարույթների կիրառումը սահմանափակելու անհրաժեշտություն է առաջացնում, մասնավորապես այն դեպքերում, երբ կան այլ միջոցներ նրա հակառակորդների կամ լրատվամիջոցների կողմից անհիմն հարձակումներին արձագանքելու համար»։ </text:p>
          </table:table-cell>
          <table:table-cell table:number-columns-repeated="1021"/>
        </table:table-row>
        <table:table-row table:style-name="ro1">
          <table:table-cell office:value-type="string" calcext:value-type="string">
            <text:p>121</text:p>
          </table:table-cell>
          <table:table-cell office:value-type="string" calcext:value-type="string">
            <text:p>Castells v. Spain, 1992</text:p>
          </table:table-cell>
          <table:table-cell office:value-type="string" calcext:value-type="string">
            <text:p>Castells-ն ընդդեմ Իսպանիայի, 1992թ.</text:p>
          </table:table-cell>
          <table:table-cell table:number-columns-repeated="1021"/>
        </table:table-row>
        <table:table-row table:style-name="ro1">
          <table:table-cell office:value-type="string" calcext:value-type="string">
            <text:p>121-01</text:p>
          </table:table-cell>
          <table:table-cell office:value-type="string" calcext:value-type="string">
            <text:p>Castells v. Spain, Application no. 11798/85, Judgment 23 April 1992</text:p>
          </table:table-cell>
          <table:table-cell table:number-columns-repeated="1022"/>
        </table:table-row>
        <table:table-row table:style-name="ro1">
          <table:table-cell office:value-type="string" calcext:value-type="string">
            <text:p>121-02</text:p>
          </table:table-cell>
          <table:table-cell office:value-type="string" calcext:value-type="string">
            <text:p>Mr. Castells, a Spanish politician, was criminally convicted (to a term of imprisonment; he was also disqualified for the same period from holding any public office and exercising a profession and ordered to pay costs) for strong accusations against the Government. Mr. Castells was denied the right to proof the truth of his allegations. European Court of Human Rights ruled that there had been a violation of Article 10.</text:p>
          </table:table-cell>
          <table:table-cell table:number-columns-repeated="1022"/>
        </table:table-row>
        <table:table-row table:style-name="ro1">
          <table:table-cell office:value-type="string" calcext:value-type="string">
            <text:p>122</text:p>
          </table:table-cell>
          <table:table-cell office:value-type="string" calcext:value-type="string">
            <text:p>Media have special protection under the Convention</text:p>
          </table:table-cell>
          <table:table-cell office:value-type="string" calcext:value-type="string">
            <text:p>Լրատվամիջոցներն ունեն հատուկ պաշտպանություն ըստ Կոնվենցիայի</text:p>
          </table:table-cell>
          <table:table-cell table:number-columns-repeated="1021"/>
        </table:table-row>
        <table:table-row table:style-name="ro1">
          <table:table-cell office:value-type="string" calcext:value-type="string">
            <text:p>123</text:p>
          </table:table-cell>
          <table:table-cell office:value-type="string" calcext:value-type="string">
            <text:p>“As the Court remarked in its Handyside judgment, freedom of expression constitutes one of the essential foundations of a democratic society; subject to paragraph 2 of Article 10, it is applicable &lt;span class="pinkish"&gt;&lt;strong&gt;not only to information or ideas that are favourably received or regarded as inoffensive or as a matter of indifference, but also to those that offend, shock or disturb the State or any sector of the population&lt;/strong&gt;&lt;/span&gt; (…). These principles are of particular importance as far as the press is concerned.”</text:p>
          </table:table-cell>
          <table:table-cell office:value-type="string" calcext:value-type="string">
            <text:p>«Ինչպես նշել է Դատարանը Հենդիսայդի (Handyside) վերաբերյալ իր վճռում, արտահայտվելու ազատությունը ժողովրդավարական հասարակության կարևոր հիմքերից մեկն է. 10-րդ հոդվածի 2-րդ պարբերության համաձայն այն կիրառելի է ոչ միայն տեղեկությունների և գաղափարների նկատմամբ, որոնք բարեհաճորեն ընդունվում են, կամ համարվում են ոչ վիրավորական կամ ընդունվում են անտարբերությամբ, այլև նրանք, որոնք վիրավորում են, ցնցում կամ անհանգստություն պատճառում Պետությանը կամ բնակչության որևէ այլ հատվածի (...)։ Այս սկզբունքները հատուկ նշանակություն ունեն, երբ խոսքը վերաբերում է մամուլին»։</text:p>
          </table:table-cell>
          <table:table-cell table:number-columns-repeated="1021"/>
        </table:table-row>
        <table:table-row table:style-name="ro1">
          <table:table-cell office:value-type="string" calcext:value-type="string">
            <text:p>124</text:p>
          </table:table-cell>
          <table:table-cell office:value-type="string" calcext:value-type="string">
            <text:p>Sunday Times v. The United Kingdom, 1979</text:p>
          </table:table-cell>
          <table:table-cell office:value-type="string" calcext:value-type="string">
            <text:p>Sunday Times-ն ընդդեմ Միացյալ Թագավորության, 1979թ.</text:p>
          </table:table-cell>
          <table:table-cell table:number-columns-repeated="1021"/>
        </table:table-row>
        <table:table-row table:style-name="ro1">
          <table:table-cell table:style-name="ce3" office:value-type="string" calcext:value-type="string">
            <text:p>124-01</text:p>
          </table:table-cell>
          <table:table-cell table:style-name="ce5" office:value-type="string" calcext:value-type="string">
            <text:p>Sunday Times v. The United Kingdom, Application no. 6538/74, Judgment 26 April 1979</text:p>
          </table:table-cell>
          <table:table-cell table:style-name="ce5" table:number-columns-repeated="1022"/>
        </table:table-row>
        <table:table-row table:style-name="ro1">
          <table:table-cell table:style-name="ce3" office:value-type="string" calcext:value-type="string">
            <text:p>124-02</text:p>
          </table:table-cell>
          <table:table-cell table:style-name="ce5" office:value-type="string" calcext:value-type="string">
            <text:p>The Sunday Times successfully complained to the European Court of Human Rights, after an injunction was granted by the English courts to stop the publication of the newspaper article on the serious health risks posed by a drug (thalidomide). The article discussed also the settlement negotiations for the “thalidomide children”, following pregnant women’s use of the thalidomide drug which resulted in severe birth defects.</text:p>
          </table:table-cell>
          <table:table-cell table:style-name="ce5" table:number-columns-repeated="1022"/>
        </table:table-row>
        <table:table-row table:style-name="ro1">
          <table:table-cell office:value-type="string" calcext:value-type="string">
            <text:p>125</text:p>
          </table:table-cell>
          <table:table-cell office:value-type="string" calcext:value-type="string">
            <text:p>“Whilst the press must not overstep the bounds set, inter alia, for the “protection of the reputation of others”, it is nevertheless incumbent on it to impart information and ideas on political issues just as on those in other areas of public interest. Not only does the press have the task of imparting such information and ideas: the public also has a right to receive them (...). In this connection, the Court cannot accept the opinion, expressed in the judgment of the Vienna Court of Appeal, to the effect that the task of the press was to impart information, the interpretation of which had to be left primarily to the reader (...). &lt;span class="pinkish"&gt;&lt;strong&gt;Freedom of the press furthermore affords the public one of the best means of discovering and forming an opinion of the ideas and attitudes of political leaders​.&lt;/strong&gt;&lt;/span&gt;”</text:p>
          </table:table-cell>
          <table:table-cell office:value-type="string" calcext:value-type="string">
            <text:p>«Թեև մամուլը չպետք է անցնի այն սահմանները, որոնք նախատեսված են ի թիվս այլնի «այլոց հեղինակությունը պաշտպանելու համար», այն այնուամենայնիվ պարտավոր է տեղեկատվություն <text:s/>և գաղափարներ տարածել քաղաքական հարցերի վերաբերյալ այնպես, ինչպես հանրային շահի այլ ոլորտների վերաբերյալ։ Միայն մամուլը չէ, որ այդպիսի տեղեկություններ և գաղափարներ տարածելու խնդիր ունի. նաև հանրությունն ունի դրանք ստանալու իրավունք (...)։ Այս կապակցությամբ Դատարանը չի կարող ընդունել Վիեննայի վերաքննիչ դատարանի դատավճռում արտացոլված այն կարծիքը, թե մամուլի խնդիրը տեղեկություններ տրամադրել է եղել, որոնց մեկնաբանությունը պետք է հիմնականում թողնվեր ընթերցողին (...)։ Մամուլի ազատությունը նաև հանրության համար ծառայում է որպես քաղաքական առաջնորդների գաղափարների և վերաբերմունքի վերաբերյալ բացահայտումներ կատարելու և կարծիք կազմելու լավագույն միջոցներից մեկը»։</text:p>
          </table:table-cell>
          <table:table-cell table:number-columns-repeated="1021"/>
        </table:table-row>
        <table:table-row table:style-name="ro1">
          <table:table-cell office:value-type="string" calcext:value-type="string">
            <text:p>126</text:p>
          </table:table-cell>
          <table:table-cell office:value-type="string" calcext:value-type="string">
            <text:p>Lingens v. Austria, 1986</text:p>
          </table:table-cell>
          <table:table-cell office:value-type="string" calcext:value-type="string">
            <text:p>Lingens-ն ընդդեմ Ավստրիայի, 1986թ.</text:p>
          </table:table-cell>
          <table:table-cell table:number-columns-repeated="1021"/>
        </table:table-row>
        <table:table-row table:style-name="ro1">
          <table:table-cell table:style-name="ce3" office:value-type="string" calcext:value-type="string">
            <text:p>126-01</text:p>
          </table:table-cell>
          <table:table-cell table:style-name="ce5" office:value-type="string" calcext:value-type="string">
            <text:p>Lingens v. Austria, Application no. 9815/82, Judgment 8 July 1986</text:p>
          </table:table-cell>
          <table:table-cell table:style-name="ce5" table:number-columns-repeated="1022"/>
        </table:table-row>
        <table:table-row table:style-name="ro1">
          <table:table-cell table:style-name="ce3" office:value-type="string" calcext:value-type="string">
            <text:p>126-02</text:p>
          </table:table-cell>
          <table:table-cell table:style-name="ce5" office:value-type="string" calcext:value-type="string">
            <text:p>Mr. Lingens, an Austrian journalist, successfully complained to the European Court of Human Rights after being criminally convicted of defamation. The journalist conviction came after he harshly criticized, in his articles, the retiring Chancellor of Austria. He used words such as “the basest opportunism”, “immoral”, and “undignified” to describe the politician’s behavior.</text:p>
          </table:table-cell>
          <table:table-cell table:style-name="ce5" table:number-columns-repeated="1022"/>
        </table:table-row>
        <table:table-row table:style-name="ro1">
          <table:table-cell office:value-type="string" calcext:value-type="string">
            <text:p>127</text:p>
          </table:table-cell>
          <table:table-cell office:value-type="string" calcext:value-type="string">
            <text:p>“In the present case, the applicant expressed his views by having them published in a newspaper. Regard must therefore be had to the pre-eminent role of the press in a State governed by the rule of law. (...) Were it otherwise, ​ &lt;span class="pinkish"&gt;&lt;strong&gt;the press&lt;/strong&gt;&lt;/span&gt; would be unable to play its vital &lt;span class="pinkish"&gt;&lt;strong&gt;role of "public watchdog"&lt;/strong&gt;&lt;/span&gt;.”</text:p>
          </table:table-cell>
          <table:table-cell office:value-type="string" calcext:value-type="string">
            <text:p>«Սույն գործով դիմումատուն արտահայտել է իր տեսակետները՝ դրանք լրագրում տպագրելու միջոցով։ Հետևաբար պետք է ուշադրություն դարձվի մամուլի աննախադեպ դերին մի պետությունում, որը ղեկավարվում է իրավունքի գերակայության սկզբունքով։ (...) Եթե դա այլ կերպ լիներ, ապա մամուլը չէր կարողանա խաղալ «հանրային դիտորդի» իր դերը»։</text:p>
          </table:table-cell>
          <table:table-cell table:number-columns-repeated="1021"/>
        </table:table-row>
        <table:table-row table:style-name="ro1">
          <table:table-cell office:value-type="string" calcext:value-type="string">
            <text:p>128</text:p>
          </table:table-cell>
          <table:table-cell office:value-type="string" calcext:value-type="string">
            <text:p>Thorgeirson v. Iceland, 1992</text:p>
          </table:table-cell>
          <table:table-cell office:value-type="string" calcext:value-type="string">
            <text:p>Thorgeirson-ն ընդդեմ Իսլանդիայի, 1992թ.</text:p>
          </table:table-cell>
          <table:table-cell table:number-columns-repeated="1021"/>
        </table:table-row>
        <table:table-row table:style-name="ro1">
          <table:table-cell table:style-name="ce3" office:value-type="string" calcext:value-type="string">
            <text:p>128-01</text:p>
          </table:table-cell>
          <table:table-cell table:style-name="ce5" office:value-type="string" calcext:value-type="string">
            <text:p>Thorgeirson v. Iceland, Application no. 13778/88, Judgment 25 June 1992</text:p>
          </table:table-cell>
          <table:table-cell table:style-name="ce5" table:number-columns-repeated="1022"/>
        </table:table-row>
        <table:table-row table:style-name="ro1">
          <table:table-cell table:style-name="ce3" office:value-type="string" calcext:value-type="string">
            <text:p>128-02</text:p>
          </table:table-cell>
          <table:table-cell table:style-name="ce5" office:value-type="string" calcext:value-type="string">
            <text:p>Mr. Thorgeirson wrote an article calling for the investigation of police brutality. He used strong expressions such as: “wild beasts in uniform that creep around, silently or not, in the jungle of our town’s night-life”. He was sentenced to pay a criminal fine for defamation of unspecified members of the police. Following a complaint from Mr. Thorgeirson, European Court of Human Rights ruled in his favor, considering that his conviction constituted a violation of Article 10.</text:p>
          </table:table-cell>
          <table:table-cell table:style-name="ce5" table:number-columns-repeated="1022"/>
        </table:table-row>
        <table:table-row table:style-name="ro1">
          <table:table-cell office:value-type="string" calcext:value-type="string">
            <text:p>129</text:p>
          </table:table-cell>
          <table:table-cell office:value-type="string" calcext:value-type="string">
            <text:p>Expression limitations – only if necessary in a democratic society</text:p>
          </table:table-cell>
          <table:table-cell office:value-type="string" calcext:value-type="string">
            <text:p>Արտահայտվելու սահմանափակումներ՝ միայն ժողովրդավարական հասարակությունում անհրաժեշտ լինելու դեպքում</text:p>
          </table:table-cell>
          <table:table-cell table:number-columns-repeated="1021"/>
        </table:table-row>
        <table:table-row table:style-name="ro1">
          <table:table-cell office:value-type="string" calcext:value-type="string">
            <text:p>130</text:p>
          </table:table-cell>
          <table:table-cell office:value-type="string" calcext:value-type="string">
            <text:p>“It is open to question whether the information in the report was sufficiently sensitive to justify preventing its distribution. [...] In this latter connection, the Court points out that it has already held that it was &lt;span class="pinkish"&gt;&lt;strong&gt;unnecessary&lt;/strong&gt;&lt;/span&gt; to prevent the disclosure of certain information seeing that it had already been made public or had ceased to be confidential. [...] &lt;span class="pinkish"&gt;&lt;strong&gt;In short, as the measure was not necessary in a democratic society, there has been a breach of Article 10.​&lt;/strong&gt;&lt;/span&gt;”</text:p>
          </table:table-cell>
          <table:table-cell office:value-type="string" calcext:value-type="string">
            <text:p>«Բաց հարց է, թե արդյոք հոդվածում ներառված տեղեկությունները բավարար նուրբ էին դրա տարածման կանխարգելումն արգելելու համար։ [...] Այդ վերջին կետի հետ կապված Դատարանը մատնանշում է, որ Դատարանը նախկինում վճռել է, որ անհրաժեշտ չէ կանխարգելել որոշակի տեղեկությունների տարածումը՝ տեսնելով, որ այն արդեն հրապարակվել է կամ դադարել է խորհրդապահական լինելուց։ [...] Կարճ ասած, քանի որ տվյալ միջոցը անհրաժեշտ չէր ժողովրդավարական հասարակությունում, 10-րդ հոդվածի խախտում չի եղել»։</text:p>
          </table:table-cell>
          <table:table-cell table:number-columns-repeated="1021"/>
        </table:table-row>
        <table:table-row table:style-name="ro1">
          <table:table-cell office:value-type="string" calcext:value-type="string">
            <text:p>131</text:p>
          </table:table-cell>
          <table:table-cell office:value-type="string" calcext:value-type="string">
            <text:p>Vereniging Weekblad Bluf! v. The Netherlands, 1995</text:p>
          </table:table-cell>
          <table:table-cell office:value-type="string" calcext:value-type="string">
            <text:p>Բլուֆ օրաթերթն ընդդեմ Նիդեռլանդների, 1995թ.</text:p>
          </table:table-cell>
          <table:table-cell table:number-columns-repeated="1021"/>
        </table:table-row>
        <table:table-row table:style-name="ro1">
          <table:table-cell table:style-name="ce3" office:value-type="string" calcext:value-type="string">
            <text:p>131-01</text:p>
          </table:table-cell>
          <table:table-cell table:style-name="ce5" office:value-type="string" calcext:value-type="string">
            <text:p>Vereniging Weekblad Bluf! V. The Netherlands, Application no. 16616/90, Judgment 09 February 1995</text:p>
          </table:table-cell>
          <table:table-cell table:style-name="ce5" table:number-columns-repeated="1022"/>
        </table:table-row>
        <table:table-row table:style-name="ro1">
          <table:table-cell table:style-name="ce3" office:value-type="string" calcext:value-type="string">
            <text:p>131-02</text:p>
          </table:table-cell>
          <table:table-cell table:style-name="ce5" office:value-type="string" calcext:value-type="string">
            <text:p>The applicant was a Dutch association which was publishing a weekly magazine called Bluf!. In 1987, Bluf! obtained a confidential report of the Dutch internal secret service and decided to publish it. As a consequence, their premises were searched following an order of the investigating judge. The entire print-run of that Bluf! issue was seized. During that night, the staff of Bluf! secretly reprinted the issue, and about 2,500 copies were distributed the next day on the streets. After closing the investigation, no criminal charges were pressed against the staff of Bluf!, but the Dutch courts maintained that all copies of that issue need to be withdraw from public circulation. European Court of Human Rights found that the Dutch authorities violated Article 10 of the Convention.</text:p>
          </table:table-cell>
          <table:table-cell table:style-name="ce5" table:number-columns-repeated="1022"/>
        </table:table-row>
        <table:table-row table:style-name="ro1">
          <table:table-cell office:value-type="string" calcext:value-type="string">
            <text:p>132</text:p>
          </table:table-cell>
          <table:table-cell office:value-type="string" calcext:value-type="string">
            <text:p>“(...) a limitation of free expression in the interests of national security should not be regarded as ​necessary​ unless there was a &lt;span class="pinkish"&gt;&lt;strong&gt;"pressing social need"&lt;/strong&gt;&lt;/span&gt; for the limitation and it was &lt;span class="pinkish"&gt;&lt;strong&gt;"proportionate to the legitimate aims pursued"&lt;/strong&gt;&lt;/span&gt;.</text:p>
          </table:table-cell>
          <table:table-cell office:value-type="string" calcext:value-type="string">
            <text:p>«(…) ազատ արտահայտվելու իրավունքի սահմանափակումը ազգային անվտանգության շահերից ելնելով չպետք է անհրաժեշտ համարվի, եթե չի եղել «հրատապ սոցիալական պահանջ» դրա սահմանափակման համար և այն չի եղել «հետամտված իրավաչափ նպատակին համաչափ»»։</text:p>
          </table:table-cell>
          <table:table-cell table:number-columns-repeated="1021"/>
        </table:table-row>
        <table:table-row table:style-name="ro1">
          <table:table-cell office:value-type="string" calcext:value-type="string">
            <text:p>133</text:p>
          </table:table-cell>
          <table:table-cell office:value-type="string" calcext:value-type="string">
            <text:p>Observer and Guardian v. the United Kingdom, 1991</text:p>
          </table:table-cell>
          <table:table-cell office:value-type="string" calcext:value-type="string">
            <text:p>Observer-և Guardian-ն ընդդեմ Միացյալ Թագավորության, 1991թ. </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134</text:p>
          </table:table-cell>
          <table:table-cell office:value-type="string" calcext:value-type="string">
            <text:p>“The adjective &lt;span class="pinkish"&gt;&lt;strong&gt;"necessary"&lt;/strong&gt;&lt;/span&gt;, within the meaning of Article 10 para. 2, implies the existence of a &lt;span class="pinkish"&gt;&lt;strong&gt;“pressing social need”&lt;/strong&gt;&lt;/span&gt;.”</text:p>
          </table:table-cell>
          <table:table-cell table:number-columns-repeated="1022"/>
        </table:table-row>
        <table:table-row table:style-name="ro1">
          <table:table-cell office:value-type="string" calcext:value-type="string">
            <text:p>135</text:p>
          </table:table-cell>
          <table:table-cell office:value-type="string" calcext:value-type="string">
            <text:p>Observer and Guardian v. the United Kingdom, 1991</text:p>
          </table:table-cell>
          <table:table-cell table:number-columns-repeated="1022"/>
        </table:table-row>
        <table:table-row table:style-name="ro1">
          <table:table-cell office:value-type="string" calcext:value-type="string">
            <text:p>136</text:p>
          </table:table-cell>
          <table:table-cell office:value-type="string" calcext:value-type="string">
            <text:p>Offensive speech is protected speech</text:p>
          </table:table-cell>
          <table:table-cell table:number-columns-repeated="1022"/>
        </table:table-row>
        <table:table-row table:style-name="ro1">
          <table:table-cell office:value-type="string" calcext:value-type="string">
            <text:p>137</text:p>
          </table:table-cell>
          <table:table-cell office:value-type="string" calcext:value-type="string">
            <text:p>“In the Court’s view, the applicant’s article, and in particular the word Trottel [“idiot”], may certainly be considered polemical, but they did not on that account constitute a gratuitous personal attack as the author provided an objectively understandable explanation for them derived from Mr Haider’s speech, which was itself provocative. (...) It is true that calling a politician a Trottel in public may offend him. In the instant case, however, the word does not seem disproportionate to the indignation knowingly aroused by Mr Haider. As to the polemical tone of the article, which the Court should not be taken to approve, &lt;span class="pinkish"&gt;&lt;strong&gt;​ it must be remembered that Article 10 protects not only the substance of the ideas and information expressed but also the form in which they are conveyed.&lt;/strong&gt;&lt;/span&gt;”</text:p>
          </table:table-cell>
          <table:table-cell table:number-columns-repeated="1022"/>
        </table:table-row>
        <table:table-row table:style-name="ro1">
          <table:table-cell office:value-type="string" calcext:value-type="string">
            <text:p>138</text:p>
          </table:table-cell>
          <table:table-cell office:value-type="string" calcext:value-type="string">
            <text:p>Oberschlick v. Austria, 1997</text:p>
          </table:table-cell>
          <table:table-cell table:number-columns-repeated="1022"/>
        </table:table-row>
        <table:table-row table:style-name="ro1">
          <table:table-cell office:value-type="string" calcext:value-type="string">
            <text:p>139</text:p>
          </table:table-cell>
          <table:table-cell office:value-type="string" calcext:value-type="string">
            <text:p>“The Court agrees that describing S.P.’s conduct as that of a &lt;span class="pinkish"&gt;&lt;strong&gt;​ “cerebral bankrupt”&lt;/strong&gt;&lt;/span&gt; (...), was indeed extreme and could legitimately be considered offensive. However, it is noted that the impugned remark was a value judgment, as acknowledged by the Government. It is true that in the absence of any factual basis even value judgments can be considered excessive. Nevertheless, in the present case the facts on which the impugned statement was based were outlined in considerable detail; (...) In the context of what appears to be an intense debate in which opinions were expressed with little restraint (...), &lt;span class="pinkish"&gt;&lt;strong&gt;​ the Court would interpret the impugned statement as an expression of strong disagreement, even contempt for S.P.’s position, rather than a factual assessment of his intellectual abilities​.&lt;/strong&gt;&lt;/span&gt; Viewed in this light, the description of the parliamentarian’s speech and conduct can be regarded as a sufficient foundation for the author’s statement. (...) the Court considers that even offensive language, which may fall outside the protection of freedom of expression if its sole intent is to insult, may be protected by Article 10 when serving merely stylistic purposes. (...) the Court considers that the statement did not amount to a gratuitous personal attack on S.P.“</text:p>
          </table:table-cell>
          <table:table-cell table:number-columns-repeated="1022"/>
        </table:table-row>
        <table:table-row table:style-name="ro1">
          <table:table-cell office:value-type="string" calcext:value-type="string">
            <text:p>140</text:p>
          </table:table-cell>
          <table:table-cell office:value-type="string" calcext:value-type="string">
            <text:p>Mladina D.D. Ljubliana v. Slovenia, 2014</text:p>
          </table:table-cell>
          <table:table-cell table:number-columns-repeated="1022"/>
        </table:table-row>
        <table:table-row table:style-name="ro1">
          <table:table-cell office:value-type="string" calcext:value-type="string">
            <text:p>141</text:p>
          </table:table-cell>
          <table:table-cell office:value-type="string" calcext:value-type="string">
            <text:p>“&lt;span class="pinkish"&gt;&lt;strong&gt;(...)​ both articles were framed in particularly strong terms. However, having regard to their purpose and the impact which they were designed to have, the Court is of the opinion that the language used cannot be regarded as excessive​.&lt;/strong&gt;&lt;/span&gt; (…) the conviction and sentence were capable of discouraging open discussion of matters of public concern”</text:p>
          </table:table-cell>
          <table:table-cell table:number-columns-repeated="1022"/>
        </table:table-row>
        <table:table-row table:style-name="ro1">
          <table:table-cell office:value-type="string" calcext:value-type="string">
            <text:p>142</text:p>
          </table:table-cell>
          <table:table-cell office:value-type="string" calcext:value-type="string">
            <text:p>Thorgeirson v. Iceland, 1992</text:p>
          </table:table-cell>
          <table:table-cell table:number-columns-repeated="1022"/>
        </table:table-row>
        <table:table-row table:style-name="ro1">
          <table:table-cell office:value-type="string" calcext:value-type="string">
            <text:p>143</text:p>
          </table:table-cell>
          <table:table-cell office:value-type="string" calcext:value-type="string">
            <text:p>Limited restrictions on public interest information, published in good faith</text:p>
          </table:table-cell>
          <table:table-cell table:number-columns-repeated="1022"/>
        </table:table-row>
        <table:table-row table:style-name="ro1">
          <table:table-cell office:value-type="string" calcext:value-type="string">
            <text:p>144</text:p>
          </table:table-cell>
          <table:table-cell office:value-type="string" calcext:value-type="string">
            <text:p>“The Court reiterates that &lt;span class="pinkish"&gt;&lt;strong&gt;there is little scope&lt;/strong&gt;&lt;/span&gt; under Article 10 § 2 &lt;span class="pinkish"&gt;&lt;strong&gt;​ for restrictions on freedom of expression in the area of political speech or debate – where freedom of expression is of the utmost importance – or in matters of public interest.​&lt;/strong&gt;&lt;/span&gt;”</text:p>
          </table:table-cell>
          <table:table-cell table:number-columns-repeated="1022"/>
        </table:table-row>
        <table:table-row table:style-name="ro1">
          <table:table-cell office:value-type="string" calcext:value-type="string">
            <text:p>145</text:p>
          </table:table-cell>
          <table:table-cell office:value-type="string" calcext:value-type="string">
            <text:p>Eon v. France, 2013</text:p>
          </table:table-cell>
          <table:table-cell table:number-columns-repeated="1022"/>
        </table:table-row>
        <table:table-row table:style-name="ro1">
          <table:table-cell office:value-type="string" calcext:value-type="string">
            <text:p>146</text:p>
          </table:table-cell>
          <table:table-cell office:value-type="string" calcext:value-type="string">
            <text:p>“(...) the pre-eminent role of the press in a State governed by the rule of law must not be forgotten. Although it must not overstep various bounds set, inter alia, for the prevention of disorder and the protection of the reputation of others, &lt;span class="pinkish"&gt;&lt;strong&gt;it is nevertheless incumbent on it to impart information and ideas on political questions and on other matters of public interest.&lt;/strong&gt;&lt;/span&gt;”</text:p>
          </table:table-cell>
          <table:table-cell table:number-columns-repeated="1022"/>
        </table:table-row>
        <table:table-row table:style-name="ro1">
          <table:table-cell office:value-type="string" calcext:value-type="string">
            <text:p>147</text:p>
          </table:table-cell>
          <table:table-cell office:value-type="string" calcext:value-type="string">
            <text:p>Castells v. Spain, 1992</text:p>
          </table:table-cell>
          <table:table-cell table:number-columns-repeated="1022"/>
        </table:table-row>
        <table:table-row table:style-name="ro1">
          <table:table-cell office:value-type="string" calcext:value-type="string">
            <text:p>148</text:p>
          </table:table-cell>
          <table:table-cell office:value-type="string" calcext:value-type="string">
            <text:p>“The articles in issue concerned a matter of public interest: the management of State assets and the manner in which politicians fulfil their mandate. (...) In addition, the &lt;span class="pinkish"&gt;&lt;strong&gt;​ Court is mindful of the fact that journalistic freedom also covers possible recourse to a degree of exaggeration, or even provocation.&lt;/strong&gt;&lt;/span&gt; (…) In the instant case the Court, like the Commission, observes that &lt;span class="pinkish"&gt;&lt;strong&gt;there is no proof that the description of events given in the articles was totally untrue and was designed to fuel a defamation campaign &lt;/strong&gt;&lt;/span&gt;(…).”</text:p>
          </table:table-cell>
          <table:table-cell table:number-columns-repeated="1022"/>
        </table:table-row>
        <table:table-row table:style-name="ro1">
          <table:table-cell office:value-type="string" calcext:value-type="string">
            <text:p>149</text:p>
          </table:table-cell>
          <table:table-cell office:value-type="string" calcext:value-type="string">
            <text:p>Dalban v. Romania, 1999</text:p>
          </table:table-cell>
          <table:table-cell table:number-columns-repeated="1022"/>
        </table:table-row>
        <table:table-row table:style-name="ro1">
          <table:table-cell office:value-type="string" calcext:value-type="string">
            <text:p>150</text:p>
          </table:table-cell>
          <table:table-cell office:value-type="string" calcext:value-type="string">
            <text:p>&lt;span class="pinkish"&gt;&lt;strong&gt;“​Article 10 “protects journalists’ rights to divulge information of general interest provided that they are acting in good faith and on an accurate factual basis&lt;/strong&gt;&lt;/span&gt; and provide reliable and precise information in accordance with the ethics of journalism​”.</text:p>
          </table:table-cell>
          <table:table-cell table:number-columns-repeated="1022"/>
        </table:table-row>
        <table:table-row table:style-name="ro1">
          <table:table-cell office:value-type="string" calcext:value-type="string">
            <text:p>151</text:p>
          </table:table-cell>
          <table:table-cell office:value-type="string" calcext:value-type="string">
            <text:p>Fressoz and Roire v. France [Grand Chamber], 1999</text:p>
          </table:table-cell>
          <table:table-cell table:number-columns-repeated="1022"/>
        </table:table-row>
        <table:table-row table:style-name="ro1">
          <table:table-cell office:value-type="string" calcext:value-type="string">
            <text:p>152</text:p>
          </table:table-cell>
          <table:table-cell office:value-type="string" calcext:value-type="string">
            <text:p>“In situations where on the one hand a statement of fact is made and insufficient evidence is adduced to prove it, and on the other hand the journalist is discussing an issue of genuine public interest, ​verifying whether the journalist has acted professionally and in good faith becomes paramount​.”</text:p>
          </table:table-cell>
          <table:table-cell table:number-columns-repeated="1022"/>
        </table:table-row>
        <table:table-row table:style-name="ro1">
          <table:table-cell office:value-type="string" calcext:value-type="string">
            <text:p>153</text:p>
          </table:table-cell>
          <table:table-cell office:value-type="string" calcext:value-type="string">
            <text:p>Ghiulfer Predescu v. Romania, 2017</text:p>
          </table:table-cell>
          <table:table-cell table:number-columns-repeated="1022"/>
        </table:table-row>
        <table:table-row table:style-name="ro1">
          <table:table-cell office:value-type="string" calcext:value-type="string">
            <text:p>154</text:p>
          </table:table-cell>
          <table:table-cell office:value-type="string" calcext:value-type="string">
            <text:p>The sanctionatory measures that are taken have to be proportional</text:p>
          </table:table-cell>
          <table:table-cell table:number-columns-repeated="1022"/>
        </table:table-row>
        <table:table-row table:style-name="ro1">
          <table:table-cell office:value-type="string" calcext:value-type="string">
            <text:p>155</text:p>
          </table:table-cell>
          <table:table-cell office:value-type="string" calcext:value-type="string">
            <text:p>“(…) although &lt;span class="pinkish"&gt;&lt;strong&gt;the penalty imposed&lt;/strong&gt;&lt;/span&gt; on the author did not strictly speaking prevent him from expressing himself, it nonetheless​ &lt;span class="pinkish"&gt;&lt;strong&gt;amounted to a kind of censure, which would be likely to discourage him from making criticisms of that kind&lt;/strong&gt;&lt;/span&gt; again in future (...). [...] From the various foregoing considerations it appears that the interference with Mr. Lingens’ exercise of the freedom of expression was not “necessary in a democratic society ... for the protection of the reputation ... of others”; it was disproportionate to the legitimate aim pursued. There was accordingly a breach of Article 10 (art. 10) of the Convention.”</text:p>
          </table:table-cell>
          <table:table-cell table:number-columns-repeated="1022"/>
        </table:table-row>
        <table:table-row table:style-name="ro1">
          <table:table-cell office:value-type="string" calcext:value-type="string">
            <text:p>156</text:p>
          </table:table-cell>
          <table:table-cell office:value-type="string" calcext:value-type="string">
            <text:p>Lingens v. Austria, 1986</text:p>
          </table:table-cell>
          <table:table-cell table:number-columns-repeated="1022"/>
        </table:table-row>
        <table:table-row table:style-name="ro1">
          <table:table-cell office:value-type="string" calcext:value-type="string">
            <text:p>157</text:p>
          </table:table-cell>
          <table:table-cell office:value-type="string" calcext:value-type="string">
            <text:p>A high amount of moral damages might be disproportionate</text:p>
          </table:table-cell>
          <table:table-cell table:number-columns-repeated="1022"/>
        </table:table-row>
        <table:table-row table:style-name="ro1">
          <table:table-cell office:value-type="string" calcext:value-type="string">
            <text:p>158</text:p>
          </table:table-cell>
          <table:table-cell office:value-type="string" calcext:value-type="string">
            <text:p>“having regard to the &lt;span class="pinkish"&gt;&lt;strong&gt;size of the award&lt;sup&gt;&lt;a href="#" data-toggle="tooltip" title="In this case, by “award” the Court is referring on the moral damages obtained in that specific case."&gt;13&lt;/a&gt;&lt;/sup&gt; in the applicant’s case in conjunction with the lack of adequate and effective safeguards at the relevant time against a disproportionately large award&lt;/strong&gt;&lt;/span&gt;, the Court finds that there has been a violation of the applicant’s right under Article 10 of the Convention”</text:p>
          </table:table-cell>
          <table:table-cell table:number-columns-repeated="1022"/>
        </table:table-row>
        <table:table-row table:style-name="ro1">
          <table:table-cell office:value-type="string" calcext:value-type="string">
            <text:p>159</text:p>
          </table:table-cell>
          <table:table-cell office:value-type="string" calcext:value-type="string">
            <text:p>Tolstoy Miloslavsky v. the United Kingdom, 1995</text:p>
          </table:table-cell>
          <table:table-cell table:number-columns-repeated="1022"/>
        </table:table-row>
        <table:table-row table:style-name="ro1">
          <table:table-cell office:value-type="string" calcext:value-type="string">
            <text:p>160</text:p>
          </table:table-cell>
          <table:table-cell office:value-type="string" calcext:value-type="string">
            <text:p>“… the Court reiterates that, under the Convention, &lt;span class="pinkish"&gt;&lt;strong&gt;an award of damages for defamation must bear a reasonable relationship of proportionality to the injury to reputation suffered.&lt;/strong&gt;&lt;/span&gt; (...) The Court notes that the amount the applicant was ordered to pay was extremely high. It was thus, in the Court’s view, capable of ​&lt;span class="pinkish"&gt;&lt;strong&gt;having a “chilling”, dissuasive effect on the applicant’s freedom of expression.&lt;/strong&gt;”&lt;/span&gt;&lt;/cite&gt;</text:p>
          </table:table-cell>
          <table:table-cell table:number-columns-repeated="1022"/>
        </table:table-row>
        <table:table-row table:style-name="ro1">
          <table:table-cell office:value-type="string" calcext:value-type="string">
            <text:p>161</text:p>
          </table:table-cell>
          <table:table-cell office:value-type="string" calcext:value-type="string">
            <text:p>Ghiulfer Predescu v. Romania, 2017</text:p>
          </table:table-cell>
          <table:table-cell table:number-columns-repeated="1022"/>
        </table:table-row>
        <table:table-row table:style-name="ro1">
          <table:table-cell office:value-type="string" calcext:value-type="string">
            <text:p>162</text:p>
          </table:table-cell>
          <table:table-cell office:value-type="string" calcext:value-type="string">
            <text:p>Duties and Responsibilities - online and offline</text:p>
          </table:table-cell>
          <table:table-cell table:number-columns-repeated="1022"/>
        </table:table-row>
        <table:table-row table:style-name="ro1">
          <table:table-cell office:value-type="string" calcext:value-type="string">
            <text:p>163</text:p>
          </table:table-cell>
          <table:table-cell office:value-type="string" calcext:value-type="string">
            <text:p>As stated in paragraph 2 of Article 10, the exercise of freedom of expression comes with duties and responsibilities. When expressing publicly, one should act in good faith, provide, in as much as possible, reliable and accurate information, and pursue the public interest.</text:p>
          </table:table-cell>
          <table:table-cell table:number-columns-repeated="1022"/>
        </table:table-row>
        <table:table-row table:style-name="ro1">
          <table:table-cell office:value-type="string" calcext:value-type="string">
            <text:p>164</text:p>
          </table:table-cell>
          <table:table-cell office:value-type="string" calcext:value-type="string">
            <text:p>The media and the NGOs (when acting as public or social watchdogs) are given more protection under the Convention, but only when respecting the conditions above, as there are greater expectations from them in promoting responsible messages to the public. The protection (as well as the special responsibilities) extends to the individuals in these two types of organizations, namely the journalists and the NGO activists and workers. Especially journalists might be expected to maintain the same professional duties and obligations, even when publishing in their own name.</text:p>
          </table:table-cell>
          <table:table-cell table:number-columns-repeated="1022"/>
        </table:table-row>
        <table:table-row table:style-name="ro1">
          <table:table-cell office:value-type="string" calcext:value-type="string">
            <text:p>165</text:p>
          </table:table-cell>
          <table:table-cell office:value-type="string" calcext:value-type="string">
            <text:p>Any private individual expressing publicly should respect the same conditions in order to benefit from the safeguards afforded by Article 10, even if the expectations for providing accurate information are obviously lower in their case. A private individual has limited means of verifying an information, other than sources publicly and easily available. At the same time, while opinions should be freely expressed, it is expected that they have a factual basis. Attribution of facts, such as, let’s say, corruption facts, should not be done careless, as it can lead to the loss of Article 10 safeguards.</text:p>
          </table:table-cell>
          <table:table-cell table:number-columns-repeated="1022"/>
        </table:table-row>
        <table:table-row table:style-name="ro1">
          <table:table-cell office:value-type="string" calcext:value-type="string">
            <text:p>166</text:p>
          </table:table-cell>
          <table:table-cell office:value-type="string" calcext:value-type="string">
            <text:p>The speech of public servants and members of the armed forces is protected, but they also have to give away some of their free speech rights, in interests such as keeping the confidentiality of sensitive or even secret state information, maintaining the military authority or the discipline in the police force. Public employees have a “duty of loyalty, reserve and discretion to their employer” (Guja v. Moldova [Grand Chamber], 2008, ECtHR).</text:p>
          </table:table-cell>
          <table:table-cell table:number-columns-repeated="1022"/>
        </table:table-row>
        <table:table-row table:style-name="ro1">
          <table:table-cell office:value-type="string" calcext:value-type="string">
            <text:p>167</text:p>
          </table:table-cell>
          <table:table-cell office:value-type="string" calcext:value-type="string">
            <text:p>nline expression carries with it even more duties and responsibilities, as the Internet nature gives a potentially permanent existence to all published information and makes it world wide accessible. Analyzing on the matter, the ECtHR considered that a notice about a pending lawsuit can be published online next to litigious articles without being a disproportionate interference with the right to freedom of expression. On the other hand, ECtHR considered that the obligation to remove articles from the Internet, in defamation cases, violates Article 10.</text:p>
          </table:table-cell>
          <table:table-cell table:number-columns-repeated="1022"/>
        </table:table-row>
        <table:table-row table:style-name="ro1">
          <table:table-cell office:value-type="string" calcext:value-type="string">
            <text:p>168</text:p>
          </table:table-cell>
          <table:table-cell office:value-type="string" calcext:value-type="string">
            <text:p>Hate speech as well as incitement to violence, when a violent act is likely to occur, are not protected under the Convention, as they interfere with the principles of the “prohibition of abuse of rights” (Article 17 ECHR) and the “general prohibition of discrimination” (Protocol no. 12 to ECHR, Article 1). This again has a strong impact on the online expression. Nevertheless, hate speech should be differentiated from offensive speech (details about offensive speech in the “Content Regulation” chapter).</text:p>
          </table:table-cell>
          <table:table-cell table:number-columns-repeated="1022"/>
        </table:table-row>
        <table:table-row table:style-name="ro1">
          <table:table-cell office:value-type="string" calcext:value-type="string">
            <text:p>169</text:p>
          </table:table-cell>
          <table:table-cell office:value-type="string" calcext:value-type="string">
            <text:p>Article 17 of the European Convention on Human Rights</text:p>
          </table:table-cell>
          <table:table-cell table:number-columns-repeated="1022"/>
        </table:table-row>
        <table:table-row table:style-name="ro1">
          <table:table-cell office:value-type="string" calcext:value-type="string">
            <text:p>170</text:p>
          </table:table-cell>
          <table:table-cell office:value-type="string" calcext:value-type="string">
            <text:p>Prohibition of abuse of rights</text:p>
          </table:table-cell>
          <table:table-cell table:number-columns-repeated="1022"/>
        </table:table-row>
        <table:table-row table:style-name="ro1">
          <table:table-cell office:value-type="string" calcext:value-type="string">
            <text:p>171</text:p>
          </table:table-cell>
          <table:table-cell office:value-type="string" calcext:value-type="string">
            <text:p>Nothing in this Convention may be interpreted as implying for any State, group or person any right to engage in any activity or perform any act aimed at the destruction of any of the rights and freedoms set forth herein or at their limitation to a greater extent than is provided for in the Convention.</text:p>
          </table:table-cell>
          <table:table-cell table:number-columns-repeated="1022"/>
        </table:table-row>
        <table:table-row table:style-name="ro1">
          <table:table-cell office:value-type="string" calcext:value-type="string">
            <text:p>172</text:p>
          </table:table-cell>
          <table:table-cell office:value-type="string" calcext:value-type="string">
            <text:p>Article 1 to the Protocol no. 12 of the European Convention on Human Rights</text:p>
          </table:table-cell>
          <table:table-cell table:number-columns-repeated="1022"/>
        </table:table-row>
        <table:table-row table:style-name="ro1">
          <table:table-cell office:value-type="string" calcext:value-type="string">
            <text:p>173</text:p>
          </table:table-cell>
          <table:table-cell office:value-type="string" calcext:value-type="string">
            <text:p>General prohibition of discrimination</text:p>
          </table:table-cell>
          <table:table-cell table:number-columns-repeated="1022"/>
        </table:table-row>
        <table:table-row table:style-name="ro1">
          <table:table-cell office:value-type="string" calcext:value-type="string">
            <text:p>174</text:p>
          </table:table-cell>
          <table:table-cell office:value-type="string" calcext:value-type="string">
            <text:p>The enjoyment of any right set forth by law shall be secured without discrimination on any ground such as sex, race, colour, language, religion, political or other opinion, national or social origin, association with a national minority, property, birth or other status.</text:p>
          </table:table-cell>
          <table:table-cell table:number-columns-repeated="1022"/>
        </table:table-row>
        <table:table-row table:style-name="ro1">
          <table:table-cell office:value-type="string" calcext:value-type="string">
            <text:p>175</text:p>
          </table:table-cell>
          <table:table-cell office:value-type="string" calcext:value-type="string">
            <text:p>No one shall be discriminated against by any public authority on any ground such as those mentioned in paragraph 1.</text:p>
          </table:table-cell>
          <table:table-cell table:number-columns-repeated="1022"/>
        </table:table-row>
        <table:table-row table:style-name="ro1">
          <table:table-cell office:value-type="string" calcext:value-type="string">
            <text:p>176</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177</text:p>
          </table:table-cell>
          <table:table-cell office:value-type="string" calcext:value-type="string">
            <text:p>Act in good faith, provide reliable information, and pursue the public interest</text:p>
          </table:table-cell>
          <table:table-cell table:number-columns-repeated="1022"/>
        </table:table-row>
        <table:table-row table:style-name="ro1">
          <table:table-cell office:value-type="string" calcext:value-type="string">
            <text:p>178</text:p>
          </table:table-cell>
          <table:table-cell office:value-type="string" calcext:value-type="string">
            <text:p>“The crucial watchdog role of the press in a democratic society has been positively asserted and defended by this Court in the course of a large corpus of cases concerning freedom of expression which have stressed not only the right of the press to impart information but also the right of the public to receive it. In so doing the Court has played an important role in laying the foundations for the principles which govern a free press within the Convention community and beyond. However, for the first time the Court is confronted with the question of how to reconcile the role of newspapers to cover a story which is undoubtedly in the public interest with the right to reputation of a group of identifiable private individuals at the centre of the story. In our view the fact that a strong public interest is involved should not have the consequence of exonerating newspapers from either the basic ethics of their trade or the laws of defamation.</text:p>
          </table:table-cell>
          <table:table-cell table:number-columns-repeated="1022"/>
        </table:table-row>
        <table:table-row table:style-name="ro1">
          <table:table-cell office:value-type="string" calcext:value-type="string">
            <text:p>179</text:p>
          </table:table-cell>
          <table:table-cell office:value-type="string" calcext:value-type="string">
            <text:p>By reason of the “duties and responsibilities” inherent in the exercise of the freedom of expression, &lt;span class="pinkish"&gt;&lt;strong&gt;the safeguard&lt;/strong&gt;&lt;/span&gt; afforded by Article 10 to journalists in relation to reporting on issues of general interest is subject to the provision that they are &lt;span class="pinkish"&gt;&lt;strong&gt;acting in good faith in order to provide accurate and reliable information in accordance with the ethics of journalism​...&lt;/strong&gt;&lt;/span&gt;</text:p>
          </table:table-cell>
          <table:table-cell table:number-columns-repeated="1022"/>
        </table:table-row>
        <table:table-row table:style-name="ro1">
          <table:table-cell office:value-type="string" calcext:value-type="string">
            <text:p>180</text:p>
          </table:table-cell>
          <table:table-cell office:value-type="string" calcext:value-type="string">
            <text:p>In the view of the Court, &lt;span class="pinkish"&gt;&lt;strong&gt;the press should normally be entitled, when contributing to public debate on matters of legitimate concern, to rely on the contents of official reports without having to undertake independent research​.&lt;/strong&gt;&lt;/span&gt; Otherwise, the vital public-watchdog role of the press may be undermined.”</text:p>
          </table:table-cell>
          <table:table-cell table:number-columns-repeated="1022"/>
        </table:table-row>
        <table:table-row table:style-name="ro1">
          <table:table-cell office:value-type="string" calcext:value-type="string">
            <text:p>181</text:p>
          </table:table-cell>
          <table:table-cell office:value-type="string" calcext:value-type="string">
            <text:p>Bladet Tromsø and Stensaas v. Norway [Grand Chamber], 1999</text:p>
          </table:table-cell>
          <table:table-cell table:number-columns-repeated="1022"/>
        </table:table-row>
        <table:table-row table:style-name="ro1">
          <table:table-cell office:value-type="string" calcext:value-type="string">
            <text:p>182</text:p>
          </table:table-cell>
          <table:table-cell office:value-type="string" calcext:value-type="string">
            <text:p>“(...) it is not clear whether the applicant intended to post these statements in his capacity as a journalist providing information to the public, or whether he simply expressed his personal opinions as an ordinary citizen in the course of an Internet debate. Nevertheless, it is clear that, (...) the applicant, being a popular journalist, did not hide his identity and that he publicly disseminated his statements by posting them on a freely accessible popular Internet forum, a medium which in modern times has no less powerful an effect than the print media. (...) &lt;span class="pinkish"&gt;&lt;strong&gt;directly accusing specific individuals of a specific form of misconduct entails an obligation to provide a sufficient factual basis for such an assertion&lt;/strong&gt;&lt;/span&gt; (...).”</text:p>
          </table:table-cell>
          <table:table-cell table:number-columns-repeated="1022"/>
        </table:table-row>
        <table:table-row table:style-name="ro1">
          <table:table-cell office:value-type="string" calcext:value-type="string">
            <text:p>183</text:p>
          </table:table-cell>
          <table:table-cell office:value-type="string" calcext:value-type="string">
            <text:p>Fatullayev v. Azerbaijan, 2010</text:p>
          </table:table-cell>
          <table:table-cell table:number-columns-repeated="1022"/>
        </table:table-row>
        <table:table-row table:style-name="ro1">
          <table:table-cell office:value-type="string" calcext:value-type="string">
            <text:p>184</text:p>
          </table:table-cell>
          <table:table-cell office:value-type="string" calcext:value-type="string">
            <text:p>NGOs have been recognized a public watchdog role</text:p>
          </table:table-cell>
          <table:table-cell table:number-columns-repeated="1022"/>
        </table:table-row>
        <table:table-row table:style-name="ro1">
          <table:table-cell office:value-type="string" calcext:value-type="string">
            <text:p>185</text:p>
          </table:table-cell>
          <table:table-cell office:value-type="string" calcext:value-type="string">
            <text:p>“(...) when an NGO draws attention to matters of public interest, it is exercising a public watchdog role of similar importance to that of the press and &lt;span class="pinkish"&gt;&lt;strong&gt;may be characterised as a social “watchdog”&lt;/strong&gt;&lt;/span&gt; warranting similar protection under the Convention as that afforded to the press.”</text:p>
          </table:table-cell>
          <table:table-cell table:number-columns-repeated="1022"/>
        </table:table-row>
        <table:table-row table:style-name="ro1">
          <table:table-cell office:value-type="string" calcext:value-type="string">
            <text:p>186</text:p>
          </table:table-cell>
          <table:table-cell office:value-type="string" calcext:value-type="string">
            <text:p>Medžlis Islamske Zajednice Brčko and Others v. Bosnia and Herzegovina [Grand Chamber], 2017</text:p>
          </table:table-cell>
          <table:table-cell table:number-columns-repeated="1022"/>
        </table:table-row>
        <table:table-row table:style-name="ro1">
          <table:table-cell office:value-type="string" calcext:value-type="string">
            <text:p>187</text:p>
          </table:table-cell>
          <table:table-cell office:value-type="string" calcext:value-type="string">
            <text:p>“(…) an&lt;span class="pinkish"&gt;&lt;strong&gt; ​NGO performing a public watchdog role is likely to have greater impact when reporting on irregularities of public officials​,&lt;/strong&gt;&lt;/span&gt; and will often dispose of greater means of verifying and corroborating the veracity of criticism than would be the case of an individual reporting on what he or she has observed personally.”</text:p>
          </table:table-cell>
          <table:table-cell table:number-columns-repeated="1022"/>
        </table:table-row>
        <table:table-row table:style-name="ro1">
          <table:table-cell office:value-type="string" calcext:value-type="string">
            <text:p>188</text:p>
          </table:table-cell>
          <table:table-cell office:value-type="string" calcext:value-type="string">
            <text:p>Medžlis Islamske Zajednice Brčko and Others v. Bosnia and Herzegovina [Grand Chamber], 2017</text:p>
          </table:table-cell>
          <table:table-cell table:number-columns-repeated="1022"/>
        </table:table-row>
        <table:table-row table:style-name="ro1">
          <table:table-cell office:value-type="string" calcext:value-type="string">
            <text:p>189</text:p>
          </table:table-cell>
          <table:table-cell office:value-type="string" calcext:value-type="string">
            <text:p>Public servants and members of the armed forces – limited speech protection</text:p>
          </table:table-cell>
          <table:table-cell table:number-columns-repeated="1022"/>
        </table:table-row>
        <table:table-row table:style-name="ro1">
          <table:table-cell office:value-type="string" calcext:value-type="string">
            <text:p>190</text:p>
          </table:table-cell>
          <table:table-cell office:value-type="string" calcext:value-type="string">
            <text:p>“(...) Article 10 protects not only the substance of the ideas and information expressed but also the form in which they are conveyed. The same is true when the persons concerned are members of the armed forces, because Article 10 applies to them just as it does to other persons within the jurisdiction of the Contracting States. (...) &lt;span class="pinkish"&gt;&lt;strong&gt;the national authorities must ensure that disproportionate penalties do not dissuade trade union representatives from seeking to express and defend their members’ interests&lt;/strong&gt;&lt;/span&gt; (...).”</text:p>
          </table:table-cell>
          <table:table-cell table:number-columns-repeated="1022"/>
        </table:table-row>
        <table:table-row table:style-name="ro1">
          <table:table-cell office:value-type="string" calcext:value-type="string">
            <text:p>191</text:p>
          </table:table-cell>
          <table:table-cell office:value-type="string" calcext:value-type="string">
            <text:p>Szima v. Hungary, 2012</text:p>
          </table:table-cell>
          <table:table-cell table:number-columns-repeated="1022"/>
        </table:table-row>
        <table:table-row table:style-name="ro1">
          <table:table-cell office:value-type="string" calcext:value-type="string">
            <text:p>192</text:p>
          </table:table-cell>
          <table:table-cell office:value-type="string" calcext:value-type="string">
            <text:p>“(...) the Court will consider the extent to which the right to freedom of expression of a member of the police force can be restricted in order to prevent disorder within the police, a hierarchically organised body where discipline is quintessential for the carrying out of its functions. (...) The Court notes that, &lt;span class="pinkish"&gt;&lt;strong&gt;by entering the police, the applicant should have been aware of the restrictions that apply to staff in the exercise of their rights.&lt;/strong&gt;&lt;/span&gt;”</text:p>
          </table:table-cell>
          <table:table-cell table:number-columns-repeated="1022"/>
        </table:table-row>
        <table:table-row table:style-name="ro1">
          <table:table-cell office:value-type="string" calcext:value-type="string">
            <text:p>193</text:p>
          </table:table-cell>
          <table:table-cell office:value-type="string" calcext:value-type="string">
            <text:p>Szima v. Hungary, 2012</text:p>
          </table:table-cell>
          <table:table-cell table:number-columns-repeated="1022"/>
        </table:table-row>
        <table:table-row table:style-name="ro1">
          <table:table-cell office:value-type="string" calcext:value-type="string">
            <text:p>194</text:p>
          </table:table-cell>
          <table:table-cell office:value-type="string" calcext:value-type="string">
            <text:p>“Article 10 applies also to the workplace, and that civil servants, such as the applicant, enjoy the right to freedom of expression (...). At the same time, the Court is mindful that employees have a duty of loyalty, reserve and discretion to their employer. (...) In addition, in view of the very nature of their position, civil servants often have access to information which the government, for various legitimate reasons, may have an interest in keeping confidential or secret. Therefore, &lt;span class="pinkish"&gt;&lt;strong&gt;​the duty of discretion owed by civil servants will also generally be a strong one&lt;/strong&gt;&lt;/span&gt;.”</text:p>
          </table:table-cell>
          <table:table-cell table:number-columns-repeated="1022"/>
        </table:table-row>
        <table:table-row table:style-name="ro1">
          <table:table-cell office:value-type="string" calcext:value-type="string">
            <text:p>195</text:p>
          </table:table-cell>
          <table:table-cell office:value-type="string" calcext:value-type="string">
            <text:p>Guja v. Moldova [Grand Chamber], 2008</text:p>
          </table:table-cell>
          <table:table-cell table:number-columns-repeated="1022"/>
        </table:table-row>
        <table:table-row table:style-name="ro1">
          <table:table-cell office:value-type="string" calcext:value-type="string">
            <text:p>196</text:p>
          </table:table-cell>
          <table:table-cell office:value-type="string" calcext:value-type="string">
            <text:p>Internet archives have an important role within freedom of expression</text:p>
          </table:table-cell>
          <table:table-cell table:number-columns-repeated="1022"/>
        </table:table-row>
        <table:table-row table:style-name="ro1">
          <table:table-cell office:value-type="string" calcext:value-type="string">
            <text:p>197</text:p>
          </table:table-cell>
          <table:table-cell office:value-type="string" calcext:value-type="string">
            <text:p>“In the light of its accessibility and its capacity to store and communicate vast amounts of information, &lt;span class="pinkish"&gt;&lt;strong&gt;the Internet plays an important role in enhancing the public’s access to news and facilitating the dissemination of information in general. The maintenance of Internet archives is a critical aspect of this role&lt;/strong&gt;&lt;/span&gt;.”</text:p>
          </table:table-cell>
          <table:table-cell table:number-columns-repeated="1022"/>
        </table:table-row>
        <table:table-row table:style-name="ro1">
          <table:table-cell office:value-type="string" calcext:value-type="string">
            <text:p>198</text:p>
          </table:table-cell>
          <table:table-cell office:value-type="string" calcext:value-type="string">
            <text:p>Times Newspapers Limited v. UK (nos 1 and 2), 2009</text:p>
          </table:table-cell>
          <table:table-cell table:number-columns-repeated="1022"/>
        </table:table-row>
        <table:table-row table:style-name="ro1">
          <table:table-cell office:value-type="string" calcext:value-type="string">
            <text:p>199</text:p>
          </table:table-cell>
          <table:table-cell office:value-type="string" calcext:value-type="string">
            <text:p>Updating an article, as required by a court decision, in an Internet archive, can be an acceptable interference with freedom of expression</text:p>
          </table:table-cell>
          <table:table-cell table:number-columns-repeated="1022"/>
        </table:table-row>
        <table:table-row table:style-name="ro1">
          <table:table-cell office:value-type="string" calcext:value-type="string">
            <text:p>200</text:p>
          </table:table-cell>
          <table:table-cell office:value-type="string" calcext:value-type="string">
            <text:p>“(...) while the primary function of the press in a democracy is to act as a “public watchdog”, it has a &lt;span class="pinkish"&gt;&lt;strong&gt;valuable secondary role in maintaining and making available to the public archives containing news which has previously been reported​.&lt;/strong&gt;&lt;/span&gt; However, the margin of appreciation afforded to States in striking the balance between the competing rights is likely to be greater where news archives of past events, rather than news reporting of current affairs, are concerned. In particular, the duty of the press to act in accordance with the principles of responsible journalism by ensuring the accuracy of historical, rather than perishable, information published is likely to be more stringent in the absence of any urgency in publishing the material.</text:p>
          </table:table-cell>
          <table:table-cell table:number-columns-repeated="1022"/>
        </table:table-row>
        <table:table-row table:style-name="ro1">
          <table:table-cell office:value-type="string" calcext:value-type="string">
            <text:p>201</text:p>
          </table:table-cell>
          <table:table-cell office:value-type="string" calcext:value-type="string">
            <text:p><text:s text:c="2"/>"(…) the Court (…) &lt;span class="pinkish"&gt;&lt;strong&gt;does not consider that the requirement to publish an appropriate qualification to an article contained in an Internet archive&lt;/strong&gt;&lt;/span&gt;, where it has been brought to the notice of a newspaper that a libel action has been initiated in respect of that same article published in the written press, constitutes a disproportionate interference with the right to freedom of expression.”</text:p>
          </table:table-cell>
          <table:table-cell table:number-columns-repeated="1022"/>
        </table:table-row>
        <table:table-row table:style-name="ro1">
          <table:table-cell office:value-type="string" calcext:value-type="string">
            <text:p>202</text:p>
          </table:table-cell>
          <table:table-cell office:value-type="string" calcext:value-type="string">
            <text:p>Times Newspapers Limited v. UK (nos 1 and 2), 10 March 2009</text:p>
          </table:table-cell>
          <table:table-cell table:number-columns-repeated="1022"/>
        </table:table-row>
        <table:table-row table:style-name="ro1">
          <table:table-cell office:value-type="string" calcext:value-type="string">
            <text:p>203</text:p>
          </table:table-cell>
          <table:table-cell office:value-type="string" calcext:value-type="string">
            <text:p>Removal of articles from the Internet archives might breach Freedom of Expression</text:p>
          </table:table-cell>
          <table:table-cell table:number-columns-repeated="1022"/>
        </table:table-row>
        <table:table-row table:style-name="ro1">
          <table:table-cell office:value-type="string" calcext:value-type="string">
            <text:p>204</text:p>
          </table:table-cell>
          <table:table-cell office:value-type="string" calcext:value-type="string">
            <text:p>“The Court further notes the finding made by the Warsaw Regional Court that the article in question had been published in the print edition of the newspaper. That court expressed the view that it was not for the courts to order that the article be expunged as if it had never existed. The Court accepts &lt;span class="pinkish"&gt;&lt;strong&gt;that it is not the role of judicial authorities to engage in rewriting history by ordering the removal from the public domain of all traces of publications which have in the past been found, by final judicial decisions, to amount to unjustified attacks on individual reputations.&lt;/strong&gt;&lt;/span&gt; Furthermore, it is relevant for the assessment of the case that the legitimate interest of the public in access to the public Internet archives of the press is protected under Article 10 of the Convention.</text:p>
          </table:table-cell>
          <table:table-cell table:number-columns-repeated="1022"/>
        </table:table-row>
        <table:table-row table:style-name="ro1">
          <table:table-cell office:value-type="string" calcext:value-type="string">
            <text:p>205</text:p>
          </table:table-cell>
          <table:table-cell office:value-type="string" calcext:value-type="string">
            <text:p>The Court is of the view the alleged violations of rights protected under Article 8 of the Convention should be redressed by adequate remedies available under domestic law. In this respect, it is noteworthy that in the present case the Warsaw Court of Appeal observed that &lt;span class="pinkish"&gt;&lt;strong&gt;​ it would be desirable to add a comment to the article on the website informing the public of the outcome of the civil proceedings&lt;/strong&gt;&lt;/span&gt; in which the courts had allowed the applicants’ claim for the protection of their personal rights claim. The Court is therefore satisfied that the domestic courts were aware of the significance which publications available to the general public on the Internet could have for the effective protection of individual rights. In addition, the courts showed that they appreciated the value of the availability on the newspaper’s website of full information about the judicial decisions concerning the article for the effective protection of the applicant’s rights and reputation.​”</text:p>
          </table:table-cell>
          <table:table-cell table:number-columns-repeated="1022"/>
        </table:table-row>
        <table:table-row table:style-name="ro1">
          <table:table-cell office:value-type="string" calcext:value-type="string">
            <text:p>206</text:p>
          </table:table-cell>
          <table:table-cell office:value-type="string" calcext:value-type="string">
            <text:p>Węgrzynowski and Smolczewski v. Poland, 2013</text:p>
          </table:table-cell>
          <table:table-cell table:number-columns-repeated="1022"/>
        </table:table-row>
        <table:table-row table:style-name="ro1">
          <table:table-cell office:value-type="string" calcext:value-type="string">
            <text:p>207</text:p>
          </table:table-cell>
          <table:table-cell office:value-type="string" calcext:value-type="string">
            <text:p>Hate speech as well as incitement to violence - not protected speech</text:p>
          </table:table-cell>
          <table:table-cell table:number-columns-repeated="1022"/>
        </table:table-row>
        <table:table-row table:style-name="ro1">
          <table:table-cell office:value-type="string" calcext:value-type="string">
            <text:p>208</text:p>
          </table:table-cell>
          <table:table-cell office:value-type="string" calcext:value-type="string">
            <text:p>&lt;span class="pinkish"&gt;&lt;strong&gt;“(...) ​the imposition of a prison sentence for a press offence will be compatible&lt;/strong&gt;&lt;/span&gt; with journalists’ freedom of expression as guaranteed by Article 10 of the Convention &lt;span class="pinkish"&gt;&lt;strong&gt;only in exceptional circumstances&lt;/strong&gt;&lt;/span&gt;, notably where other fundamental rights have been seriously impaired, as​, &lt;span class="pinkish"&gt;&lt;strong&gt;for example, in cases of hate speech or incitement to violence.”&lt;/strong&gt;&lt;/span&gt;</text:p>
          </table:table-cell>
          <table:table-cell table:number-columns-repeated="1022"/>
        </table:table-row>
        <table:table-row table:style-name="ro1">
          <table:table-cell office:value-type="string" calcext:value-type="string">
            <text:p>209</text:p>
          </table:table-cell>
          <table:table-cell office:value-type="string" calcext:value-type="string">
            <text:p>Fatullayev v. Azerbaijan, 2010</text:p>
          </table:table-cell>
          <table:table-cell table:number-columns-repeated="1022"/>
        </table:table-row>
        <table:table-row table:style-name="ro1">
          <table:table-cell office:value-type="string" calcext:value-type="string">
            <text:p>210</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Thus, the establishment of their unlawful nature did not require any linguistic or legal analysis since the remarks were on their face manifestly unlawful.”</text:p>
          </table:table-cell>
          <table:table-cell table:number-columns-repeated="1022"/>
        </table:table-row>
        <table:table-row table:style-name="ro1">
          <table:table-cell office:value-type="string" calcext:value-type="string">
            <text:p>211</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12</text:p>
          </table:table-cell>
          <table:table-cell office:value-type="string" calcext:value-type="string">
            <text:p>Intermediary liability for Internet services</text:p>
          </table:table-cell>
          <table:table-cell table:number-columns-repeated="1022"/>
        </table:table-row>
        <table:table-row table:style-name="ro1">
          <table:table-cell office:value-type="string" calcext:value-type="string">
            <text:p>213</text:p>
          </table:table-cell>
          <table:table-cell office:value-type="string" calcext:value-type="string">
            <text:p>One of the crucial roles of the actors on the Internet has been developed by the Internet services, called intermediaries that do not directly create online content, but rather process it in various ways, becoming thus the gatekeepers of what is being published online.</text:p>
          </table:table-cell>
          <table:table-cell table:number-columns-repeated="1022"/>
        </table:table-row>
        <table:table-row table:style-name="ro1">
          <table:table-cell office:value-type="string" calcext:value-type="string">
            <text:p>214</text:p>
          </table:table-cell>
          <table:table-cell office:value-type="string" calcext:value-type="string">
            <text:p>If we are thinking about the current most popular Internet services – such as Facebook, Google, Twitter, Instagram or Youtube – they are all based on hosting and making available information produced by other Internet users (user-generated content), thus they are usually called “Internet intermediaries”.</text:p>
          </table:table-cell>
          <table:table-cell table:number-columns-repeated="1022"/>
        </table:table-row>
        <table:table-row table:style-name="ro1">
          <table:table-cell office:value-type="string" calcext:value-type="string">
            <text:p>215</text:p>
          </table:table-cell>
          <table:table-cell office:value-type="string" calcext:value-type="string">
            <text:p>But the range of Internet intermediaries is not only very diverse, but also rapidly changing – both in terms of activity and size on the Internet market, but also in their services, functions or business models. However, on several niches the market is dominated by one or two very large players, which may put them in a position of holding a communication control, that creates additional challenges as a result of their actions on human rights in general and freedom of expression in particular.</text:p>
          </table:table-cell>
          <table:table-cell table:number-columns-repeated="1022"/>
        </table:table-row>
        <table:table-row table:style-name="ro1">
          <table:table-cell office:value-type="string" calcext:value-type="string">
            <text:p>216</text:p>
          </table:table-cell>
          <table:table-cell office:value-type="string" calcext:value-type="string">
            <text:p>“the Court accepts that &lt;span class="pinkish"&gt;&lt;strong&gt;YouTube is a unique platform&lt;/strong&gt;&lt;/span&gt; on account of its characteristics, its accessibility and above all its potential impact, and &lt;span class="pinkish"&gt;&lt;strong&gt;that no alternatives were available&lt;/strong&gt;&lt;/span&gt; to the applicants.”</text:p>
          </table:table-cell>
          <table:table-cell table:number-columns-repeated="1022"/>
        </table:table-row>
        <table:table-row table:style-name="ro1">
          <table:table-cell office:value-type="string" calcext:value-type="string">
            <text:p>217</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218</text:p>
          </table:table-cell>
          <table:table-cell office:value-type="string" calcext:value-type="string">
            <text:p>Moreover, the Internet intermediaries have adopted their own rules – known usually as terms and conditions - for the use of the platform, that include policies on content, but also rules for its blocking or removal. In the past years, these rules have constantly came into conflict with Internet users actions, that portrayed the activity of these intermediaries as censorship measures - raising questions on new systems of privatized law enforcement models that are put in place.&lt;sup&gt;&lt;a href="h​ ttps://edri.org/wp-content/uploads/2014/02/EDRi_HumanRights_and_PrivLaw_web.pdf" data-toggle="tooltip" title="See https://edri.org/wp-content/uploads/2014/02/EDRi_HumanRights_and_PrivLaw_web.pdf"&gt;14&lt;/a&gt;&lt;/sup&gt;</text:p>
          </table:table-cell>
          <table:table-cell table:number-columns-repeated="1022"/>
        </table:table-row>
        <table:table-row table:style-name="ro1">
          <table:table-cell office:value-type="string" calcext:value-type="string">
            <text:p>219</text:p>
          </table:table-cell>
          <table:table-cell office:value-type="string" calcext:value-type="string">
            <text:p>In this context, the role of the Internet intermediaries is becoming increasingly complex, torn between their current business models, respecting human rights and receiving complaints on very diverse issues mixed up with different legislative obligations diverging from one jurisdiction to another.</text:p>
          </table:table-cell>
          <table:table-cell table:number-columns-repeated="1022"/>
        </table:table-row>
        <table:table-row table:style-name="ro1">
          <table:table-cell office:value-type="string" calcext:value-type="string">
            <text:p>220</text:p>
          </table:table-cell>
          <table:table-cell office:value-type="string" calcext:value-type="string">
            <text:p>While the ECtHR jurisprudence on the matter is still in the beginning (and all the cases focus on just a specific situation - comments left by other users on other websites), it is worth pointing out the work of the Council of Europe Committee of experts on Internet Intermediaries&lt;sup&gt;&lt;a href="https://www.coe.int/en/web/freedom-expression/committee-of-experts-on-internet-intermediaries-msi-net-" data-toggle="tooltip" title="See for more information the committee website at https://www.coe.int/en/web/freedom-expression/committee-of-experts-on-internet-intermediaries-msi-net- The draft text is available at https://rm.coe.int/draft-recommendation-on-internet-intermediaries-7th-revised-version-/1680770c37"&gt;15&lt;/a&gt;&lt;/sup&gt; that has prepared standard setting proposals on the roles and responsibilities of Internet intermediaries, including a study on human rights dimensions of automated data processing techniques (in particular algorithms) and possible regulatory implications.</text:p>
          </table:table-cell>
          <table:table-cell table:number-columns-repeated="1022"/>
        </table:table-row>
        <table:table-row table:style-name="ro1">
          <table:table-cell office:value-type="string" calcext:value-type="string">
            <text:p>221</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222</text:p>
          </table:table-cell>
          <table:table-cell office:value-type="string" calcext:value-type="string">
            <text:p>Online platforms have duties and responsibilities on freedom of expression, but their role is different from a traditional publisher</text:p>
          </table:table-cell>
          <table:table-cell table:number-columns-repeated="1022"/>
        </table:table-row>
        <table:table-row table:style-name="ro1">
          <table:table-cell office:value-type="string" calcext:value-type="string">
            <text:p>223</text:p>
          </table:table-cell>
          <table:table-cell office:value-type="string" calcext:value-type="string">
            <text:p>“In the recent Recommendation of the Committee of Ministers to the member States of the Council of Europe on a new notion of media, this is termed a “differentiated and graduated approach [that] requires that each actor whose services are identified as media or as an intermediary or auxiliary activity benefit from both the appropriate form (differentiated) and the appropriate level (graduated) of protection and that responsibility also be delimited in conformity with Article 10 of the European Convention on Human Rights and other relevant standards developed by the Council of Europe”.</text:p>
          </table:table-cell>
          <table:table-cell table:number-columns-repeated="1022"/>
        </table:table-row>
        <table:table-row table:style-name="ro1">
          <table:table-cell office:value-type="string" calcext:value-type="string">
            <text:p>224</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25</text:p>
          </table:table-cell>
          <table:table-cell office:value-type="string" calcext:value-type="string">
            <text:p>Therefore, &lt;span class="pinkish"&gt;&lt;strong&gt;the Court considers that because of the particular nature of the Internet, the “duties and responsibilities” that are to be conferred on an Internet news portal for the purposes of Article 10 may differ to some degree from those of a traditional publisher, as regards third-party content​.&lt;/strong&gt;&lt;/span&gt;”</text:p>
          </table:table-cell>
          <table:table-cell table:number-columns-repeated="1022"/>
        </table:table-row>
        <table:table-row table:style-name="ro1">
          <table:table-cell office:value-type="string" calcext:value-type="string">
            <text:p>226</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27</text:p>
          </table:table-cell>
          <table:table-cell office:value-type="string" calcext:value-type="string">
            <text:p>The commercial nature and the public impact/ audience of the intermediaries needs to be taken into account</text:p>
          </table:table-cell>
          <table:table-cell table:number-columns-repeated="1022"/>
        </table:table-row>
        <table:table-row table:style-name="ro1">
          <table:table-cell office:value-type="string" calcext:value-type="string">
            <text:p>228</text:p>
          </table:table-cell>
          <table:table-cell office:value-type="string" calcext:value-type="string">
            <text:p>“The Court considers that the case concerns the “duties and responsibilities” of Internet news portals, under Article 10 § 2 of the Convention, when they provide for economic purposes a platform for user-generated comments on previously published content and some users – whether identified or anonymous – engage in clearly unlawful speech, which infringes the personality rights of others and amounts to hate speech and incitement to violence against them. &lt;span class="pinkish"&gt;&lt;strong&gt;​ The Court emphasises that the present case relates to a large professionally managed Internet news portal run on a commercial basis which published news articles of its own and invited its readers to comment on them.&lt;/strong&gt;&lt;/span&gt;&lt;/p&gt;</text:p>
          </table:table-cell>
          <table:table-cell table:number-columns-repeated="1022"/>
        </table:table-row>
        <table:table-row table:style-name="ro1">
          <table:table-cell office:value-type="string" calcext:value-type="string">
            <text:p>229</text:p>
          </table:table-cell>
          <table:table-cell office:value-type="string" calcext:value-type="string">
            <text:p>Accordingly, &lt;span class="pinkish"&gt;&lt;strong&gt;the case does not concern other fora&lt;/strong&gt;&lt;/span&gt; on the Internet where third-party comments can be disseminated, &lt;span class="pinkish"&gt;&lt;strong&gt;for example an Internet discussion forum or a bulletin board&lt;/strong&gt;&lt;/span&gt; where users can freely set out their ideas on any topics without the discussion being channelled by any input from the forum’s manager; &lt;span class="pinkish"&gt;&lt;strong&gt;or a social media platform&lt;/strong&gt;&lt;/span&gt; where the platform provider does not offer any content and where the content provider may be a private person running the website or a blog as a hobby.”</text:p>
          </table:table-cell>
          <table:table-cell table:number-columns-repeated="1022"/>
        </table:table-row>
        <table:table-row table:style-name="ro1">
          <table:table-cell office:value-type="string" calcext:value-type="string">
            <text:p>230</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31</text:p>
          </table:table-cell>
          <table:table-cell office:value-type="string" calcext:value-type="string">
            <text:p>“the second applicant is the &lt;span class="pinkish"&gt;&lt;strong&gt;owner of a large media outlet which must be regarded as having economic interests,&lt;/strong&gt;&lt;/span&gt; the first applicant is a non-profit self-regulatory association of Internet service providers, with no known such interests.”</text:p>
          </table:table-cell>
          <table:table-cell table:number-columns-repeated="1022"/>
        </table:table-row>
        <table:table-row table:style-name="ro1">
          <table:table-cell office:value-type="string" calcext:value-type="string">
            <text:p>232</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33</text:p>
          </table:table-cell>
          <table:table-cell office:value-type="string" calcext:value-type="string">
            <text:p>“the Court &lt;span class="pinkish"&gt;&lt;strong&gt;attaches importance to the fact that the association is a small non-profit association, unknown to the wider public&lt;/strong&gt;&lt;/span&gt;, and it was thus unlikely that it would attract a large number of comments or that the comment about the applicant would be widely read.”</text:p>
          </table:table-cell>
          <table:table-cell table:number-columns-repeated="1022"/>
        </table:table-row>
        <table:table-row table:style-name="ro1">
          <table:table-cell office:value-type="string" calcext:value-type="string">
            <text:p>234</text:p>
          </table:table-cell>
          <table:table-cell office:value-type="string" calcext:value-type="string">
            <text:p>Pihl v. Sweden, 2017</text:p>
          </table:table-cell>
          <table:table-cell table:number-columns-repeated="1022"/>
        </table:table-row>
        <table:table-row table:style-name="ro1">
          <table:table-cell office:value-type="string" calcext:value-type="string">
            <text:p>235</text:p>
          </table:table-cell>
          <table:table-cell office:value-type="string" calcext:value-type="string">
            <text:p>The nature of the material that needs to be taken down has to be taken into consideration</text:p>
          </table:table-cell>
          <table:table-cell table:number-columns-repeated="1022"/>
        </table:table-row>
        <table:table-row table:style-name="ro1">
          <table:table-cell office:value-type="string" calcext:value-type="string">
            <text:p>236</text:p>
          </table:table-cell>
          <table:table-cell office:value-type="string" calcext:value-type="string">
            <text:p>&lt;span class="pinkish"&gt;&lt;strong&gt;“the impugned comments&lt;/strong&gt;&lt;/span&gt; in the present case, as assessed by the Supreme Court, &lt;span class="pinkish"&gt;&lt;strong&gt;mainly constituted hate speech and speech that directly advocated acts of violence&lt;/strong&gt;&lt;/span&gt;​ . Thus, the establishment of their unlawful nature did not require any linguistic or legal analysis since the remarks were on their face manifestly unlawful.”</text:p>
          </table:table-cell>
          <table:table-cell table:number-columns-repeated="1022"/>
        </table:table-row>
        <table:table-row table:style-name="ro1">
          <table:table-cell office:value-type="string" calcext:value-type="string">
            <text:p>237</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38</text:p>
          </table:table-cell>
          <table:table-cell office:value-type="string" calcext:value-type="string">
            <text:p>“Furthermore, &lt;span class="pinkish"&gt;&lt;strong&gt;the expressions used in the comments were offensive, one of them being outright vulgar&lt;/strong&gt;&lt;/span&gt;. As the Court has previously held, offence may fall outside the protection of freedom of expression if it amounts to wanton denigration, for example where the sole intent of the offensive statement is to insult; but the use of vulgar phrases in itself is not decisive in the assessment of an offensive expression. For the Court, style constitutes part of the communication as the form of expression and is as such protected together with the content of the expression.&lt;/p&gt;</text:p>
          </table:table-cell>
          <table:table-cell table:number-columns-repeated="1022"/>
        </table:table-row>
        <table:table-row table:style-name="ro1">
          <table:table-cell office:value-type="string" calcext:value-type="string">
            <text:p>239</text:p>
          </table:table-cell>
          <table:table-cell office:value-type="string" calcext:value-type="string">
            <text:p>&lt;span class="pinkish"&gt;&lt;strong&gt;For the Court, the expressions used in the comments, albeit belonging to a low register of style, are common in communication on many Internet portals&lt;/strong&gt;&lt;/span&gt; – a consideration that reduces the impact that can be attributed to those expressions.”</text:p>
          </table:table-cell>
          <table:table-cell table:number-columns-repeated="1022"/>
        </table:table-row>
        <table:table-row table:style-name="ro1">
          <table:table-cell office:value-type="string" calcext:value-type="string">
            <text:p>240</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41</text:p>
          </table:table-cell>
          <table:table-cell office:value-type="string" calcext:value-type="string">
            <text:p>“the Court considers that &lt;span class="pinkish"&gt;&lt;strong&gt;the comment, although offensive, certainly did not amount to hate speech&lt;/strong&gt;&lt;/span&gt; or incitement to violence”</text:p>
          </table:table-cell>
          <table:table-cell table:number-columns-repeated="1022"/>
        </table:table-row>
        <table:table-row table:style-name="ro1">
          <table:table-cell office:value-type="string" calcext:value-type="string">
            <text:p>242</text:p>
          </table:table-cell>
          <table:table-cell office:value-type="string" calcext:value-type="string">
            <text:p>Pihl v. Sweden, 2017</text:p>
          </table:table-cell>
          <table:table-cell table:number-columns-repeated="1022"/>
        </table:table-row>
        <table:table-row table:style-name="ro1">
          <table:table-cell office:value-type="string" calcext:value-type="string">
            <text:p>243</text:p>
          </table:table-cell>
          <table:table-cell office:value-type="string" calcext:value-type="string">
            <text:p>The criteria that needs to be considered to distinguish the responsibilities for online intermediaries as regards freedom of expression:</text:p>
          </table:table-cell>
          <table:table-cell table:number-columns-repeated="1022"/>
        </table:table-row>
        <table:table-row table:style-name="ro1">
          <table:table-cell office:value-type="string" calcext:value-type="string">
            <text:p>244</text:p>
          </table:table-cell>
          <table:table-cell office:value-type="string" calcext:value-type="string">
            <text:p>a) the context of the comments</text:p>
          </table:table-cell>
          <table:table-cell table:number-columns-repeated="1022"/>
        </table:table-row>
        <table:table-row table:style-name="ro1">
          <table:table-cell office:value-type="string" calcext:value-type="string">
            <text:p>245</text:p>
          </table:table-cell>
          <table:table-cell office:value-type="string" calcext:value-type="string">
            <text:p>“the Court considers that it was sufficiently established by the Supreme Court that &lt;span class="pinkish"&gt;&lt;strong&gt;the applicant company’s involvement in making public the comments on its news articles&lt;/strong&gt;&lt;/span&gt; on the Delfi news portal &lt;span class="pinkish"&gt;&lt;strong&gt;went beyond that of a passive, purely technical service provider&lt;/strong&gt;&lt;/span&gt;.“</text:p>
          </table:table-cell>
          <table:table-cell table:number-columns-repeated="1022"/>
        </table:table-row>
        <table:table-row table:style-name="ro1">
          <table:table-cell office:value-type="string" calcext:value-type="string">
            <text:p>246</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47</text:p>
          </table:table-cell>
          <table:table-cell office:value-type="string" calcext:value-type="string">
            <text:p>“The Court is therefore satisfied that the comments triggered by the article can be regarded as going to a matter of public interest. Moreover, against this background, &lt;span class="pinkish"&gt;&lt;strong&gt;the article cannot be considered to be devoid of a factual basis or provoking gratuitously offensive comments&lt;/strong&gt;&lt;/span&gt;.”</text:p>
          </table:table-cell>
          <table:table-cell table:number-columns-repeated="1022"/>
        </table:table-row>
        <table:table-row table:style-name="ro1">
          <table:table-cell office:value-type="string" calcext:value-type="string">
            <text:p>248</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49</text:p>
          </table:table-cell>
          <table:table-cell office:value-type="string" calcext:value-type="string">
            <text:p>&lt;span class="pinkish"&gt;&lt;strong&gt;“​the Court observes that the comment about the applicant did not concern his political views and had nothing to do with the content of the blog post&lt;/strong&gt;&lt;/span&gt;. It could therefore hardly have been anticipated by the association.”</text:p>
          </table:table-cell>
          <table:table-cell table:number-columns-repeated="1022"/>
        </table:table-row>
        <table:table-row table:style-name="ro1">
          <table:table-cell office:value-type="string" calcext:value-type="string">
            <text:p>250</text:p>
          </table:table-cell>
          <table:table-cell office:value-type="string" calcext:value-type="string">
            <text:p>Pihl v. Sweden, 2017</text:p>
          </table:table-cell>
          <table:table-cell table:number-columns-repeated="1022"/>
        </table:table-row>
        <table:table-row table:style-name="ro1">
          <table:table-cell office:value-type="string" calcext:value-type="string">
            <text:p>251</text:p>
          </table:table-cell>
          <table:table-cell office:value-type="string" calcext:value-type="string">
            <text:p>b) the measures applied by the applicant company in order to prevent or remove defamatory comments</text:p>
          </table:table-cell>
          <table:table-cell table:number-columns-repeated="1022"/>
        </table:table-row>
        <table:table-row table:style-name="ro1">
          <table:table-cell office:value-type="string" calcext:value-type="string">
            <text:p>252</text:p>
          </table:table-cell>
          <table:table-cell office:value-type="string" calcext:value-type="string">
            <text:p>&lt;span class="pinkish"&gt;&lt;strong&gt;“​If accompanied by effective procedures allowing for rapid response, this system (​i.e. a notice and take down procedure​) can in the Court’s view function in many cases as an appropriate tool for balancing the rights and interests of all those involved&lt;/strong&gt;&lt;/span&gt;. ​However, in cases such as the present one, where third-party user comments are in the form of hate speech and direct threats to the physical integrity of individuals, (...) the Court considers that the rights and interests of others and of society as a whole may entitle Contracting States to impose liability on Internet news portals, without contravening Article 10 of the Convention, if they fail to take measures to remove clearly unlawful comments without delay, even without notice from the alleged victim or from third parties.”</text:p>
          </table:table-cell>
          <table:table-cell table:number-columns-repeated="1022"/>
        </table:table-row>
        <table:table-row table:style-name="ro1">
          <table:table-cell office:value-type="string" calcext:value-type="string">
            <text:p>253</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54</text:p>
          </table:table-cell>
          <table:table-cell office:value-type="string" calcext:value-type="string">
            <text:p>c) the liability of the actual authors of the comments as an alternative to the intermediary’s liability; anonymity needs to be respected</text:p>
          </table:table-cell>
          <table:table-cell table:number-columns-repeated="1022"/>
        </table:table-row>
        <table:table-row table:style-name="ro1">
          <table:table-cell office:value-type="string" calcext:value-type="string">
            <text:p>255</text:p>
          </table:table-cell>
          <table:table-cell office:value-type="string" calcext:value-type="string">
            <text:p>“In connection with the question whether the liability of the actual authors of the comments could serve as a sensible alternative to the liability of the Internet news portal in a case like the present one, &lt;span class="pinkish"&gt;&lt;strong&gt;the Court is mindful of the interest of Internet users in not disclosing their identity. Anonymity has long been a means of avoiding reprisals or unwanted attention. As such, it is capable of promoting the free flow of ideas and information in an important manner, including, notably, on the Internet&lt;/strong&gt;&lt;/span&gt;.”</text:p>
          </table:table-cell>
          <table:table-cell table:number-columns-repeated="1022"/>
        </table:table-row>
        <table:table-row table:style-name="ro1">
          <table:table-cell office:value-type="string" calcext:value-type="string">
            <text:p>256</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57</text:p>
          </table:table-cell>
          <table:table-cell office:value-type="string" calcext:value-type="string">
            <text:p>d) the consequences of the domestic proceedings for the applicant company</text:p>
          </table:table-cell>
          <table:table-cell table:number-columns-repeated="1022"/>
        </table:table-row>
        <table:table-row table:style-name="ro1">
          <table:table-cell office:value-type="string" calcext:value-type="string">
            <text:p>258</text:p>
          </table:table-cell>
          <table:table-cell office:value-type="string" calcext:value-type="string">
            <text:p>“The Court also observes that it does not appear that the applicant company had to change its business model as a result of the domestic proceedings. According to the information available, the Delfi news portal has continued to be one of Estonia’s largest Internet publications and by far the most popular for posting comments, the number of which has continued to increase. Anonymous comments – now existing alongside the possibility of posting registered comments, which are displayed to readers first – are still predominant and the applicant company has set up a team of moderators carrying out follow-up moderation of comments posted on the portal. In these circumstances, &lt;span class="pinkish"&gt;&lt;strong&gt;the Court cannot conclude that the interference with the applicant company’s freedom of expression was disproportionate on that account either.​”&lt;/strong&gt;&lt;/span&gt;</text:p>
          </table:table-cell>
          <table:table-cell table:number-columns-repeated="1022"/>
        </table:table-row>
        <table:table-row table:style-name="ro1">
          <table:table-cell office:value-type="string" calcext:value-type="string">
            <text:p>259</text:p>
          </table:table-cell>
          <table:table-cell office:value-type="string" calcext:value-type="string">
            <text:p>Delfi AS v. Estonia [Grand Chamber], 2015</text:p>
          </table:table-cell>
          <table:table-cell table:number-columns-repeated="1022"/>
        </table:table-row>
        <table:table-row table:style-name="ro1">
          <table:table-cell office:value-type="string" calcext:value-type="string">
            <text:p>260</text:p>
          </table:table-cell>
          <table:table-cell office:value-type="string" calcext:value-type="string">
            <text:p>“the Court is of the view that the decisive question when assessing the consequence for the applicants is not the absence of damages payable, &lt;span class="pinkish"&gt;&lt;strong&gt;but the manner in which Internet portals such as theirs can be held liable for third-party comments&lt;/strong&gt;&lt;/span&gt;. Such liability may have foreseeable negative consequences on the comment environment of an Internet portal, for example by impelling it to close the commenting space altogether. For the Court, &lt;span class="pinkish"&gt;&lt;strong&gt;t ​ hese consequences may have, directly or indirectly, a chilling effect on the freedom of expression on the Internet. This effect could be particularly detrimental for a non-commercial website such as the first applicant​&lt;/strong&gt;&lt;/span&gt;.”</text:p>
          </table:table-cell>
          <table:table-cell table:number-columns-repeated="1022"/>
        </table:table-row>
        <table:table-row table:style-name="ro1">
          <table:table-cell office:value-type="string" calcext:value-type="string">
            <text:p>261</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262</text:p>
          </table:table-cell>
          <table:table-cell office:value-type="string" calcext:value-type="string">
            <text:p>Additionally there have been several decisions of the European Court of Justice that mostly focus on clarification of different services if they qualify for the regime of intermediary liability as established <text:s/>by the Articles 12 to 14 of the EU Directive 2000/31/EC.</text:p>
          </table:table-cell>
          <table:table-cell table:number-columns-repeated="1022"/>
        </table:table-row>
        <table:table-row table:style-name="ro1">
          <table:table-cell office:value-type="string" calcext:value-type="string">
            <text:p>263</text:p>
          </table:table-cell>
          <table:table-cell office:value-type="string" calcext:value-type="string">
            <text:p>Right to information</text:p>
          </table:table-cell>
          <table:table-cell table:number-columns-repeated="1022"/>
        </table:table-row>
        <table:table-row table:style-name="ro1">
          <table:table-cell office:value-type="string" calcext:value-type="string">
            <text:p>264</text:p>
          </table:table-cell>
          <table:table-cell office:value-type="string" calcext:value-type="string">
            <text:p>The right to information is part of the right to freedom of expression as a right to access relevant information that would allow us to pursue further in developing and forming opinions and ideas.</text:p>
          </table:table-cell>
          <table:table-cell table:number-columns-repeated="1022"/>
        </table:table-row>
        <table:table-row table:style-name="ro1">
          <table:table-cell office:value-type="string" calcext:value-type="string">
            <text:p>265</text:p>
          </table:table-cell>
          <table:table-cell office:value-type="string" calcext:value-type="string">
            <text:p>Article 10 of the European Convention on Human Rights</text:p>
          </table:table-cell>
          <table:table-cell table:number-columns-repeated="1022"/>
        </table:table-row>
        <table:table-row table:style-name="ro1">
          <table:table-cell office:value-type="string" calcext:value-type="string">
            <text:p>266</text:p>
          </table:table-cell>
          <table:table-cell office:value-type="string" calcext:value-type="string">
            <text:p>Freedom of expression</text:p>
          </table:table-cell>
          <table:table-cell table:number-columns-repeated="1022"/>
        </table:table-row>
        <table:table-row table:style-name="ro1">
          <table:table-cell office:value-type="string" calcext:value-type="string">
            <text:p>267</text:p>
          </table:table-cell>
          <table:table-cell office:value-type="string" calcext:value-type="string">
            <text:p>...This right shall include freedom... to receive and impart information and ideas without interference by public authority and regardless of frontiers.</text:p>
          </table:table-cell>
          <table:table-cell table:number-columns-repeated="1022"/>
        </table:table-row>
        <table:table-row table:style-name="ro1">
          <table:table-cell office:value-type="string" calcext:value-type="string">
            <text:p>268</text:p>
          </table:table-cell>
          <table:table-cell office:value-type="string" calcext:value-type="string">
            <text:p>Accessing public interest information (that allows citizens to be updated about the activity of public bodies), is a small, but important part of the right to access information, and it is seen as means for citizens to be informed about the activities performed by the states, and therefore as means of securing democracy.</text:p>
          </table:table-cell>
          <table:table-cell table:number-columns-repeated="1022"/>
        </table:table-row>
        <table:table-row table:style-name="ro1">
          <table:table-cell office:value-type="string" calcext:value-type="string">
            <text:p>269</text:p>
          </table:table-cell>
          <table:table-cell office:value-type="string" calcext:value-type="string">
            <text:p>There are several European Constitutions that state a right to information, both as a human right as well as a general right of access to public interest information, both for individuals as well as for various types of organizations.</text:p>
          </table:table-cell>
          <table:table-cell table:number-columns-repeated="1022"/>
        </table:table-row>
        <table:table-row table:style-name="ro1">
          <table:table-cell office:value-type="string" calcext:value-type="string">
            <text:p>270</text:p>
          </table:table-cell>
          <table:table-cell office:value-type="string" calcext:value-type="string">
            <text:p>There are also specific laws that establish the conditions for accessing public interest information and the obligations of state authorities of putting forward such information, even without a request being made by a citizen or another interested party. These laws contain definitions and lists of what constitutes public interest information, institutions that are circumvented by the law, and means of legal remedies in case of denial of such information.</text:p>
          </table:table-cell>
          <table:table-cell table:number-columns-repeated="1022"/>
        </table:table-row>
        <table:table-row table:style-name="ro1">
          <table:table-cell office:value-type="string" calcext:value-type="string">
            <text:p>271</text:p>
          </table:table-cell>
          <table:table-cell office:value-type="string" calcext:value-type="string">
            <text:p>In its case-law ECtHR has developed &lt;span class="azure"&gt;four threshold criteria for assessing whether a denial of access to State-held information engages Article 10 of the Convention (detailed below).&lt;/span&gt;</text:p>
          </table:table-cell>
          <table:table-cell table:number-columns-repeated="1022"/>
        </table:table-row>
        <table:table-row table:style-name="ro1">
          <table:table-cell office:value-type="string" calcext:value-type="string">
            <text:p>272</text:p>
          </table:table-cell>
          <table:table-cell office:value-type="string" calcext:value-type="string">
            <text:p>Also, the Court stated that national authorities should not discourage the right through measures limiting the access to public interest information, more precisely by allowing “arbitrary restrictions which may become a form of indirect censorship should the authorities create obstacles to the gathering of information.” (TASZ v. Hungary, 2009). Such could be the case of intelligence agencies. The Court said that they might be the subject to the same provisions regarding access to information as any other public body (Case Youth Initiative for Human Rights v. Serbia, 2013). Also, the Court has included the Internet among the protected means of accessing information.</text:p>
          </table:table-cell>
          <table:table-cell table:number-columns-repeated="1022"/>
        </table:table-row>
        <table:table-row table:style-name="ro1">
          <table:table-cell office:value-type="string" calcext:value-type="string">
            <text:p>273</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274</text:p>
          </table:table-cell>
          <table:table-cell office:value-type="string" calcext:value-type="string">
            <text:p>Definition of the freedom to receive information</text:p>
          </table:table-cell>
          <table:table-cell table:number-columns-repeated="1022"/>
        </table:table-row>
        <table:table-row table:style-name="ro1">
          <table:table-cell office:value-type="string" calcext:value-type="string">
            <text:p>275</text:p>
          </table:table-cell>
          <table:table-cell office:value-type="string" calcext:value-type="string">
            <text:p>“(…) &lt;span class="pinkish"&gt;&lt;strong&gt;the right to receive and impart information explicitly forms part of the right to freedom of expression under Article 10. That right basically prohibits a Government from restricting a person from receiving information that others wish or may be willing to impart to him&lt;/strong&gt;&lt;/span&gt;.”</text:p>
          </table:table-cell>
          <table:table-cell table:number-columns-repeated="1022"/>
        </table:table-row>
        <table:table-row table:style-name="ro1">
          <table:table-cell office:value-type="string" calcext:value-type="string">
            <text:p>276</text:p>
          </table:table-cell>
          <table:table-cell office:value-type="string" calcext:value-type="string">
            <text:p>TASZ v. Hungary, 2009, citing Leander v. Sweden, 1987</text:p>
          </table:table-cell>
          <table:table-cell table:number-columns-repeated="1022"/>
        </table:table-row>
        <table:table-row table:style-name="ro1">
          <table:table-cell office:value-type="string" calcext:value-type="string">
            <text:p>277</text:p>
          </table:table-cell>
          <table:table-cell office:value-type="string" calcext:value-type="string">
            <text:p>Four threshold criteria for assessing if the freedom of expression is breached by the state not providing the public information requested</text:p>
          </table:table-cell>
          <table:table-cell table:number-columns-repeated="1022"/>
        </table:table-row>
        <table:table-row table:style-name="ro1">
          <table:table-cell office:value-type="string" calcext:value-type="string">
            <text:p>278</text:p>
          </table:table-cell>
          <table:table-cell office:value-type="string" calcext:value-type="string">
            <text:p>a) The purpose of the information request (contributing to a public debate)</text:p>
          </table:table-cell>
          <table:table-cell table:number-columns-repeated="1022"/>
        </table:table-row>
        <table:table-row table:style-name="ro1">
          <table:table-cell office:value-type="string" calcext:value-type="string">
            <text:p>279</text:p>
          </table:table-cell>
          <table:table-cell office:value-type="string" calcext:value-type="string">
            <text:p>“(...) the Court has placed emphasis on whether &lt;span class="pinkish"&gt;&lt;strong&gt;​ the gathering of the information ​was​ a relevant preparatory step in journalistic activities or in other activities creating a forum for, or constituting an essential element of, public debate&lt;/strong&gt;&lt;/span&gt; ​(...). For the Court, &lt;span class="pinkish"&gt;&lt;strong&gt;​obtaining access to information would be considered necessary if withholding it would hinder or impair the individual’s exercise of his or her right to freedom of expression&lt;/strong&gt;&lt;/span&gt; (...), including the freedom “to receive and impart information and ideas”, in a manner consistent with such “duties and responsibilities” as may follow from paragraph 2 of Article 10.”</text:p>
          </table:table-cell>
          <table:table-cell table:number-columns-repeated="1022"/>
        </table:table-row>
        <table:table-row table:style-name="ro1">
          <table:table-cell office:value-type="string" calcext:value-type="string">
            <text:p>280</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81</text:p>
          </table:table-cell>
          <table:table-cell office:value-type="string" calcext:value-type="string">
            <text:p>b) The nature of the information sought (it must be information of public interest)</text:p>
          </table:table-cell>
          <table:table-cell table:number-columns-repeated="1022"/>
        </table:table-row>
        <table:table-row table:style-name="ro1">
          <table:table-cell office:value-type="string" calcext:value-type="string">
            <text:p>282</text:p>
          </table:table-cell>
          <table:table-cell office:value-type="string" calcext:value-type="string">
            <text:p>&lt;cite lang="en" data-unq="282"&gt;“the Court considers that the &lt;span class="pinkish"&gt;&lt;strong&gt;information, data or documents to which access is sought must generally meet a public interest test in order to prompt a need for disclosure&lt;/strong&gt;&lt;/span&gt; under the Convention. Such a need may exist where, inter alia, disclosure provides transparency on the manner of conduct of public affairs and on matters of interest for society as a whole and thereby allows participation in public governance by the public at large.&lt;br&gt;The Court has emphasized that the definition of &lt;span class="pinkish"&gt;&lt;strong&gt;what might constitute a subject of public interest will depend on the circumstances of each case&lt;/strong&gt;&lt;/span&gt;. The public interest relates to matters which affect the public to such an extent that it may legitimately take an interest in them, which attract its attention or which concern it to a significant degree, especially in that they affect the well-being of citizens or the life of the community. This is also the case with regard to matters which are capable of giving rise to considerable controversy, which concern an important social issue, or which involve a problem that the public would have an interest in being informed about. The public interest cannot be reduced to the public’s thirst for information about the private life of others, or to an audience’s wish for sensationalism or even voyeurism. In order to ascertain whether a publication relates to a subject of general importance, it is necessary to assess the publication as a whole, having regard to the context in which it appears.“</text:p>
          </table:table-cell>
          <table:table-cell table:number-columns-repeated="1022"/>
        </table:table-row>
        <table:table-row table:style-name="ro1">
          <table:table-cell office:value-type="string" calcext:value-type="string">
            <text:p>283</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84</text:p>
          </table:table-cell>
          <table:table-cell office:value-type="string" calcext:value-type="string">
            <text:p>c) The role of the applicant (social watchdogs – including bloggers and social media users):</text:p>
          </table:table-cell>
          <table:table-cell table:number-columns-repeated="1022"/>
        </table:table-row>
        <table:table-row table:style-name="ro1">
          <table:table-cell office:value-type="string" calcext:value-type="string">
            <text:p>285</text:p>
          </table:table-cell>
          <table:table-cell office:value-type="string" calcext:value-type="string">
            <text:p>“(...) in assessing whether the respondent State had interfered with the applicants’ Article 10 rights by denying access to certain documents, &lt;span class="pinkish"&gt;&lt;strong&gt;​ the​ ​Court has previously attached particular weight to the applicant’s role as a journalist (...) ​or as a social watchdog or non-governmental organisation to matters of public interest&lt;/strong&gt;&lt;/span&gt; (…).&lt;br&gt;While Article 10 guarantees freedom of expression to “everyone”, it has been the Court’s practice to recognise the essential role played by the press in a democratic society (...).”</text:p>
          </table:table-cell>
          <table:table-cell table:number-columns-repeated="1022"/>
        </table:table-row>
        <table:table-row table:style-name="ro1">
          <table:table-cell office:value-type="string" calcext:value-type="string">
            <text:p>286</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87</text:p>
          </table:table-cell>
          <table:table-cell office:value-type="string" calcext:value-type="string">
            <text:p>“The function of the press includes the creation of forums for public debate. However, the realisation of this function is not limited to the media or professional journalists. In the present case, the preparation of the forum of public debate was conducted by a non-governmental organisation. The purpose of the applicant’s activities can therefore be said to have been an essential element of informed public debate. &lt;span class="pinkish"&gt;&lt;strong&gt;The Court has repeatedly recognised civil society's important contribution to the discussion of public affairs&lt;/strong&gt;&lt;/span&gt; (...).”</text:p>
          </table:table-cell>
          <table:table-cell table:number-columns-repeated="1022"/>
        </table:table-row>
        <table:table-row table:style-name="ro1">
          <table:table-cell office:value-type="string" calcext:value-type="string">
            <text:p>288</text:p>
          </table:table-cell>
          <table:table-cell office:value-type="string" calcext:value-type="string">
            <text:p>TASZ v. Hungary, 2009</text:p>
          </table:table-cell>
          <table:table-cell table:number-columns-repeated="1022"/>
        </table:table-row>
        <table:table-row table:style-name="ro1">
          <table:table-cell office:value-type="string" calcext:value-type="string">
            <text:p>289</text:p>
          </table:table-cell>
          <table:table-cell office:value-type="string" calcext:value-type="string">
            <text:p>“(...)​ ​the function of creating forums for public debate is not limited to the press. That function may also be exercised by non-governmental organisations, the activities of which are an essential element of informed public debate. The Court has therefore accepted that &lt;span class="pinkish"&gt;&lt;strong&gt;​ non-governmental organisations, like the press, may be characterised as social “watchdogs”&lt;/strong&gt;&lt;/span&gt;. In that connection their activities warrant similar Convention protection to that afforded to the press.”</text:p>
          </table:table-cell>
          <table:table-cell table:number-columns-repeated="1022"/>
        </table:table-row>
        <table:table-row table:style-name="ro1">
          <table:table-cell office:value-type="string" calcext:value-type="string">
            <text:p>290</text:p>
          </table:table-cell>
          <table:table-cell office:value-type="string" calcext:value-type="string">
            <text:p>Österreichische Vereinigung zur Erhaltung, Stärkung und Schaffung eines wirtschaftlich gesunden land - und forstwirtschaftlichen Grundbesitzes v. Austria, 2013</text:p>
          </table:table-cell>
          <table:table-cell table:number-columns-repeated="1022"/>
        </table:table-row>
        <table:table-row table:style-name="ro1">
          <table:table-cell office:value-type="string" calcext:value-type="string">
            <text:p>291</text:p>
          </table:table-cell>
          <table:table-cell office:value-type="string" calcext:value-type="string">
            <text:p>“The Court would also note that given the important role played by the Internet in enhancing the public’s access to news and facilitating the dissemination of information (...),&lt;span class="pinkish"&gt;&lt;strong&gt;​ the function of bloggers and popular users of the social media may be also assimilated to that of “public watchdogs​”&lt;/strong&gt;&lt;/span&gt; in so far as the protection afforded by Article 10 is concerned.”</text:p>
          </table:table-cell>
          <table:table-cell table:number-columns-repeated="1022"/>
        </table:table-row>
        <table:table-row table:style-name="ro1">
          <table:table-cell office:value-type="string" calcext:value-type="string">
            <text:p>292</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93</text:p>
          </table:table-cell>
          <table:table-cell office:value-type="string" calcext:value-type="string">
            <text:p>d) The information requested was ready and available</text:p>
          </table:table-cell>
          <table:table-cell table:number-columns-repeated="1022"/>
        </table:table-row>
        <table:table-row table:style-name="ro1">
          <table:table-cell office:value-type="string" calcext:value-type="string">
            <text:p>294</text:p>
          </table:table-cell>
          <table:table-cell office:value-type="string" calcext:value-type="string">
            <text:p>“(...) the Court has previously had regard to the fact that the &lt;span class="pinkish"&gt;&lt;strong&gt;information sought was “ready and available” and did not necessitate the collection of any data by the Government&lt;/strong&gt;&lt;/span&gt; (...). On the other hand, the Court dismissed a domestic authority’s reliance on the anticipated difficulty of gathering information as a ground for its refusal to provide the applicant with documents, where such difficulty was generated by the authority’s own practice (...).”</text:p>
          </table:table-cell>
          <table:table-cell table:number-columns-repeated="1022"/>
        </table:table-row>
        <table:table-row table:style-name="ro1">
          <table:table-cell office:value-type="string" calcext:value-type="string">
            <text:p>295</text:p>
          </table:table-cell>
          <table:table-cell office:value-type="string" calcext:value-type="string">
            <text:p>Magyar Helsinki Bizottság v. Hungary [Grand Chamber], 2016</text:p>
          </table:table-cell>
          <table:table-cell table:number-columns-repeated="1022"/>
        </table:table-row>
        <table:table-row table:style-name="ro1">
          <table:table-cell office:value-type="string" calcext:value-type="string">
            <text:p>296</text:p>
          </table:table-cell>
          <table:table-cell office:value-type="string" calcext:value-type="string">
            <text:p>No arbitrary restrictions in accessing public information</text:p>
          </table:table-cell>
          <table:table-cell table:number-columns-repeated="1022"/>
        </table:table-row>
        <table:table-row table:style-name="ro1">
          <table:table-cell office:value-type="string" calcext:value-type="string">
            <text:p>297</text:p>
          </table:table-cell>
          <table:table-cell office:value-type="string" calcext:value-type="string">
            <text:p>&lt;cite lang="en" data-unq="297"&gt;“The most careful scrutiny on the part of the Court is called for when the measures taken by the national authority are capable of discouraging the participation of the press, one of society’s “watchdogs”, in the public debate on matters of legitimate public concern (...), even measures which merely make access to information more cumbersome.&lt;br&gt;&lt;span class="pinkish"&gt;&lt;strong&gt;In view of the interest protected by Article 10, the law cannot allow arbitrary restrictions which may become a form of indirect censorship should the authorities create obstacles to the gathering of information&lt;/strong&gt;&lt;/span&gt;.”</text:p>
          </table:table-cell>
          <table:table-cell table:number-columns-repeated="1022"/>
        </table:table-row>
        <table:table-row table:style-name="ro1">
          <table:table-cell office:value-type="string" calcext:value-type="string">
            <text:p>298</text:p>
          </table:table-cell>
          <table:table-cell office:value-type="string" calcext:value-type="string">
            <text:p>TASZ v. Hungary - 2009</text:p>
          </table:table-cell>
          <table:table-cell table:number-columns-repeated="1022"/>
        </table:table-row>
        <table:table-row table:style-name="ro1">
          <table:table-cell office:value-type="string" calcext:value-type="string">
            <text:p>299</text:p>
          </table:table-cell>
          <table:table-cell office:value-type="string" calcext:value-type="string">
            <text:p>Intelligence agencies have to grant access to public interest information</text:p>
          </table:table-cell>
          <table:table-cell table:number-columns-repeated="1022"/>
        </table:table-row>
        <table:table-row table:style-name="ro1">
          <table:table-cell office:value-type="string" calcext:value-type="string">
            <text:p>300</text:p>
          </table:table-cell>
          <table:table-cell office:value-type="string" calcext:value-type="string">
            <text:p>“The exercise of freedom of expression may be subject to restrictions, but any such restrictions ought to be in accordance with domestic law. &lt;span class="pinkish"&gt;&lt;strong&gt;The Court finds that the restrictions imposed by the intelligence agency in the present case did not meet that criterion&lt;/strong&gt;&lt;/span&gt;.”</text:p>
          </table:table-cell>
          <table:table-cell table:number-columns-repeated="1022"/>
        </table:table-row>
        <table:table-row table:style-name="ro1">
          <table:table-cell office:value-type="string" calcext:value-type="string">
            <text:p>301</text:p>
          </table:table-cell>
          <table:table-cell office:value-type="string" calcext:value-type="string">
            <text:p>Youth Initiative for Human Rights v. Serbia, 2013</text:p>
          </table:table-cell>
          <table:table-cell table:number-columns-repeated="1022"/>
        </table:table-row>
        <table:table-row table:style-name="ro1">
          <table:table-cell office:value-type="string" calcext:value-type="string">
            <text:p>302</text:p>
          </table:table-cell>
          <table:table-cell office:value-type="string" calcext:value-type="string">
            <text:p>Access to certain Internet sites is part of the right to access information</text:p>
          </table:table-cell>
          <table:table-cell table:number-columns-repeated="1022"/>
        </table:table-row>
        <table:table-row table:style-name="ro1">
          <table:table-cell office:value-type="string" calcext:value-type="string">
            <text:p>303</text:p>
          </table:table-cell>
          <table:table-cell office:value-type="string" calcext:value-type="string">
            <text:p>“It considers that &lt;span class="pinkish"&gt;&lt;strong&gt;Article 10 cannot be interpreted as imposing a general obligation to provide access to the Internet, or to specific Internet sites, for prisoners​. ​However&lt;/strong&gt;&lt;/span&gt;​ , it finds that in the circumstances of the case, since access to certain sites containing legal information is granted under Estonian law, &lt;span class="pinkish"&gt;&lt;strong&gt;the restriction of access to other sites that also contain legal information constitutes an interference with the right to receive information&lt;/strong&gt;&lt;/span&gt;.”</text:p>
          </table:table-cell>
          <table:table-cell table:number-columns-repeated="1022"/>
        </table:table-row>
        <table:table-row table:style-name="ro1">
          <table:table-cell office:value-type="string" calcext:value-type="string">
            <text:p>304</text:p>
          </table:table-cell>
          <table:table-cell office:value-type="string" calcext:value-type="string">
            <text:p>Kalda v. Estonia, 2016</text:p>
          </table:table-cell>
          <table:table-cell table:number-columns-repeated="1022"/>
        </table:table-row>
        <table:table-row table:style-name="ro1">
          <table:table-cell office:value-type="string" calcext:value-type="string">
            <text:p>305</text:p>
          </table:table-cell>
          <table:table-cell office:value-type="string" calcext:value-type="string">
            <text:p>Internet blocking</text:p>
          </table:table-cell>
          <table:table-cell table:number-columns-repeated="1022"/>
        </table:table-row>
        <table:table-row table:style-name="ro1">
          <table:table-cell office:value-type="string" calcext:value-type="string">
            <text:p>306</text:p>
          </table:table-cell>
          <table:table-cell office:value-type="string" calcext:value-type="string">
            <text:p>The Internet blocking of a web page via Internet Service Providers (ISPs) that provide access to the Internet is a form of limitation of access to content.</text:p>
          </table:table-cell>
          <table:table-cell table:number-columns-repeated="1022"/>
        </table:table-row>
        <table:table-row table:style-name="ro1">
          <table:table-cell office:value-type="string" calcext:value-type="string">
            <text:p>307</text:p>
          </table:table-cell>
          <table:table-cell office:value-type="string" calcext:value-type="string">
            <text:p>While Internet blocking often seems a simple and easy solution for some policy makers to deal with illegal content, in fact it raises some very complicated technical see ISOC’s Internet Society Perspectives on Internet Content Blocking: An Overview&lt;sup&gt;&lt;a href="https://www.internetsociety.org/resources/doc/2017/internet-content-blocking/" data-toggle="tooltip" title="See ISOC’s Internet Society Perspectives on Internet Content Blocking: An Overview https://www.internetsociety.org/resources/doc/2017/internet-content-blocking/"&gt;16&lt;/a&gt;&lt;/sup&gt; and legal issues&lt;sup&gt;&lt;a href="http://www.aconite.com/blocking/study" data-toggle="tooltip" title="For a much more detailed approach on this subject see the study Internet Blocking: Balancing Cybercrime Responses in Democratic Societies available at http://www.aconite.com/blocking/study"&gt;17&lt;/a&gt;&lt;/sup&gt; - among which the conflict between Internet blocking and freedom of expression.</text:p>
          </table:table-cell>
          <table:table-cell table:number-columns-repeated="1022"/>
        </table:table-row>
        <table:table-row table:style-name="ro1">
          <table:table-cell office:value-type="string" calcext:value-type="string">
            <text:p>308</text:p>
          </table:table-cell>
          <table:table-cell office:value-type="string" calcext:value-type="string">
            <text:p>In the past years, different solutions for Internet blocking have been implemented by many states worldwide. There are several reports produced by NGOs such as OpenNet Initiative&lt;sup&gt;&lt;a href="https://opennet.net/" data-toggle="tooltip"&gt;18&lt;/a&gt;&lt;/sup&gt;, ​Reporters Without Borders &lt;sup&gt;&lt;a href="http://surveillance.rsf.org/en" data-toggle="tooltip" title="See the Enemies of the Internet at http://surveillance.rsf.org/en"&gt;19&lt;/a&gt;&lt;/sup&gt; or Freedom House&lt;sup&gt;&lt;a href="https://freedomhouse.org/report-types/freedom-net" data-toggle="tooltip" title="See Freedom of the Net report https://freedomhouse.org/report-types/freedom-net"&gt;20&lt;/a&gt;&lt;/sup&gt;, that provide in-depth analyses of different countries’ practices on Internet censorship that often includes blocking.</text:p>
          </table:table-cell>
          <table:table-cell table:number-columns-repeated="1022"/>
        </table:table-row>
        <table:table-row table:style-name="ro1">
          <table:table-cell office:value-type="string" calcext:value-type="string">
            <text:p>309</text:p>
          </table:table-cell>
          <table:table-cell office:value-type="string" calcext:value-type="string">
            <text:p>There is a wide range of reasons why countries decide to block content, the most common ones being: child abuse images, unauthorized online gambling, intellectual property rights or national security. Besides the Internet blocking obligations for ISPs, that are mandated by a law or a court decision, there is an on-going trend of determining or allowing ISPs to implement similar voluntary measures, that raise also other kinds of problems from a legal standpoint.</text:p>
          </table:table-cell>
          <table:table-cell table:number-columns-repeated="1022"/>
        </table:table-row>
        <table:table-row table:style-name="ro1">
          <table:table-cell office:value-type="string" calcext:value-type="string">
            <text:p>310</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311</text:p>
          </table:table-cell>
          <table:table-cell office:value-type="string" calcext:value-type="string">
            <text:p>Blocking a website is an interference with Freedom of Expression</text:p>
          </table:table-cell>
          <table:table-cell table:number-columns-repeated="1022"/>
        </table:table-row>
        <table:table-row table:style-name="ro1">
          <table:table-cell office:value-type="string" calcext:value-type="string">
            <text:p>312</text:p>
          </table:table-cell>
          <table:table-cell office:value-type="string" calcext:value-type="string">
            <text:p>&lt;span class="pinkish"&gt;&lt;strong&gt;“​blocking access to the applicant’s website amounted to an interference with his Article 10 rights to receive and impart information “regardless of frontiers.​”&lt;/strong&gt;&lt;/span&gt;</text:p>
          </table:table-cell>
          <table:table-cell table:number-columns-repeated="1022"/>
        </table:table-row>
        <table:table-row table:style-name="ro1">
          <table:table-cell office:value-type="string" calcext:value-type="string">
            <text:p>313</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14</text:p>
          </table:table-cell>
          <table:table-cell office:value-type="string" calcext:value-type="string">
            <text:p>Blocking a website affects the right of the public to receive information</text:p>
          </table:table-cell>
          <table:table-cell table:number-columns-repeated="1022"/>
        </table:table-row>
        <table:table-row table:style-name="ro1">
          <table:table-cell office:value-type="string" calcext:value-type="string">
            <text:p>315</text:p>
          </table:table-cell>
          <table:table-cell office:value-type="string" calcext:value-type="string">
            <text:p>&lt;span class="pinkish"&gt;&lt;strong&gt;“​the applicants may legitimately claim that the decision to block access to YouTube affected their right to receive and impart information and ideas even though they were not directly targeted by it.​”&lt;/strong&gt;&lt;/span&gt;</text:p>
          </table:table-cell>
          <table:table-cell table:number-columns-repeated="1022"/>
        </table:table-row>
        <table:table-row table:style-name="ro1">
          <table:table-cell office:value-type="string" calcext:value-type="string">
            <text:p>316</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317</text:p>
          </table:table-cell>
          <table:table-cell office:value-type="string" calcext:value-type="string">
            <text:p>“the Court&lt;span class="pinkish"&gt;&lt;strong&gt; reiterates that Article 10 of the Convention guarantees “everyone” the freedom to receive and impart information and ideas and that no distinction is made according to the nature of the aim pursued or the role played by natural or legal persons in the exercise of that freedom.&lt;/strong&gt;&lt;/span&gt; Article 10 applies not only to the content of information but also to the means of dissemination, since any restriction imposed on such means necessarily interferes with the right to receive and impart information. Likewise, the Court reaffirms that Article 10 guarantees not only the right to impart information but also the right of the public to receive it.“</text:p>
          </table:table-cell>
          <table:table-cell table:number-columns-repeated="1022"/>
        </table:table-row>
        <table:table-row table:style-name="ro1">
          <table:table-cell office:value-type="string" calcext:value-type="string">
            <text:p>318</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319</text:p>
          </table:table-cell>
          <table:table-cell office:value-type="string" calcext:value-type="string">
            <text:p>Prior restraints are not necessarily incompatible with the Convention as a matter of principle, but a clear legal framework is required to be in place</text:p>
          </table:table-cell>
          <table:table-cell table:number-columns-repeated="1022"/>
        </table:table-row>
        <table:table-row table:style-name="ro1">
          <table:table-cell office:value-type="string" calcext:value-type="string">
            <text:p>320</text:p>
          </table:table-cell>
          <table:table-cell office:value-type="string" calcext:value-type="string">
            <text:p>“&lt;span class="pinkish"&gt;&lt;strong&gt;​ Such prior restraints were not <text:s/>incompatible with the Convention as a matter of principle but had to form part of a legal framework&lt;/strong&gt;&lt;/span&gt; ensuring both tight control over the scope of the ban and effective judicial review to prevent any abuses.“</text:p>
          </table:table-cell>
          <table:table-cell table:number-columns-repeated="1022"/>
        </table:table-row>
        <table:table-row table:style-name="ro1">
          <table:table-cell office:value-type="string" calcext:value-type="string">
            <text:p>321</text:p>
          </table:table-cell>
          <table:table-cell office:value-type="string" calcext:value-type="string">
            <text:p>Cengiz and Others v. Turkey, 2015</text:p>
          </table:table-cell>
          <table:table-cell table:number-columns-repeated="1022"/>
        </table:table-row>
        <table:table-row table:style-name="ro1">
          <table:table-cell office:value-type="string" calcext:value-type="string">
            <text:p>322</text:p>
          </table:table-cell>
          <table:table-cell office:value-type="string" calcext:value-type="string">
            <text:p>Over-blocking and collateral effects must be considered</text:p>
          </table:table-cell>
          <table:table-cell table:number-columns-repeated="1022"/>
        </table:table-row>
        <table:table-row table:style-name="ro1">
          <table:table-cell office:value-type="string" calcext:value-type="string">
            <text:p>323</text:p>
          </table:table-cell>
          <table:table-cell office:value-type="string" calcext:value-type="string">
            <text:p>“in the Court’s view, they should have taken into consideration, among other elements, the fact that &lt;span class="pinkish"&gt;&lt;strong&gt;such a measure, by rendering large quantities of information inaccessible, substantially restricted the rights of Internet users and had a significant collateral effect.&lt;/strong&gt;&lt;/span&gt;”</text:p>
          </table:table-cell>
          <table:table-cell table:number-columns-repeated="1022"/>
        </table:table-row>
        <table:table-row table:style-name="ro1">
          <table:table-cell office:value-type="string" calcext:value-type="string">
            <text:p>324</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25</text:p>
          </table:table-cell>
          <table:table-cell office:value-type="string" calcext:value-type="string">
            <text:p>“&lt;span class="pinkish"&gt;&lt;strong&gt;the measure in question produced arbitrary effects&lt;/strong&gt;&lt;/span&gt; and could not be said to have been aimed solely at blocking access to the offending website, since it consisted in the wholesale blocking of all the sites hosted by Google Sites.”</text:p>
          </table:table-cell>
          <table:table-cell table:number-columns-repeated="1022"/>
        </table:table-row>
        <table:table-row table:style-name="ro1">
          <table:table-cell office:value-type="string" calcext:value-type="string">
            <text:p>326</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27</text:p>
          </table:table-cell>
          <table:table-cell office:value-type="string" calcext:value-type="string">
            <text:p>Effective judicial review measures must be in place</text:p>
          </table:table-cell>
          <table:table-cell table:number-columns-repeated="1022"/>
        </table:table-row>
        <table:table-row table:style-name="ro1">
          <table:table-cell office:value-type="string" calcext:value-type="string">
            <text:p>328</text:p>
          </table:table-cell>
          <table:table-cell office:value-type="string" calcext:value-type="string">
            <text:p>“Furthermore, &lt;span class="pinkish"&gt;&lt;strong&gt;the judicial review procedures concerning the blocking of Internet sites are insufficient to meet the criteria for avoiding abuse&lt;/strong&gt;&lt;/span&gt;​, as domestic law does not provide for any safeguards to ensure that a blocking order in respect of a specific site is not used as a means of blocking access in general.”</text:p>
          </table:table-cell>
          <table:table-cell table:number-columns-repeated="1022"/>
        </table:table-row>
        <table:table-row table:style-name="ro1">
          <table:table-cell office:value-type="string" calcext:value-type="string">
            <text:p>329</text:p>
          </table:table-cell>
          <table:table-cell office:value-type="string" calcext:value-type="string">
            <text:p>Ahmet Yıldırım v. Turkey, 2012</text:p>
          </table:table-cell>
          <table:table-cell table:number-columns-repeated="1022"/>
        </table:table-row>
        <table:table-row table:style-name="ro1">
          <table:table-cell office:value-type="string" calcext:value-type="string">
            <text:p>330</text:p>
          </table:table-cell>
          <table:table-cell office:value-type="string" calcext:value-type="string">
            <text:p>Relevant cases from the European Court of Justice:</text:p>
          </table:table-cell>
          <table:table-cell table:number-columns-repeated="1022"/>
        </table:table-row>
        <table:table-row table:style-name="ro1">
          <table:table-cell office:value-type="string" calcext:value-type="string">
            <text:p>331</text:p>
          </table:table-cell>
          <table:table-cell office:value-type="string" calcext:value-type="string">
            <text:p>Installing a filtering system in order to block illegal use of file sharing is unlawful and would infringe “the fundamental rights of that ISP’s customers, namely their right to protection of their personal data and their freedom to receive or impart information, which are rights safeguarded by Articles 8 and 11 of the Charter respectively.”</text:p>
          </table:table-cell>
          <table:table-cell table:number-columns-repeated="1022"/>
        </table:table-row>
        <table:table-row table:style-name="ro1">
          <table:table-cell office:value-type="string" calcext:value-type="string">
            <text:p>332</text:p>
          </table:table-cell>
          <table:table-cell office:value-type="string" calcext:value-type="string">
            <text:p>Scarlet vs SABAM, C-70/10</text:p>
          </table:table-cell>
          <table:table-cell table:number-columns-repeated="1022"/>
        </table:table-row>
        <table:table-row table:style-name="ro1">
          <table:table-cell office:value-type="string" calcext:value-type="string">
            <text:p>333</text:p>
          </table:table-cell>
          <table:table-cell office:value-type="string" calcext:value-type="string">
            <text:p>Other relevant cases implying blocking or filtering:</text:p>
          </table:table-cell>
          <table:table-cell table:number-columns-repeated="1022"/>
        </table:table-row>
        <table:table-row table:style-name="ro1">
          <table:table-cell office:value-type="string" calcext:value-type="string">
            <text:p>334</text:p>
          </table:table-cell>
          <table:table-cell office:value-type="string" calcext:value-type="string">
            <text:p>C -610/15 - Stichting Brein vs Ziggo BV &amp; XS4ALL Internet BV, 2017</text:p>
          </table:table-cell>
          <table:table-cell table:number-columns-repeated="1022"/>
        </table:table-row>
        <table:table-row table:style-name="ro1">
          <table:table-cell office:value-type="string" calcext:value-type="string">
            <text:p>335</text:p>
          </table:table-cell>
          <table:table-cell office:value-type="string" calcext:value-type="string">
            <text:p>Freedom of expression versus privacy</text:p>
          </table:table-cell>
          <table:table-cell table:number-columns-repeated="1022"/>
        </table:table-row>
        <table:table-row table:style-name="ro1">
          <table:table-cell office:value-type="string" calcext:value-type="string">
            <text:p>336</text:p>
          </table:table-cell>
          <table:table-cell office:value-type="string" calcext:value-type="string">
            <text:p>One of the most complicated limitations of the right to freedom of expression is when the other party is also claiming that they have their own fundamental rights breached, and especially the right to privacy – or as the European Convention defines it in Article 8 – the right to respect for private and family life.</text:p>
          </table:table-cell>
          <table:table-cell table:number-columns-repeated="1022"/>
        </table:table-row>
        <table:table-row table:style-name="ro1">
          <table:table-cell office:value-type="string" calcext:value-type="string">
            <text:p>337</text:p>
          </table:table-cell>
          <table:table-cell office:value-type="string" calcext:value-type="string">
            <text:p>Article 8 of the European Convention on Human Rights</text:p>
          </table:table-cell>
          <table:table-cell table:number-columns-repeated="1022"/>
        </table:table-row>
        <table:table-row table:style-name="ro1">
          <table:table-cell office:value-type="string" calcext:value-type="string">
            <text:p>338</text:p>
          </table:table-cell>
          <table:table-cell office:value-type="string" calcext:value-type="string">
            <text:p>Right to respect for private and family life</text:p>
          </table:table-cell>
          <table:table-cell table:number-columns-repeated="1022"/>
        </table:table-row>
        <table:table-row table:style-name="ro1">
          <table:table-cell office:value-type="string" calcext:value-type="string">
            <text:p>339</text:p>
          </table:table-cell>
          <table:table-cell office:value-type="string" calcext:value-type="string">
            <text:p>Everyone has the right to respect for his private and family life, his home and his correspondence.</text:p>
          </table:table-cell>
          <table:table-cell table:number-columns-repeated="1022"/>
        </table:table-row>
        <table:table-row table:style-name="ro1">
          <table:table-cell office:value-type="string" calcext:value-type="string">
            <text:p>340</text:p>
          </table:table-cell>
          <table:table-cell office:value-type="string" calcext:value-type="string">
            <text:p>There shall be no interference by a public authority with the exercise of this right except such as is in accordance with the law and is necessary in a democratic society in the interests of national security, public safety or the economic well-being of the country, for the prevention of disorder or crime, for the protection of health or morals, or for the protection of the rights and freedoms of others.</text:p>
          </table:table-cell>
          <table:table-cell table:number-columns-repeated="1022"/>
        </table:table-row>
        <table:table-row table:style-name="ro1">
          <table:table-cell office:value-type="string" calcext:value-type="string">
            <text:p>341</text:p>
          </table:table-cell>
          <table:table-cell office:value-type="string" calcext:value-type="string">
            <text:p>One of the reasons for which the notion of private life creates so many problems is that the concept is rather broad and can not have a very strict definition, even according to the ECtHR’s jurisprudence.</text:p>
          </table:table-cell>
          <table:table-cell table:number-columns-repeated="1022"/>
        </table:table-row>
        <table:table-row table:style-name="ro1">
          <table:table-cell office:value-type="string" calcext:value-type="string">
            <text:p>342</text:p>
          </table:table-cell>
          <table:table-cell office:value-type="string" calcext:value-type="string">
            <text:p>Thus private live “extends to &lt;span class="pinkish"&gt;&lt;strong&gt;aspects relating to personal identity&lt;/strong&gt;&lt;/span&gt;, such as a person’s name, photograph, or physical and moral integrity. This concept also includes &lt;span class="pinkish"&gt;&lt;strong&gt;the right to live privately, away from unwanted attention&lt;/strong&gt;&lt;/span&gt;. The guarantee afforded by Article 8 of the Convention in this regard is primarily intended &lt;span class="pinkish"&gt;&lt;strong&gt;to ensure the development, without outside interference, of the personality of each individual&lt;/strong&gt;&lt;/span&gt; in his or her relations with other human beings. There is thus a zone of interaction of a person with others, even in a public context, which may fall within the scope of private life.”</text:p>
          </table:table-cell>
          <table:table-cell table:number-columns-repeated="1022"/>
        </table:table-row>
        <table:table-row table:style-name="ro1">
          <table:table-cell office:value-type="string" calcext:value-type="string">
            <text:p>343</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44</text:p>
          </table:table-cell>
          <table:table-cell office:value-type="string" calcext:value-type="string">
            <text:p>ECtHR considers that both rights (freedom of expression and the right to privacy) have equal respect and, therefore, it is irrelevant on what article was based an application, as a case assessment that leads to a good solution is one that should respect both.</text:p>
          </table:table-cell>
          <table:table-cell table:number-columns-repeated="1022"/>
        </table:table-row>
        <table:table-row table:style-name="ro1">
          <table:table-cell office:value-type="string" calcext:value-type="string">
            <text:p>345</text:p>
          </table:table-cell>
          <table:table-cell office:value-type="string" calcext:value-type="string">
            <text:p>Attempting to find a proper solution in giving priority to one of the two rights is called “balancing” in the jargon of the ECtHR and it is very often linked to the particularities of every case.</text:p>
          </table:table-cell>
          <table:table-cell table:number-columns-repeated="1022"/>
        </table:table-row>
        <table:table-row table:style-name="ro1">
          <table:table-cell office:value-type="string" calcext:value-type="string">
            <text:p>346</text:p>
          </table:table-cell>
          <table:table-cell office:value-type="string" calcext:value-type="string">
            <text:p>“When examining whether there is a need for an interference with freedom of expression in a democratic society in the interests of the “protection of the reputation or rights of others”, &lt;span class="pinkish"&gt;&lt;strong&gt;the Court may be required to ascertain whether the domestic authorities have struck a fair balance when protecting two values guaranteed by the Convention which may come into conflict with each other in certain cases&lt;/strong&gt;&lt;/span&gt;​, namely on the one hand freedom of expression protected by Article 10, and on the other the right to respect for private life enshrined in Article 8.”</text:p>
          </table:table-cell>
          <table:table-cell table:number-columns-repeated="1022"/>
        </table:table-row>
        <table:table-row table:style-name="ro1">
          <table:table-cell office:value-type="string" calcext:value-type="string">
            <text:p>347</text:p>
          </table:table-cell>
          <table:table-cell office:value-type="string" calcext:value-type="string">
            <text:p>MTE and Index.hu v. Hungary, 2016</text:p>
          </table:table-cell>
          <table:table-cell table:number-columns-repeated="1022"/>
        </table:table-row>
        <table:table-row table:style-name="ro1">
          <table:table-cell office:value-type="string" calcext:value-type="string">
            <text:p>348</text:p>
          </table:table-cell>
          <table:table-cell office:value-type="string" calcext:value-type="string">
            <text:p>The conflicts between the right to freedom of expression and the right to privacy have appeared well before the Internet existed, so the ECtHR has already a significant jurisprudence in this respect. However, the digital world has also brought into this debate the particularities of the way privacy and personal data are managed (or should we better say mismanaged?) into the online sphere – that is more personal data being collected by digital means and used in so many ways, it is even hard to imagine.&lt;sup&gt;&lt;a href="https://freedomhouse.org/report-types/freedom-net" data-toggle="tooltip" title="We are not making this up, just check with Data Detox website if you want to find more - https://datadetox.myshadow.org/detox"&gt;21&lt;/a&gt;&lt;/sup&gt;</text:p>
          </table:table-cell>
          <table:table-cell table:number-columns-repeated="1022"/>
        </table:table-row>
        <table:table-row table:style-name="ro1">
          <table:table-cell office:value-type="string" calcext:value-type="string">
            <text:p>349</text:p>
          </table:table-cell>
          <table:table-cell office:value-type="string" calcext:value-type="string">
            <text:p>This chapter will not include the cases that only relate to the right to privacy in the digital world, as that will fall beyond the scope of the current brochure. And they would probably deserve a dedicated analysis and comment.&lt;sup&gt;&lt;a href="https://freedomhouse.org/report-types/freedom-net" data-toggle="tooltip" title="There are already several factsheets produced by the Court’s press unit that cover the right to privacy, such as New technologies - http://www.echr.coe.int/Documents/FS_New_technologies_ENG.pdf​ Right to the protections of one’s image - ​http://www.echr.coe.int/Documents/FS_Own_image_ENG.pdf​ and Personal data protection - http://www.echr.coe.int/Documents/FS_Data_ENG.pdf​ Mass surveillance - http://www.echr.coe.int/Documents/FS_Mass_surveillance_ENG.pdf​, Surveillance at workplace - http://www.echr.coe.int/Documents/FS_Workplace_surveillance_ENG.pdf"&gt;22&lt;/a&gt;&lt;/sup&gt;</text:p>
          </table:table-cell>
          <table:table-cell table:number-columns-repeated="1022"/>
        </table:table-row>
        <table:table-row table:style-name="ro1">
          <table:table-cell office:value-type="string" calcext:value-type="string">
            <text:p>350</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351</text:p>
          </table:table-cell>
          <table:table-cell office:value-type="string" calcext:value-type="string">
            <text:p>There are differences between Internet and print media as regards their potential in breaching of privacy</text:p>
          </table:table-cell>
          <table:table-cell table:number-columns-repeated="1022"/>
        </table:table-row>
        <table:table-row table:style-name="ro1">
          <table:table-cell office:value-type="string" calcext:value-type="string">
            <text:p>352</text:p>
          </table:table-cell>
          <table:table-cell office:value-type="string" calcext:value-type="string">
            <text:p>“&lt;span class="pinkish"&gt;&lt;strong&gt;​ The risk of harm posed by content and communications on the Internet to the exercise and enjoyment of human rights and freedoms, particularly the right to respect for private life, is certainly higher than that posed by the press.&lt;/strong&gt;&lt;/span&gt; Therefore, the policies governing reproduction of material from the printed media and the Internet may differ. The latter undeniably have to be adjusted according to the technology’s specific features in order to secure the protection and promotion of the rights and freedoms concerned.”</text:p>
          </table:table-cell>
          <table:table-cell table:number-columns-repeated="1022"/>
        </table:table-row>
        <table:table-row table:style-name="ro1">
          <table:table-cell office:value-type="string" calcext:value-type="string">
            <text:p>353</text:p>
          </table:table-cell>
          <table:table-cell office:value-type="string" calcext:value-type="string">
            <text:p>Editorial Board of Pravoye Delo and Shtekel v. Ukraine, 2011</text:p>
          </table:table-cell>
          <table:table-cell table:number-columns-repeated="1022"/>
        </table:table-row>
        <table:table-row table:style-name="ro1">
          <table:table-cell office:value-type="string" calcext:value-type="string">
            <text:p>354</text:p>
          </table:table-cell>
          <table:table-cell office:value-type="string" calcext:value-type="string">
            <text:p>&lt;img src="img/key.svg" alt="element cheie"&gt;Key Factors to be considered in the balancing of the two rights:&lt;sup&gt;&lt;a href="#" data-toggle="tooltip" title="The factors are detailed in decisions such as Couderc and Hachette Filipacchi Associés v. France [Grand Chamber], 2016 <text:s/>Von Hannover vs. Germany (no. 2),[Grand Chamber] 2012; and Axel Springer AG vs. Germany [Grand Chamber], 2012"&gt;23&lt;/a&gt;&lt;/sup&gt;</text:p>
          </table:table-cell>
          <table:table-cell table:number-columns-repeated="1022"/>
        </table:table-row>
        <table:table-row table:style-name="ro1">
          <table:table-cell office:value-type="string" calcext:value-type="string">
            <text:p>355</text:p>
          </table:table-cell>
          <table:table-cell office:value-type="string" calcext:value-type="string">
            <text:p>a) contribution to a debate of public interest</text:p>
          </table:table-cell>
          <table:table-cell table:number-columns-repeated="1022"/>
        </table:table-row>
        <table:table-row table:style-name="ro1">
          <table:table-cell office:value-type="string" calcext:value-type="string">
            <text:p>356</text:p>
          </table:table-cell>
          <table:table-cell office:value-type="string" calcext:value-type="string">
            <text:p>“​the Court emphasises that the definition of what might constitute a subject of public interest will depend on the circumstances of each case.”</text:p>
          </table:table-cell>
          <table:table-cell table:number-columns-repeated="1022"/>
        </table:table-row>
        <table:table-row table:style-name="ro1">
          <table:table-cell office:value-type="string" calcext:value-type="string">
            <text:p>357</text:p>
          </table:table-cell>
          <table:table-cell office:value-type="string" calcext:value-type="string">
            <text:p>The Court​ “took into account a number of factors in ascertaining &lt;span class="pinkish"&gt;&lt;strong&gt;whether a publication disclosing elements of private life also concerned a question of public interest.&lt;/strong&gt;&lt;/span&gt; Relevant factors include the importance of the question for the public and the nature of the information disclosed.”</text:p>
          </table:table-cell>
          <table:table-cell table:number-columns-repeated="1022"/>
        </table:table-row>
        <table:table-row table:style-name="ro1">
          <table:table-cell office:value-type="string" calcext:value-type="string">
            <text:p>358</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59</text:p>
          </table:table-cell>
          <table:table-cell office:value-type="string" calcext:value-type="string">
            <text:p>“​A fundamental distinction needs to be made between reporting facts capable of contributing to a debate in a democratic society, relating to politicians in the exercise of their official functions for example, and reporting details of the private life of an individual who does not exercise such functions​.”</text:p>
          </table:table-cell>
          <table:table-cell table:number-columns-repeated="1022"/>
        </table:table-row>
        <table:table-row table:style-name="ro1">
          <table:table-cell office:value-type="string" calcext:value-type="string">
            <text:p>360</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61</text:p>
          </table:table-cell>
          <table:table-cell office:value-type="string" calcext:value-type="string">
            <text:p>b) the subject of the report</text:p>
          </table:table-cell>
          <table:table-cell table:number-columns-repeated="1022"/>
        </table:table-row>
        <table:table-row table:style-name="ro1">
          <table:table-cell office:value-type="string" calcext:value-type="string">
            <text:p>362</text:p>
          </table:table-cell>
          <table:table-cell office:value-type="string" calcext:value-type="string">
            <text:p>“The role or function of the person concerned and the nature of the activities that are the subject of the report and/or photo constitute another important criterion, related to the preceding one. In that connection &lt;span class="pinkish"&gt;&lt;strong&gt;a distinction has to be made between private individuals and persons acting in a public context, as political figures or public figures&lt;/strong&gt;&lt;/span&gt;. Accordingly, whilst a private individual unknown to the public may claim particular protection of his or her right to private life, the same is not true of public figures.”</text:p>
          </table:table-cell>
          <table:table-cell table:number-columns-repeated="1022"/>
        </table:table-row>
        <table:table-row table:style-name="ro1">
          <table:table-cell office:value-type="string" calcext:value-type="string">
            <text:p>363</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64</text:p>
          </table:table-cell>
          <table:table-cell office:value-type="string" calcext:value-type="string">
            <text:p>“Although &lt;span class="pinkish"&gt;&lt;strong&gt;in certain special circumstances the public’s right to be informed can even extend to aspects of the private life of public figures, particularly where politicians are concerned&lt;/strong&gt;&lt;/span&gt;,​ this will not be the case – despite the person concerned being well known to the public – where the published photos and accompanying commentaries relate exclusively to details of the person’s private life and have the sole aim of satisfying public curiosity in that respect private life, however well-known that person might be, cannot be deemed to contribute to any debate of general interest to society.“</text:p>
          </table:table-cell>
          <table:table-cell table:number-columns-repeated="1022"/>
        </table:table-row>
        <table:table-row table:style-name="ro1">
          <table:table-cell office:value-type="string" calcext:value-type="string">
            <text:p>365</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66</text:p>
          </table:table-cell>
          <table:table-cell office:value-type="string" calcext:value-type="string">
            <text:p>c) The way in which the information was obtained and its veracity</text:p>
          </table:table-cell>
          <table:table-cell table:number-columns-repeated="1022"/>
        </table:table-row>
        <table:table-row table:style-name="ro1">
          <table:table-cell office:value-type="string" calcext:value-type="string">
            <text:p>367</text:p>
          </table:table-cell>
          <table:table-cell office:value-type="string" calcext:value-type="string">
            <text:p>“&lt;span class="pinkish"&gt;&lt;strong&gt;​ The safeguard afforded by Article 10 to journalists in relation to reporting on issues of general interest is subject to the proviso that they are acting in good faith and on an accurate factual basis and provide “reliable and precise” information in accordance with the ethics of journalism&lt;/strong&gt;&lt;/span&gt; (...) It observes in the present case that although the parties referred to different sources, they nonetheless agreed in substance that the use of a hidden camera was not absolutely prohibited in domestic law, but could be accepted subject to strict conditions. It was not disputed among the parties that the use of this technique was permitted only where there was an overriding public interest in the dissemination of the relevant information, provided that such information could not be obtained by any other means. The Court has already established that the report concerned a matter of public interest.”</text:p>
          </table:table-cell>
          <table:table-cell table:number-columns-repeated="1022"/>
        </table:table-row>
        <table:table-row table:style-name="ro1">
          <table:table-cell office:value-type="string" calcext:value-type="string">
            <text:p>368</text:p>
          </table:table-cell>
          <table:table-cell office:value-type="string" calcext:value-type="string">
            <text:p>Haldiman and others v. Switzerland, 2015</text:p>
          </table:table-cell>
          <table:table-cell table:number-columns-repeated="1022"/>
        </table:table-row>
        <table:table-row table:style-name="ro1">
          <table:table-cell office:value-type="string" calcext:value-type="string">
            <text:p>369</text:p>
          </table:table-cell>
          <table:table-cell office:value-type="string" calcext:value-type="string">
            <text:p>“As regards the method used for producing the documentary, the Court considered that the use of hidden cameras should be restricted as a matter of principle, since that technique is highly intrusive and flouts the right to respect for private life. Nevertheless, the Court is aware of the importance of covert investigative methods for the production of certain types of documentaries. &lt;span class="pinkish"&gt;&lt;strong&gt;In some cases, journalists are obliged to use hidden cameras, for instance where information is difficult to obtain by any other means. However, this facility must be used as a last resort, sparingly, and in compliance with the relevant codes of ethics.”</text:p>
          </table:table-cell>
          <table:table-cell table:number-columns-repeated="1022"/>
        </table:table-row>
        <table:table-row table:style-name="ro1">
          <table:table-cell office:value-type="string" calcext:value-type="string">
            <text:p>370</text:p>
          </table:table-cell>
          <table:table-cell office:value-type="string" calcext:value-type="string">
            <text:p>Bremner v. Turkey, 2015</text:p>
          </table:table-cell>
          <table:table-cell table:number-columns-repeated="1022"/>
        </table:table-row>
        <table:table-row table:style-name="ro1">
          <table:table-cell office:value-type="string" calcext:value-type="string">
            <text:p>371</text:p>
          </table:table-cell>
          <table:table-cell office:value-type="string" calcext:value-type="string">
            <text:p>d) the prior conduct of the person concerned</text:p>
          </table:table-cell>
          <table:table-cell table:number-columns-repeated="1022"/>
        </table:table-row>
        <table:table-row table:style-name="ro1">
          <table:table-cell office:value-type="string" calcext:value-type="string">
            <text:p>372</text:p>
          </table:table-cell>
          <table:table-cell office:value-type="string" calcext:value-type="string">
            <text:p>“&lt;span class="pinkish"&gt;&lt;strong&gt;​ The conduct of the person concerned prior to publication of the report or the fact that the photo and the related information have already appeared in an earlier publication are also factors to be taken into consideration.​&lt;/strong&gt;&lt;/span&gt; However, the mere fact of having cooperated with the press on previous occasions cannot serve as an argument for depriving the party concerned of all protection against publication of the photo at issue.”</text:p>
          </table:table-cell>
          <table:table-cell table:number-columns-repeated="1022"/>
        </table:table-row>
        <table:table-row table:style-name="ro1">
          <table:table-cell office:value-type="string" calcext:value-type="string">
            <text:p>373</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74</text:p>
          </table:table-cell>
          <table:table-cell office:value-type="string" calcext:value-type="string">
            <text:p>e) the content, form and consequences of the publication</text:p>
          </table:table-cell>
          <table:table-cell table:number-columns-repeated="1022"/>
        </table:table-row>
        <table:table-row table:style-name="ro1">
          <table:table-cell office:value-type="string" calcext:value-type="string">
            <text:p>375</text:p>
          </table:table-cell>
          <table:table-cell office:value-type="string" calcext:value-type="string">
            <text:p>“the Court reiterates that &lt;span class="pinkish"&gt;&lt;strong&gt;​ the approach used to cover a subject is a matter of journalistic freedom. It is not for it, nor for the national courts, to substitute their own views for those of the press in this area.&lt;/strong&gt;&lt;/span&gt; Article 10 of the Convention also leaves it for journalists to decide what details ought to be published to ensure an article’s credibility. &lt;span class="pinkish"&gt;&lt;strong&gt;In addition, journalists enjoy the freedom to choose, from the news items that come to them, which they will deal with and how they will do so.&lt;/strong&gt;&lt;/span&gt; This freedom, however, is not devoid of responsibilities.</text:p>
          </table:table-cell>
          <table:table-cell table:number-columns-repeated="1022"/>
        </table:table-row>
        <table:table-row table:style-name="ro1">
          <table:table-cell office:value-type="string" calcext:value-type="string">
            <text:p>376</text:p>
          </table:table-cell>
          <table:table-cell office:value-type="string" calcext:value-type="string">
            <text:p>Wherever &lt;span class="pinkish"&gt;&lt;strong&gt;information bringing into play the private life of another person is in issue, journalists are required to take into account, in so far as possible, the impact of the information and pictures to be published prior to their dissemination​.&lt;/strong&gt;&lt;/span&gt; In particular, certain events relating to private and family life enjoy particularly attentive protection under Article 8 of the Convention and must therefore lead journalists to show prudence and caution when covering them.”</text:p>
          </table:table-cell>
          <table:table-cell table:number-columns-repeated="1022"/>
        </table:table-row>
        <table:table-row table:style-name="ro1">
          <table:table-cell office:value-type="string" calcext:value-type="string">
            <text:p>377</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78</text:p>
          </table:table-cell>
          <table:table-cell office:value-type="string" calcext:value-type="string">
            <text:p>“The way in which the photo or report are published and the manner in which the person concerned is represented in the photo or report may also be factors to be taken into consideration. &lt;span class="pinkish"&gt;&lt;strong&gt;The extent to which the report and photo have been disseminated may also be an important factor, depending on whether the newspaper is a national or local one, and has a large or a limited circulation​.&lt;/strong&gt;&lt;/span&gt;”</text:p>
          </table:table-cell>
          <table:table-cell table:number-columns-repeated="1022"/>
        </table:table-row>
        <table:table-row table:style-name="ro1">
          <table:table-cell office:value-type="string" calcext:value-type="string">
            <text:p>379</text:p>
          </table:table-cell>
          <table:table-cell office:value-type="string" calcext:value-type="string">
            <text:p>Von Hannover v. Germany (no. 2) [Grand Chamber], 2012</text:p>
          </table:table-cell>
          <table:table-cell table:number-columns-repeated="1022"/>
        </table:table-row>
        <table:table-row table:style-name="ro1">
          <table:table-cell office:value-type="string" calcext:value-type="string">
            <text:p>380</text:p>
          </table:table-cell>
          <table:table-cell office:value-type="string" calcext:value-type="string">
            <text:p>f) the gravity of the penalty imposed</text:p>
          </table:table-cell>
          <table:table-cell table:number-columns-repeated="1022"/>
        </table:table-row>
        <table:table-row table:style-name="ro1">
          <table:table-cell office:value-type="string" calcext:value-type="string">
            <text:p>381</text:p>
          </table:table-cell>
          <table:table-cell office:value-type="string" calcext:value-type="string">
            <text:p>“The Court reiterates that in the context of assessing proportionality, irrespective of whether or not the sanction imposed was a minor one, what matters is the very fact of judgment being given against the person concerned, including where such a ruling is solely civil in nature.​ Any undue restriction on freedom of expression effectively entails a risk of obstructing or paralysing future media coverage of similar questions​.”</text:p>
          </table:table-cell>
          <table:table-cell table:number-columns-repeated="1022"/>
        </table:table-row>
        <table:table-row table:style-name="ro1">
          <table:table-cell office:value-type="string" calcext:value-type="string">
            <text:p>382</text:p>
          </table:table-cell>
          <table:table-cell office:value-type="string" calcext:value-type="string">
            <text:p>Couderc and Hachette Filipacchi Associés v. France [Grand Chamber], 2015</text:p>
          </table:table-cell>
          <table:table-cell table:number-columns-repeated="1022"/>
        </table:table-row>
        <table:table-row table:style-name="ro1">
          <table:table-cell office:value-type="string" calcext:value-type="string">
            <text:p>383</text:p>
          </table:table-cell>
          <table:table-cell office:value-type="string" calcext:value-type="string">
            <text:p>Legal persons may not claim they have privacy, but their owners could</text:p>
          </table:table-cell>
          <table:table-cell table:number-columns-repeated="1022"/>
        </table:table-row>
        <table:table-row table:style-name="ro1">
          <table:table-cell office:value-type="string" calcext:value-type="string">
            <text:p>384</text:p>
          </table:table-cell>
          <table:table-cell office:value-type="string" calcext:value-type="string">
            <text:p>“As the Court has previously held, &lt;span class="pinkish"&gt;&lt;strong&gt;​ legal persons could not claim to be a victim of a violation of personality rights,&lt;/strong&gt;&lt;/span&gt; whose holders could only be natural persons (...) But it cannot be excluded that the impugned comments were injurious towards the natural person behind the company.”</text:p>
          </table:table-cell>
          <table:table-cell table:number-columns-repeated="1022"/>
        </table:table-row>
        <table:table-row table:style-name="ro1">
          <table:table-cell office:value-type="string" calcext:value-type="string">
            <text:p>385</text:p>
          </table:table-cell>
          <table:table-cell office:value-type="string" calcext:value-type="string">
            <text:p>MTE and Index.hu vs Hungary, 2016</text:p>
          </table:table-cell>
          <table:table-cell table:number-columns-repeated="1022"/>
        </table:table-row>
        <table:table-row table:style-name="ro1">
          <table:table-cell office:value-type="string" calcext:value-type="string">
            <text:p>386</text:p>
          </table:table-cell>
          <table:table-cell office:value-type="string" calcext:value-type="string">
            <text:p>Freedom of expression versus copyright</text:p>
          </table:table-cell>
          <table:table-cell table:number-columns-repeated="1022"/>
        </table:table-row>
        <table:table-row table:style-name="ro1">
          <table:table-cell office:value-type="string" calcext:value-type="string">
            <text:p>387</text:p>
          </table:table-cell>
          <table:table-cell office:value-type="string" calcext:value-type="string">
            <text:p>Another key subject with which freedom of expression enters in conflict is intellectual property rights, and especially copyright. These tensions tend to be more significant in the digital world, when copying large amounts of works becomes technically easier and the digital copy is identical to the original.</text:p>
          </table:table-cell>
          <table:table-cell table:number-columns-repeated="1022"/>
        </table:table-row>
        <table:table-row table:style-name="ro1">
          <table:table-cell office:value-type="string" calcext:value-type="string">
            <text:p>388</text:p>
          </table:table-cell>
          <table:table-cell office:value-type="string" calcext:value-type="string">
            <text:p>In this specific domain, the ECtHR has had just a few cases and a rather straightforward general line. At the same time, we note that the European Court of Justice has had its share of decisions that touched also on the conflict between freedom of expression and intellectual property rights – as enshrined in the Charter of Fundamental Rights of the European Union.</text:p>
          </table:table-cell>
          <table:table-cell table:number-columns-repeated="1022"/>
        </table:table-row>
        <table:table-row table:style-name="ro1">
          <table:table-cell office:value-type="string" calcext:value-type="string">
            <text:p>389</text:p>
          </table:table-cell>
          <table:table-cell office:value-type="string" calcext:value-type="string">
            <text:p>First, we need to clarify that the ECtHR considers that intellectual property is a form of property and thus is covered by Article 1 of the Protocol no. 1 of the European Convention on Human Rights:</text:p>
          </table:table-cell>
          <table:table-cell table:number-columns-repeated="1022"/>
        </table:table-row>
        <table:table-row table:style-name="ro1">
          <table:table-cell office:value-type="string" calcext:value-type="string">
            <text:p>390</text:p>
          </table:table-cell>
          <table:table-cell office:value-type="string" calcext:value-type="string">
            <text:p>Art. 1 Protection of property</text:p>
          </table:table-cell>
          <table:table-cell table:number-columns-repeated="1022"/>
        </table:table-row>
        <table:table-row table:style-name="ro1">
          <table:table-cell office:value-type="string" calcext:value-type="string">
            <text:p>391</text:p>
          </table:table-cell>
          <table:table-cell office:value-type="string" calcext:value-type="string">
            <text:p>Every natural or legal person is entitled to the peaceful enjoyment of his possessions. No one shall be deprived of his possessions except in the public interest and subject to the conditions provided for by law and by the general principles of international law.</text:p>
          </table:table-cell>
          <table:table-cell table:number-columns-repeated="1022"/>
        </table:table-row>
        <table:table-row table:style-name="ro1">
          <table:table-cell office:value-type="string" calcext:value-type="string">
            <text:p>392</text:p>
          </table:table-cell>
          <table:table-cell office:value-type="string" calcext:value-type="string">
            <text:p>“In the light of the above-mentioned decisions, the Grand Chamber agrees with the Chamber’s conclusion that &lt;span class="pinkish"&gt;&lt;strong&gt;Article 1 of Protocol No. 1 is applicable to intellectual property as such​.&lt;/strong&gt;&lt;/span&gt;”</text:p>
          </table:table-cell>
          <table:table-cell table:number-columns-repeated="1022"/>
        </table:table-row>
        <table:table-row table:style-name="ro1">
          <table:table-cell office:value-type="string" calcext:value-type="string">
            <text:p>393</text:p>
          </table:table-cell>
          <table:table-cell office:value-type="string" calcext:value-type="string">
            <text:p>Anheuser-Busch Inc. v. Portugal [Grand Chamber], 2007</text:p>
          </table:table-cell>
          <table:table-cell table:number-columns-repeated="1022"/>
        </table:table-row>
        <table:table-row table:style-name="ro1">
          <table:table-cell office:value-type="string" calcext:value-type="string">
            <text:p>394</text:p>
          </table:table-cell>
          <table:table-cell office:value-type="string" calcext:value-type="string">
            <text:p>Similar to the cases of conflict with privacy, in this situation the Court also needs to do a balancing exercise between two rights established by the Convention. In these cases when the exercise has been done by the national courts based on the criteria from the Court jurisprudence, usually the ECtHR intervenes only if there are very strict arguments for the case to be revisited.</text:p>
          </table:table-cell>
          <table:table-cell table:number-columns-repeated="1022"/>
        </table:table-row>
        <table:table-row table:style-name="ro1">
          <table:table-cell office:value-type="string" calcext:value-type="string">
            <text:p>395</text:p>
          </table:table-cell>
          <table:table-cell office:value-type="string" calcext:value-type="string">
            <text:p>Key aspects from relevant ECtHR cases:</text:p>
          </table:table-cell>
          <table:table-cell table:number-columns-repeated="1022"/>
        </table:table-row>
        <table:table-row table:style-name="ro1">
          <table:table-cell office:value-type="string" calcext:value-type="string">
            <text:p>396</text:p>
          </table:table-cell>
          <table:table-cell office:value-type="string" calcext:value-type="string">
            <text:p>There is a wide margin of appreciation from the national authorities in these cases</text:p>
          </table:table-cell>
          <table:table-cell table:number-columns-repeated="1022"/>
        </table:table-row>
        <table:table-row table:style-name="ro1">
          <table:table-cell office:value-type="string" calcext:value-type="string">
            <text:p>397</text:p>
          </table:table-cell>
          <table:table-cell office:value-type="string" calcext:value-type="string">
            <text:p>“&lt;span class="pinkish"&gt;&lt;strong&gt;​ The domestic authorities had a particularly wide margin of appreciation in this case considering the aim of the interference&lt;/strong&gt;&lt;/span&gt; and the fact that, as Article 1 of Protocol No. 1 applied to intellectual property, the interference was also aimed at protecting rights safeguarded by the Convention or its Protocols.”</text:p>
          </table:table-cell>
          <table:table-cell table:number-columns-repeated="1022"/>
        </table:table-row>
        <table:table-row table:style-name="ro1">
          <table:table-cell office:value-type="string" calcext:value-type="string">
            <text:p>398</text:p>
          </table:table-cell>
          <table:table-cell office:value-type="string" calcext:value-type="string">
            <text:p>Ashby Donald and Others v. France, 2013</text:p>
          </table:table-cell>
          <table:table-cell table:number-columns-repeated="1022"/>
        </table:table-row>
        <table:table-row table:style-name="ro1">
          <table:table-cell office:value-type="string" calcext:value-type="string">
            <text:p>399</text:p>
          </table:table-cell>
          <table:table-cell office:value-type="string" calcext:value-type="string">
            <text:p>A copyright conviction is an interference with the freedom of expression</text:p>
          </table:table-cell>
          <table:table-cell table:number-columns-repeated="1022"/>
        </table:table-row>
        <table:table-row table:style-name="ro1">
          <table:table-cell office:value-type="string" calcext:value-type="string">
            <text:p>400</text:p>
          </table:table-cell>
          <table:table-cell office:value-type="string" calcext:value-type="string">
            <text:p>“In the present case, &lt;span class="pinkish"&gt;&lt;strong&gt;the applicants put in place the means for others to impart and receive information within the meaning of Article 10 of the Convention.&lt;/strong&gt;&lt;/span&gt; The Court considers that the actions taken by the applicants are afforded protection under Article 10 § 1 of the Convention and, consequently, &lt;span class="pinkish"&gt;&lt;strong&gt;the applicants’ convictions interfered with their right to freedom of expression​.&lt;/strong&gt;&lt;/span&gt; Such interference breaches Article 10 unless it was “prescribed by law”, pursued one or more of the legitimate aims referred to in Article 10 § 2 and was “necessary in a democratic society” to attain such aim or aims.”</text:p>
          </table:table-cell>
          <table:table-cell table:number-columns-repeated="1022"/>
        </table:table-row>
        <table:table-row table:style-name="ro1">
          <table:table-cell office:value-type="string" calcext:value-type="string">
            <text:p>401</text:p>
          </table:table-cell>
          <table:table-cell office:value-type="string" calcext:value-type="string">
            <text:p>Neij and Sunde Kolmisoppi v. Sweden, 2013</text:p>
          </table:table-cell>
          <table:table-cell table:number-columns-repeated="1022"/>
        </table:table-row>
        <table:table-row table:style-name="ro1">
          <table:table-cell office:value-type="string" calcext:value-type="string">
            <text:p>402</text:p>
          </table:table-cell>
          <table:table-cell office:value-type="string" calcext:value-type="string">
            <text:p>“The Court concludes that the &lt;span class="pinkish"&gt;&lt;strong&gt;publication of the contentious photographs on a website&lt;/strong&gt;&lt;/span&gt; dedicated to fashion and publicly offering the images of parades for free or paid and for sale &lt;span class="pinkish"&gt;&lt;strong&gt;is the exercise of the right to freedom of expression&lt;/strong&gt;&lt;/span&gt;, and that the applicants’ conviction for these acts amount to an interference with this right.”</text:p>
          </table:table-cell>
          <table:table-cell table:number-columns-repeated="1022"/>
        </table:table-row>
        <table:table-row table:style-name="ro1">
          <table:table-cell office:value-type="string" calcext:value-type="string">
            <text:p>403</text:p>
          </table:table-cell>
          <table:table-cell office:value-type="string" calcext:value-type="string">
            <text:p>Ashby Donald and Others v. France, 2013</text:p>
          </table:table-cell>
          <table:table-cell table:number-columns-repeated="1022"/>
        </table:table-row>
        <table:table-row table:style-name="ro1">
          <table:table-cell office:value-type="string" calcext:value-type="string">
            <text:p>404</text:p>
          </table:table-cell>
          <table:table-cell office:value-type="string" calcext:value-type="string">
            <text:p>The safeguards for “commercial” speech are much lower than the ones for political or other public interest speech</text:p>
          </table:table-cell>
          <table:table-cell table:number-columns-repeated="1022"/>
        </table:table-row>
        <table:table-row table:style-name="ro1">
          <table:table-cell office:value-type="string" calcext:value-type="string">
            <text:p>405</text:p>
          </table:table-cell>
          <table:table-cell office:value-type="string" calcext:value-type="string">
            <text:p>“&lt;span class="pinkish"&gt;&lt;strong&gt;Contracting states have a wide margin of appreciation when they regulate the freedom of expression in the commercial sphere&lt;/strong&gt;&lt;/span&gt;, given that the scope of the expression must be relativized when it’s not &lt;span class="pinkish"&gt;&lt;strong&gt;about the expression strictly “commercial”​&lt;/strong&gt;&lt;/span&gt; of such individual but his participation in a debate concerning the public interest”.</text:p>
          </table:table-cell>
          <table:table-cell table:number-columns-repeated="1022"/>
        </table:table-row>
        <table:table-row table:style-name="ro1">
          <table:table-cell office:value-type="string" calcext:value-type="string">
            <text:p>406</text:p>
          </table:table-cell>
          <table:table-cell office:value-type="string" calcext:value-type="string">
            <text:p>Ashby Donald and Others v. France, 2013</text:p>
          </table:table-cell>
          <table:table-cell table:number-columns-repeated="1022"/>
        </table:table-row>
        <table:table-row table:style-name="ro1">
          <table:table-cell office:value-type="string" calcext:value-type="string">
            <text:p>407</text:p>
          </table:table-cell>
          <table:table-cell office:value-type="string" calcext:value-type="string">
            <text:p>Criminal copyright conviction and damage could be proportional</text:p>
          </table:table-cell>
          <table:table-cell table:number-columns-repeated="1022"/>
        </table:table-row>
        <table:table-row table:style-name="ro1">
          <table:table-cell office:value-type="string" calcext:value-type="string">
            <text:p>408</text:p>
          </table:table-cell>
          <table:table-cell office:value-type="string" calcext:value-type="string">
            <text:p>“Finally, the Court reiterates ​that the nature and severity of the penalties imposed are factors to be taken into account when assessing the proportionality of interference with the freedom of expression guaranteed by Article 10. ​In the present case, the Court considers that the prison sentence and award of damages cannot be regarded as disproportionate.​ In reaching this conclusion, the Court has regard to the fact that the domestic courts found that the applicants had not taken any action to remove the torrent files in question, despite having been urged to do so. Instead they had been indifferent to the fact that copyright-protected works had been the subject of file-sharing activities (...).”</text:p>
          </table:table-cell>
          <table:table-cell table:number-columns-repeated="1022"/>
        </table:table-row>
        <table:table-row table:style-name="ro1">
          <table:table-cell office:value-type="string" calcext:value-type="string">
            <text:p>409</text:p>
          </table:table-cell>
          <table:table-cell office:value-type="string" calcext:value-type="string">
            <text:p>Neij and Sunde Kolmisoppi v. Sweden, 2013</text:p>
          </table:table-cell>
          <table:table-cell table:number-columns-repeated="1022"/>
        </table:table-row>
        <table:table-row table:style-name="ro1">
          <table:table-cell office:value-type="string" calcext:value-type="string">
            <text:p>410</text:p>
          </table:table-cell>
          <table:table-cell office:value-type="string" calcext:value-type="string">
            <text:p>European Court of Justice relevant cases:</text:p>
          </table:table-cell>
          <table:table-cell table:number-columns-repeated="1022"/>
        </table:table-row>
        <table:table-row table:style-name="ro1">
          <table:table-cell office:value-type="string" calcext:value-type="string">
            <text:p>411</text:p>
          </table:table-cell>
          <table:table-cell office:value-type="string" calcext:value-type="string">
            <text:p>GS Media BV v. Sanoma Media Netherlands BV and Others - C-160/15 (2016)&lt;/span&gt; - Hyperlinks giving access to protected works, made accessible on another website without the rightholder’s consent</text:p>
          </table:table-cell>
          <table:table-cell table:number-columns-repeated="1022"/>
        </table:table-row>
        <table:table-row table:style-name="ro1">
          <table:table-cell office:value-type="string" calcext:value-type="string">
            <text:p>412</text:p>
          </table:table-cell>
          <table:table-cell office:value-type="string" calcext:value-type="string">
            <text:p>&lt;span class="pinkish"&gt;Scarlet vs. SABAM (C360-10) - 2012&lt;/span&gt; - injunction made against an Internet service provider which requires it to install a system for filtering copyrighted works</text:p>
          </table:table-cell>
          <table:table-cell table:number-columns-repeated="1022"/>
        </table:table-row>
        <table:table-row table:style-name="ro1">
          <table:table-cell office:value-type="string" calcext:value-type="string">
            <text:p>413</text:p>
          </table:table-cell>
          <table:table-cell office:value-type="string" calcext:value-type="string">
            <text:p>&lt;span class="pinkish"&gt;SABAM vs Netlog (C-70/10) – 2011&lt;/span&gt; injunction made against a hosting provider which requires it to install a system for filtering copyrighted works"</text:p>
          </table:table-cell>
          <table:table-cell table:number-columns-repeated="1022"/>
        </table:table-row>
        <table:table-row table:style-name="ro1">
          <table:table-cell office:value-type="string" calcext:value-type="string">
            <text:p>414</text:p>
          </table:table-cell>
          <table:table-cell office:value-type="string" calcext:value-type="string">
            <text:p>Other limitations</text:p>
          </table:table-cell>
          <table:table-cell table:number-columns-repeated="1022"/>
        </table:table-row>
        <table:table-row table:style-name="ro1">
          <table:table-cell office:value-type="string" calcext:value-type="string">
            <text:p>415</text:p>
          </table:table-cell>
          <table:table-cell office:value-type="string" calcext:value-type="string">
            <text:p>(national security, protection of health or morals, judicial proceedings)</text:p>
          </table:table-cell>
          <table:table-cell table:number-columns-repeated="1022"/>
        </table:table-row>
        <table:table-row table:style-name="ro1">
          <table:table-cell office:value-type="string" calcext:value-type="string">
            <text:p>416</text:p>
          </table:table-cell>
          <table:table-cell office:value-type="string" calcext:value-type="string">
            <text:p>Article 10, paragraph 2 of the Convention lists the interests that can be protected when limiting the right to freedom of expression. Besides the interests in the protection of the reputation or rights of others, or the prevention of the disclosure of information received in confidence, that were discussed in the previous chapters, other interests are:</text:p>
          </table:table-cell>
          <table:table-cell table:number-columns-repeated="1022"/>
        </table:table-row>
        <table:table-row table:style-name="ro1">
          <table:table-cell office:value-type="string" calcext:value-type="string">
            <text:p>417</text:p>
          </table:table-cell>
          <table:table-cell office:value-type="string" calcext:value-type="string">
            <text:p>national security, territorial integrity or public safety; the prevention of disorder or crime;</text:p>
          </table:table-cell>
          <table:table-cell table:number-columns-repeated="1022"/>
        </table:table-row>
        <table:table-row table:style-name="ro1">
          <table:table-cell office:value-type="string" calcext:value-type="string">
            <text:p>418</text:p>
          </table:table-cell>
          <table:table-cell office:value-type="string" calcext:value-type="string">
            <text:p>the protection of health or morals;</text:p>
          </table:table-cell>
          <table:table-cell table:number-columns-repeated="1022"/>
        </table:table-row>
        <table:table-row table:style-name="ro1">
          <table:table-cell office:value-type="string" calcext:value-type="string">
            <text:p>419</text:p>
          </table:table-cell>
          <table:table-cell office:value-type="string" calcext:value-type="string">
            <text:p>maintaining the authority and impartiality of the judiciary.</text:p>
          </table:table-cell>
          <table:table-cell table:number-columns-repeated="1022"/>
        </table:table-row>
        <table:table-row table:style-name="ro1">
          <table:table-cell office:value-type="string" calcext:value-type="string">
            <text:p>420</text:p>
          </table:table-cell>
          <table:table-cell office:value-type="string" calcext:value-type="string">
            <text:p>Even if, when reading the paragraph 2 of Article 10, someone might think that the Convention text allows a blanket limitation of the right to freedom of expression, for the listed interests, the jurisprudence of the ECtHR has detailed when such limitation might be “necessary in a democratic society”, as well as when that might not be the case, and the right to freedom of expression prevails.</text:p>
          </table:table-cell>
          <table:table-cell table:number-columns-repeated="1022"/>
        </table:table-row>
        <table:table-row table:style-name="ro1">
          <table:table-cell office:value-type="string" calcext:value-type="string">
            <text:p>421</text:p>
          </table:table-cell>
          <table:table-cell office:value-type="string" calcext:value-type="string">
            <text:p>While there are cases when expression limitations are upheld by the ECtHR, there is also a large array of cases where the member states of the Council of Europe were found in violation of Article 10, when attempting to protect the above listed interests.</text:p>
          </table:table-cell>
          <table:table-cell table:number-columns-repeated="1022"/>
        </table:table-row>
        <table:table-row table:style-name="ro1">
          <table:table-cell office:value-type="string" calcext:value-type="string">
            <text:p>422</text:p>
          </table:table-cell>
          <table:table-cell office:value-type="string" calcext:value-type="string">
            <text:p>For example, the need to protect national security allows for limitations of the right to freedom of expression, but it has to be proved by authorities that these limitations are indeed necessary in a democratic society.</text:p>
          </table:table-cell>
          <table:table-cell table:number-columns-repeated="1022"/>
        </table:table-row>
        <table:table-row table:style-name="ro1">
          <table:table-cell office:value-type="string" calcext:value-type="string">
            <text:p>423</text:p>
          </table:table-cell>
          <table:table-cell office:value-type="string" calcext:value-type="string">
            <text:p>On the other hand, in what regards pornography and blasphemy, these might be more easily limited in the interests of protecting health or morals. Protecting the rights of children is paramount. Child pornography is illegal.</text:p>
          </table:table-cell>
          <table:table-cell table:number-columns-repeated="1022"/>
        </table:table-row>
        <table:table-row table:style-name="ro1">
          <table:table-cell office:value-type="string" calcext:value-type="string">
            <text:p>424</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425</text:p>
          </table:table-cell>
          <table:table-cell office:value-type="string" calcext:value-type="string">
            <text:p>National security limitations of freedom of expressions - only if proved necessary in a democratic society</text:p>
          </table:table-cell>
          <table:table-cell table:number-columns-repeated="1022"/>
        </table:table-row>
        <table:table-row table:style-name="ro1">
          <table:table-cell office:value-type="string" calcext:value-type="string">
            <text:p>426</text:p>
          </table:table-cell>
          <table:table-cell office:value-type="string" calcext:value-type="string">
            <text:p>“&lt;span class="pinkish"&gt;&lt;strong&gt;​ While the press must not overstep the bounds set, inter alia, for the protection of vital interests of the State such as national security or territorial integrity&lt;/strong&gt;&lt;/span&gt; against the threat of violence or the prevention of disorder or crime, ​it is nevertheless incumbent on the press to impart information and ideas on political issues, including divisive ones.​ Not only has the press the task of imparting such information and ideas; the public has a right to receive them. Freedom of the press affords the public one of the best means of discovering and forming an opinion of the ideas and attitudes of political leaders.”</text:p>
          </table:table-cell>
          <table:table-cell table:number-columns-repeated="1022"/>
        </table:table-row>
        <table:table-row table:style-name="ro1">
          <table:table-cell office:value-type="string" calcext:value-type="string">
            <text:p>427</text:p>
          </table:table-cell>
          <table:table-cell office:value-type="string" calcext:value-type="string">
            <text:p>Sürek and Özdemir v. Turkey [Grand Chamber], 1999</text:p>
          </table:table-cell>
          <table:table-cell table:number-columns-repeated="1022"/>
        </table:table-row>
        <table:table-row table:style-name="ro1">
          <table:table-cell office:value-type="string" calcext:value-type="string">
            <text:p>428</text:p>
          </table:table-cell>
          <table:table-cell office:value-type="string" calcext:value-type="string">
            <text:p>“The Court has paid particular attention to the terms used in these articles and the context of their publication, taking into account the circumstances surrounding the cases submitted for its consideration, in particular the difficulties related to the fight against terrorism. It finds that &lt;span class="pinkish"&gt;&lt;strong&gt;the disputed writings didn’t contain any allusion to the use of violence, armed resistance or uprising, and that they do not constitute hate speech, which in its view is the essential element to be taken into consideration​.&lt;/strong&gt;&lt;/span&gt;”</text:p>
          </table:table-cell>
          <table:table-cell table:number-columns-repeated="1022"/>
        </table:table-row>
        <table:table-row table:style-name="ro1">
          <table:table-cell office:value-type="string" calcext:value-type="string">
            <text:p>429</text:p>
          </table:table-cell>
          <table:table-cell office:value-type="string" calcext:value-type="string">
            <text:p>Bayar and Gürbüz v. Turkey, 2012</text:p>
          </table:table-cell>
          <table:table-cell table:number-columns-repeated="1022"/>
        </table:table-row>
        <table:table-row table:style-name="ro1">
          <table:table-cell office:value-type="string" calcext:value-type="string">
            <text:p>430</text:p>
          </table:table-cell>
          <table:table-cell office:value-type="string" calcext:value-type="string">
            <text:p>“the impugned article associated itself with the PKK and expressed a call for the use of armed force as a means to achieve national independence of Kurdistan (...). In such a context &lt;span class="pinkish"&gt;&lt;strong&gt;the content of the article must be seen as capable of inciting to further violence in the region.&lt;/strong&gt;&lt;/span&gt; Indeed the message which is communicated to the reader is that recourse to violence is a necessary and justified measure of self-defence in the face of the aggressor. It is in this perspective that the Court finds that that reasons adduced by the respondent State for the applicant’s conviction are both relevant and sufficient to ground an interference with the applicant’s right to freedom of expression. The Court reiterates that the mere fact that “information” or “ideas” offend, shock or disturb does not suffice to justify that interference (see paragraph 36 above). What is in issue in the instant case, however, is incitement to violence.”</text:p>
          </table:table-cell>
          <table:table-cell table:number-columns-repeated="1022"/>
        </table:table-row>
        <table:table-row table:style-name="ro1">
          <table:table-cell office:value-type="string" calcext:value-type="string">
            <text:p>431</text:p>
          </table:table-cell>
          <table:table-cell office:value-type="string" calcext:value-type="string">
            <text:p>Case of Sürek v. Turkey (No. 3), 1999</text:p>
          </table:table-cell>
          <table:table-cell table:number-columns-repeated="1022"/>
        </table:table-row>
        <table:table-row table:style-name="ro1">
          <table:table-cell office:value-type="string" calcext:value-type="string">
            <text:p>432</text:p>
          </table:table-cell>
          <table:table-cell office:value-type="string" calcext:value-type="string">
            <text:p>Pornography and blasphemy can be limited for protecting health or morals</text:p>
          </table:table-cell>
          <table:table-cell table:number-columns-repeated="1022"/>
        </table:table-row>
        <table:table-row table:style-name="ro1">
          <table:table-cell office:value-type="string" calcext:value-type="string">
            <text:p>433</text:p>
          </table:table-cell>
          <table:table-cell office:value-type="string" calcext:value-type="string">
            <text:p>“(...) in the context of religious beliefs, may legitimately be included a duty to avoid as far as possible an expression that is, in regard to objects of veneration, gratuitously offensive to others and profanatory (...). (...)&lt;span class="pinkish"&gt;&lt;strong&gt;a ​ wider margin of appreciation is generally available to the Contracting States when regulating freedom of expression in relation to matters liable to offend intimate personal convictions within the sphere of morals or, especially, religion​.&lt;/strong&gt;&lt;/span&gt;.&lt;br&gt;Moreover, as in the field of morals, and perhaps to an even greater degree, there is no uniform European conception of the requirements of “the protection of the rights of others” in relation to attacks on their religious convictions. (...).”</text:p>
          </table:table-cell>
          <table:table-cell table:number-columns-repeated="1022"/>
        </table:table-row>
        <table:table-row table:style-name="ro1">
          <table:table-cell office:value-type="string" calcext:value-type="string">
            <text:p>434</text:p>
          </table:table-cell>
          <table:table-cell office:value-type="string" calcext:value-type="string">
            <text:p>Wingrove v. the United Kingdom, 1996</text:p>
          </table:table-cell>
          <table:table-cell table:number-columns-repeated="1022"/>
        </table:table-row>
        <table:table-row table:style-name="ro1">
          <table:table-cell office:value-type="string" calcext:value-type="string">
            <text:p>435</text:p>
          </table:table-cell>
          <table:table-cell office:value-type="string" calcext:value-type="string">
            <text:p>“The Court further observes that &lt;span class="pinkish"&gt;&lt;strong&gt;it would have been possible for the applicant to have avoided the harm and, consequently, the conviction, while still carrying on his business​,&lt;/strong&gt;&lt;/span&gt; by ensuring that none of the ​[pornographic] ​photographs were available on the free preview page (where there were no age checks). He chose not to do so, no doubt because he hoped to attract more customers by leaving the photographs on the free preview page.”</text:p>
          </table:table-cell>
          <table:table-cell table:number-columns-repeated="1022"/>
        </table:table-row>
        <table:table-row table:style-name="ro1">
          <table:table-cell office:value-type="string" calcext:value-type="string">
            <text:p>436</text:p>
          </table:table-cell>
          <table:table-cell office:value-type="string" calcext:value-type="string">
            <text:p>Perrin v. the United Kingdom, 2005</text:p>
          </table:table-cell>
          <table:table-cell table:number-columns-repeated="1022"/>
        </table:table-row>
        <table:table-row table:style-name="ro1">
          <table:table-cell office:value-type="string" calcext:value-type="string">
            <text:p>437</text:p>
          </table:table-cell>
          <table:table-cell office:value-type="string" calcext:value-type="string">
            <text:p>Protecting the rights of children is paramount</text:p>
          </table:table-cell>
          <table:table-cell table:number-columns-repeated="1022"/>
        </table:table-row>
        <table:table-row table:style-name="ro1">
          <table:table-cell office:value-type="string" calcext:value-type="string">
            <text:p>438</text:p>
          </table:table-cell>
          <table:table-cell office:value-type="string" calcext:value-type="string">
            <text:p>“In the Court’s view, in cases such as the present one where an offence has been committed by a minor who has not reached the statutory age of criminal responsibility and who is not considered responsible for his actions, &lt;span class="pinkish"&gt;&lt;strong&gt;a journalist’s right to impart information on a serious criminal offence must yield to the minor’s right to the effective protection of his private life.&lt;/strong&gt;&lt;/span&gt;&lt;br&gt;There can be little doubt that his repeated naming in the press in connection with the reprehensible (...) incident was particularly harmful to Mr V.’s stepgrandson’s moral and psychological development and to his private life.&lt;br&gt;The Court concludes from the above that publication by the applicant of the names of the juvenile offenders and the official positions of their relatives did not make any contribution to a discussion of a matter of legitimate public concern. Although that information had been previously published by other newspapers, the civil liability imposed on the applicant was justified in the circumstances by the need to prevent further airing in the press of the details of the claimants’ private lives.”</text:p>
          </table:table-cell>
          <table:table-cell table:number-columns-repeated="1022"/>
        </table:table-row>
        <table:table-row table:style-name="ro1">
          <table:table-cell office:value-type="string" calcext:value-type="string">
            <text:p>439</text:p>
          </table:table-cell>
          <table:table-cell office:value-type="string" calcext:value-type="string">
            <text:p>Aleksey Ovchinnikov v. Russia, 2010</text:p>
          </table:table-cell>
          <table:table-cell table:number-columns-repeated="1022"/>
        </table:table-row>
        <table:table-row table:style-name="ro1">
          <table:table-cell office:value-type="string" calcext:value-type="string">
            <text:p>440</text:p>
          </table:table-cell>
          <table:table-cell office:value-type="string" calcext:value-type="string">
            <text:p>“Although &lt;span class="pinkish"&gt;&lt;strong&gt;freedom of expression and confidentiality of communications are primary considerations&lt;/strong&gt;&lt;/span&gt; and users of telecommunications and Internet services must have a guarantee that their own privacy and freedom of expression will be respected, such guarantee​ cannot be absolute and must yield on occasion to other legitimate imperatives​, such as the prevention of disorder or crime or the protection of the rights and freedoms of others.”</text:p>
          </table:table-cell>
          <table:table-cell table:number-columns-repeated="1022"/>
        </table:table-row>
        <table:table-row table:style-name="ro1">
          <table:table-cell office:value-type="string" calcext:value-type="string">
            <text:p>441</text:p>
          </table:table-cell>
          <table:table-cell office:value-type="string" calcext:value-type="string">
            <text:p>K.U. v. Finland, 2008</text:p>
          </table:table-cell>
          <table:table-cell table:number-columns-repeated="1022"/>
        </table:table-row>
        <table:table-row table:style-name="ro1">
          <table:table-cell office:value-type="string" calcext:value-type="string">
            <text:p>442</text:p>
          </table:table-cell>
          <table:table-cell office:value-type="string" calcext:value-type="string">
            <text:p>Judicial proceedings impose stricter obligations on those who report for the public</text:p>
          </table:table-cell>
          <table:table-cell table:number-columns-repeated="1022"/>
        </table:table-row>
        <table:table-row table:style-name="ro1">
          <table:table-cell office:value-type="string" calcext:value-type="string">
            <text:p>443</text:p>
          </table:table-cell>
          <table:table-cell office:value-type="string" calcext:value-type="string">
            <text:p>“(...)​ it would be inconceivable to consider that there can be no prior or contemporaneous discussion of the subject matter of judicial proceedings elsewhere,​ be it in specialised journals, in the general press or amongst the public at large. Not only do the media have the task of imparting such information and ideas: the public also has a right to receive them.”</text:p>
          </table:table-cell>
          <table:table-cell table:number-columns-repeated="1022"/>
        </table:table-row>
        <table:table-row table:style-name="ro1">
          <table:table-cell office:value-type="string" calcext:value-type="string">
            <text:p>444</text:p>
          </table:table-cell>
          <table:table-cell office:value-type="string" calcext:value-type="string">
            <text:p>Dupuis and Others v. France, Application no. 1914/02, Judgment of 7 June 2007</text:p>
          </table:table-cell>
          <table:table-cell table:number-columns-repeated="1022"/>
        </table:table-row>
        <table:table-row table:style-name="ro1">
          <table:table-cell office:value-type="string" calcext:value-type="string">
            <text:p>445</text:p>
          </table:table-cell>
          <table:table-cell office:value-type="string" calcext:value-type="string">
            <text:p>“it has to be taken into account that &lt;span class="pinkish"&gt;&lt;strong&gt;everyone is entitled to the enjoyment of the guarantees of a fair trial set out in Article 6 § 1 of the Convention&lt;/strong&gt;&lt;/span&gt;, which in criminal proceedings include the right to an impartial tribunal. (…) As the Court has already had occasion to point out, “&lt;span class="pinkish"&gt;&lt;strong&gt;[t]his must be borne in mind by journalists when commenting on pending criminal proceedings&lt;/strong&gt;&lt;/span&gt; since the limits of permissible comment may not extend to statements which are likely to prejudice, whether intentionally or not, the chances of a person receiving a fair trial or to undermine the confidence of the public in the role of the courts in the administration of criminal justice. (…)”.</text:p>
          </table:table-cell>
          <table:table-cell table:number-columns-repeated="1022"/>
        </table:table-row>
        <table:table-row table:style-name="ro1">
          <table:table-cell office:value-type="string" calcext:value-type="string">
            <text:p>446</text:p>
          </table:table-cell>
          <table:table-cell office:value-type="string" calcext:value-type="string">
            <text:p>Dupuis and Others v. France, Application no. 1914/02, Judgment of 7 June 2007</text:p>
          </table:table-cell>
          <table:table-cell table:number-columns-repeated="1022"/>
        </table:table-row>
        <table:table-row table:style-name="ro1">
          <table:table-cell office:value-type="string" calcext:value-type="string">
            <text:p>447</text:p>
          </table:table-cell>
          <table:table-cell office:value-type="string" calcext:value-type="string">
            <text:p>Licensing</text:p>
          </table:table-cell>
          <table:table-cell table:number-columns-repeated="1022"/>
        </table:table-row>
        <table:table-row table:style-name="ro1">
          <table:table-cell office:value-type="string" calcext:value-type="string">
            <text:p>448</text:p>
          </table:table-cell>
          <table:table-cell office:value-type="string" calcext:value-type="string">
            <text:p>There is a common understanding, reflected in the European legal systems, and the ECtHR jurisprudence, that there should exist no licensing systems for print publications.</text:p>
          </table:table-cell>
          <table:table-cell table:number-columns-repeated="1022"/>
        </table:table-row>
        <table:table-row table:style-name="ro1">
          <table:table-cell office:value-type="string" calcext:value-type="string">
            <text:p>449</text:p>
          </table:table-cell>
          <table:table-cell office:value-type="string" calcext:value-type="string">
            <text:p>States must not have a say in the appearance on the market of a new publication, which definitely includes Internet publications, in all their forms and shapes. This is a basic principle of freedom of the press.</text:p>
          </table:table-cell>
          <table:table-cell table:number-columns-repeated="1022"/>
        </table:table-row>
        <table:table-row table:style-name="ro1">
          <table:table-cell office:value-type="string" calcext:value-type="string">
            <text:p>450</text:p>
          </table:table-cell>
          <table:table-cell office:value-type="string" calcext:value-type="string">
            <text:p>Nevertheless, there also exists an agreement that, for broadcast media, a licensing system should exist. This limitation is argued to come, amongst others, from the practical matter of a limited availability of broadcasting spectrum, and it brings with it further limitations, such as the existence of national broadcasting legislation that settles restrictive conditions for broadcasting (for example, limitative programming requirements). National broadcasting supervision authorities are established in the European states for the implementation of such legislation.</text:p>
          </table:table-cell>
          <table:table-cell table:number-columns-repeated="1022"/>
        </table:table-row>
        <table:table-row table:style-name="ro1">
          <table:table-cell office:value-type="string" calcext:value-type="string">
            <text:p>451</text:p>
          </table:table-cell>
          <table:table-cell office:value-type="string" calcext:value-type="string">
            <text:p>Article 10, Paragraph 1 of the European Convention on Human Rights</text:p>
          </table:table-cell>
          <table:table-cell table:number-columns-repeated="1022"/>
        </table:table-row>
        <table:table-row table:style-name="ro1">
          <table:table-cell office:value-type="string" calcext:value-type="string">
            <text:p>452</text:p>
          </table:table-cell>
          <table:table-cell office:value-type="string" calcext:value-type="string">
            <text:p>Freedom of expression</text:p>
          </table:table-cell>
          <table:table-cell table:number-columns-repeated="1022"/>
        </table:table-row>
        <table:table-row table:style-name="ro1">
          <table:table-cell office:value-type="string" calcext:value-type="string">
            <text:p>453</text:p>
          </table:table-cell>
          <table:table-cell office:value-type="string" calcext:value-type="string">
            <text:p>“(…) This Article shall not prevent States from requiring the licensing of broadcasting, television or cinema enterprises.</text:p>
          </table:table-cell>
          <table:table-cell table:number-columns-repeated="1022"/>
        </table:table-row>
        <table:table-row table:style-name="ro1">
          <table:table-cell office:value-type="string" calcext:value-type="string">
            <text:p>454</text:p>
          </table:table-cell>
          <table:table-cell office:value-type="string" calcext:value-type="string">
            <text:p>&lt;img src="img/key.svg" alt="element cheie"&gt;Key aspects from relevant ECtHR cases:</text:p>
          </table:table-cell>
          <table:table-cell table:number-columns-repeated="1022"/>
        </table:table-row>
        <table:table-row table:style-name="ro1">
          <table:table-cell office:value-type="string" calcext:value-type="string">
            <text:p>455</text:p>
          </table:table-cell>
          <table:table-cell office:value-type="string" calcext:value-type="string">
            <text:p>The denial of registration for a publication has to be an objective and foreseeable measure</text:p>
          </table:table-cell>
          <table:table-cell table:number-columns-repeated="1022"/>
        </table:table-row>
        <table:table-row table:style-name="ro1">
          <table:table-cell office:value-type="string" calcext:value-type="string">
            <text:p>456</text:p>
          </table:table-cell>
          <table:table-cell office:value-type="string" calcext:value-type="string">
            <text:p>“&lt;span class="pinkish"&gt;&lt;strong&gt;the relevant law must provide a clear indication of the circumstances where such restraints are permissible, and, a fortiori, when the consequences of the restraint, as in the present case, are to block completely publication of a periodical.&lt;/strong&gt;&lt;/span&gt; This is so because of the potential threat that such prior restraints, by their very nature, pose to the freedom of expression guaranteed by Article 10.”</text:p>
          </table:table-cell>
          <table:table-cell table:number-columns-repeated="1022"/>
        </table:table-row>
        <table:table-row table:style-name="ro1">
          <table:table-cell office:value-type="string" calcext:value-type="string">
            <text:p>457</text:p>
          </table:table-cell>
          <table:table-cell office:value-type="string" calcext:value-type="string">
            <text:p>Gawęda v. Poland, 2002</text:p>
          </table:table-cell>
          <table:table-cell table:number-columns-repeated="1022"/>
        </table:table-row>
        <table:table-row table:style-name="ro1">
          <table:table-cell office:value-type="string" calcext:value-type="string">
            <text:p>458</text:p>
          </table:table-cell>
          <table:table-cell office:value-type="string" calcext:value-type="string">
            <text:p>Audiovisual media can be regulated more strictly than the press</text:p>
          </table:table-cell>
          <table:table-cell table:number-columns-repeated="1022"/>
        </table:table-row>
        <table:table-row table:style-name="ro1">
          <table:table-cell office:value-type="string" calcext:value-type="string">
            <text:p>459</text:p>
          </table:table-cell>
          <table:table-cell office:value-type="string" calcext:value-type="string">
            <text:p>“&lt;span class="pinkish"&gt;&lt;strong&gt;​States are permitted to regulate by a licensing system the way in which broadcasting is organised in their territories, particularly in its technical aspects&lt;/strong&gt;&lt;/span&gt; (....). Technical aspects are undeniably important, but the grant or refusal of a licence may also be made conditional on other considerations, including such matters as the nature and objectives of a proposed station, its potential audience at national, regional or local level, the rights and needs of a specific audience and the obligations deriving from international legal instruments.</text:p>
          </table:table-cell>
          <table:table-cell table:number-columns-repeated="1022"/>
        </table:table-row>
        <table:table-row table:style-name="ro1">
          <table:table-cell office:value-type="string" calcext:value-type="string">
            <text:p>460</text:p>
          </table:table-cell>
          <table:table-cell office:value-type="string" calcext:value-type="string">
            <text:p>Case of Informationsverein Lentia and Others v. Austria, 1993</text:p>
          </table:table-cell>
          <table:table-cell table:number-columns-repeated="1022"/>
        </table:table-row>
        <table:table-row table:style-name="ro1">
          <table:table-cell office:value-type="string" calcext:value-type="string">
            <text:p>461</text:p>
          </table:table-cell>
          <table:table-cell office:value-type="string" calcext:value-type="string">
            <text:p>Pluralism – key for the free communication of information and ideas</text:p>
          </table:table-cell>
          <table:table-cell table:number-columns-repeated="1022"/>
        </table:table-row>
        <table:table-row table:style-name="ro1">
          <table:table-cell office:value-type="string" calcext:value-type="string">
            <text:p>462</text:p>
          </table:table-cell>
          <table:table-cell office:value-type="string" calcext:value-type="string">
            <text:p>“(...) The Court has frequently stressed the fundamental role of freedom of expression in a democratic society, in particular where, through the press, it serves to impart information and ideas of general interest, which the public is moreover entitled to receive (...). Such an undertaking cannot be successfully accomplished unless it is grounded in &lt;span class="pinkish"&gt;&lt;strong&gt;the principle of pluralism, of which the State is the ultimate guarantor&lt;/strong&gt;&lt;/span&gt;. This observation is especially valid in relation to audiovisual media, whose programmes are often broadcast very widely.”</text:p>
          </table:table-cell>
          <table:table-cell table:number-columns-repeated="1022"/>
        </table:table-row>
        <table:table-row table:style-name="ro1">
          <table:table-cell office:value-type="string" calcext:value-type="string">
            <text:p>463</text:p>
          </table:table-cell>
          <table:table-cell office:value-type="string" calcext:value-type="string">
            <text:p>Case of Informationsverein Lentia and Others v. Austria, 1993</text:p>
          </table:table-cell>
          <table:table-cell table:number-columns-repeated="1022"/>
        </table:table-row>
        <table:table-row table:style-name="ro1">
          <table:table-cell office:value-type="string" calcext:value-type="string">
            <text:p>464</text:p>
          </table:table-cell>
          <table:table-cell office:value-type="string" calcext:value-type="string">
            <text:p>In order to promote its content and to allow using it in any derivative works as much as possible, this brochure is licensed under a &lt;strong&gt;Creative Commons Attribution-ShareAlike 4.0 International License.&lt;/strong&gt;</text:p>
          </table:table-cell>
          <table:table-cell table:number-columns-repeated="1022"/>
        </table:table-row>
        <table:table-row table:style-name="ro1" table:number-rows-repeated="104807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1">00/00/0000</text:date>, <text:time style:data-style-name="N2" text:time-value="18:29:34.3737959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2:38:10.050155146</meta:creation-date>
    <dc:date>2018-02-01T19:57:27.022351484</dc:date>
    <meta:editing-duration>PT2H25M45S</meta:editing-duration>
    <meta:editing-cycles>65</meta:editing-cycles>
    <meta:generator>LibreOffice/5.4.2.2$Linux_X86_64 LibreOffice_project/40m0$Build-2</meta:generator>
    <meta:document-statistic meta:table-count="1" meta:cell-count="1139" meta:object-count="0"/>
  </office:meta>
</office:document-meta>
</file>